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53.69mm"/>
    </style:style>
    <style:style style:name="co3" style:family="table-column">
      <style:table-column-properties fo:break-before="auto" style:column-width="10.9mm"/>
    </style:style>
    <style:style style:name="co4" style:family="table-column">
      <style:table-column-properties fo:break-before="auto" style:column-width="7.83mm"/>
    </style:style>
    <style:style style:name="co5" style:family="table-column">
      <style:table-column-properties fo:break-before="auto" style:column-width="8.94mm"/>
    </style:style>
    <style:style style:name="co6" style:family="table-column">
      <style:table-column-properties fo:break-before="auto" style:column-width="8.11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13.14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7.62mm"/>
    </style:style>
    <style:style style:name="co11" style:family="table-column">
      <style:table-column-properties fo:break-before="auto" style:column-width="17.8mm"/>
    </style:style>
    <style:style style:name="co12" style:family="table-column">
      <style:table-column-properties fo:break-before="auto" style:column-width="18.63mm"/>
    </style:style>
    <style:style style:name="co13" style:family="table-column">
      <style:table-column-properties fo:break-before="auto" style:column-width="15.1mm"/>
    </style:style>
    <style:style style:name="co14" style:family="table-column">
      <style:table-column-properties fo:break-before="auto" style:column-width="17.9mm"/>
    </style:style>
    <style:style style:name="co15" style:family="table-column">
      <style:table-column-properties fo:break-before="auto" style:column-width="34.11mm"/>
    </style:style>
    <style:style style:name="co16" style:family="table-column">
      <style:table-column-properties fo:break-before="auto" style:column-width="26.35mm"/>
    </style:style>
    <style:style style:name="co17" style:family="table-column">
      <style:table-column-properties fo:break-before="auto" style:column-width="60.7mm"/>
    </style:style>
    <style:style style:name="co18" style:family="table-column">
      <style:table-column-properties fo:break-before="auto" style:column-width="11.18mm"/>
    </style:style>
    <style:style style:name="co19" style:family="table-column">
      <style:table-column-properties fo:break-before="auto" style:column-width="12.03mm"/>
    </style:style>
    <style:style style:name="co20" style:family="table-column">
      <style:table-column-properties fo:break-before="auto" style:column-width="19.14mm"/>
    </style:style>
    <style:style style:name="co21" style:family="table-column">
      <style:table-column-properties fo:break-before="auto" style:column-width="65.72mm"/>
    </style:style>
    <style:style style:name="co22" style:family="table-column">
      <style:table-column-properties fo:break-before="auto" style:column-width="16.09mm"/>
    </style:style>
    <style:style style:name="co23" style:family="table-column">
      <style:table-column-properties fo:break-before="auto" style:column-width="42.72mm"/>
    </style:style>
    <style:style style:name="co24" style:family="table-column">
      <style:table-column-properties fo:break-before="auto" style:column-width="17.2mm"/>
    </style:style>
    <style:style style:name="co25" style:family="table-column">
      <style:table-column-properties fo:break-before="auto" style:column-width="50.76mm"/>
    </style:style>
    <style:style style:name="co26" style:family="table-column">
      <style:table-column-properties fo:break-before="auto" style:column-width="52.21mm"/>
    </style:style>
    <style:style style:name="co27" style:family="table-column">
      <style:table-column-properties fo:break-before="auto" style:column-width="31.43mm"/>
    </style:style>
    <style:style style:name="co28" style:family="table-column">
      <style:table-column-properties fo:break-before="auto" style:column-width="13.39mm"/>
    </style:style>
    <style:style style:name="co29" style:family="table-column">
      <style:table-column-properties fo:break-before="auto" style:column-width="16.49mm"/>
    </style:style>
    <style:style style:name="co30" style:family="table-column">
      <style:table-column-properties fo:break-before="auto" style:column-width="25.96mm"/>
    </style:style>
    <style:style style:name="co31" style:family="table-column">
      <style:table-column-properties fo:break-before="auto" style:column-width="16.77mm"/>
    </style:style>
    <style:style style:name="co32" style:family="table-column">
      <style:table-column-properties fo:break-before="auto" style:column-width="18.03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32.46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14.27mm"/>
    </style:style>
    <style:style style:name="co37" style:family="table-column">
      <style:table-column-properties fo:break-before="auto" style:column-width="18.45mm"/>
    </style:style>
    <style:style style:name="co38" style:family="table-column">
      <style:table-column-properties fo:break-before="auto" style:column-width="36.07mm"/>
    </style:style>
    <style:style style:name="co39" style:family="table-column">
      <style:table-column-properties fo:break-before="auto" style:column-width="15.38mm"/>
    </style:style>
    <style:style style:name="co40" style:family="table-column">
      <style:table-column-properties fo:break-before="auto" style:column-width="24.32mm"/>
    </style:style>
    <style:style style:name="co41" style:family="table-column">
      <style:table-column-properties fo:break-before="auto" style:column-width="16.23mm"/>
    </style:style>
    <style:style style:name="co42" style:family="table-column">
      <style:table-column-properties fo:break-before="auto" style:column-width="30.48mm"/>
    </style:style>
    <style:style style:name="co43" style:family="table-column">
      <style:table-column-properties fo:break-before="auto" style:column-width="17.48mm"/>
    </style:style>
    <style:style style:name="co44" style:family="table-column">
      <style:table-column-properties fo:break-before="auto" style:column-width="11.47mm"/>
    </style:style>
    <style:style style:name="co45" style:family="table-column">
      <style:table-column-properties fo:break-before="auto" style:column-width="22.37mm"/>
    </style:style>
    <style:style style:name="co46" style:family="table-column">
      <style:table-column-properties fo:break-before="auto" style:column-width="52.44mm"/>
    </style:style>
    <style:style style:name="co47" style:family="table-column">
      <style:table-column-properties fo:break-before="auto" style:column-width="13.04mm"/>
    </style:style>
    <style:style style:name="co48" style:family="table-column">
      <style:table-column-properties fo:break-before="auto" style:column-width="17.74mm"/>
    </style:style>
    <style:style style:name="co49" style:family="table-column">
      <style:table-column-properties fo:break-before="auto" style:column-width="53.98mm"/>
    </style:style>
    <style:style style:name="co50" style:family="table-column">
      <style:table-column-properties fo:break-before="auto" style:column-width="34.98mm"/>
    </style:style>
    <style:style style:name="co51" style:family="table-column">
      <style:table-column-properties fo:break-before="auto" style:column-width="15.58mm"/>
    </style:style>
    <style:style style:name="co52" style:family="table-column">
      <style:table-column-properties fo:break-before="auto" style:column-width="31.7mm"/>
    </style:style>
    <style:style style:name="co53" style:family="table-column">
      <style:table-column-properties fo:break-before="auto" style:column-width="16.39mm"/>
    </style:style>
    <style:style style:name="co54" style:family="table-column">
      <style:table-column-properties fo:break-before="auto" style:column-width="11.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73mm" fo:break-before="auto" style:use-optimal-row-height="false"/>
    </style:style>
    <style:style style:name="ta1" style:family="table" style:master-page-name="PageStyle_5f_Monsters">
      <style:table-properties table:display="true" style:writing-mode="lr-tb"/>
    </style:style>
    <style:style style:name="ta2" style:family="table" style:master-page-name="PageStyle_5f_Treasure">
      <style:table-properties table:display="true" style:writing-mode="lr-tb"/>
    </style:style>
    <style:style style:name="ta3" style:family="table" style:master-page-name="PageStyle_5f_Potions">
      <style:table-properties table:display="true" style:writing-mode="lr-tb"/>
    </style:style>
    <style:style style:name="ta4" style:family="table" style:master-page-name="PageStyle_5f_Dungeon_20_Tile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Chests">
      <style:table-properties table:display="true" style:writing-mode="lr-tb"/>
    </style:style>
    <style:style style:name="ta7" style:family="table" style:master-page-name="PageStyle_5f_Scrolls">
      <style:table-properties table:display="true" style:writing-mode="lr-tb"/>
    </style:style>
    <style:style style:name="ta8" style:family="table" style:master-page-name="PageStyle_5f_Hand-written_20_Monsters">
      <style:table-properties table:display="true" style:writing-mode="lr-tb"/>
    </style:style>
    <style:style style:name="ta9" style:family="table" style:master-page-name="PageStyle_5f_Room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1a1a1a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fo:border-left="none" fo:border-right="none" fo:border-top="0.06pt solid #000000"/>
    </style:style>
    <style:style style:name="ce10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1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style:diagonal-bl-tr="none" style:diagonal-tl-br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style:diagonal-bl-tr="none" style:diagonal-tl-br="none" fo:border-left="0.06pt solid #000000" fo:border-right="none" fo:border-top="none"/>
    </style:style>
    <style:style style:name="ce15" style:family="table-cell" style:parent-style-name="Default">
      <style:table-cell-properties style:glyph-orientation-vertical="0" fo:border-bottom="none" style:text-align-source="fix" style:repeat-content="false" fo:border-left="none" style:direction="ltr" fo:border-right="none" fo:border-top="0.06pt solid #000000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fo:border-bottom="0.06pt solid #000000" style:diagonal-bl-tr="none" style:diagonal-tl-br="none" fo:border-left="none" fo:border-right="none" fo:border-top="none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style:diagonal-bl-tr="none" style:diagonal-tl-br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style:diagonal-bl-tr="none" style:diagonal-tl-br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style:diagonal-bl-tr="none" style:diagonal-tl-br="none" fo:border-left="none" fo:border-right="0.06pt solid #000000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border-right="none" fo:border-top="0.99pt solid #1a1a1a"/>
    </style:style>
    <style:style style:name="ce27" style:family="table-cell" style:parent-style-name="Default">
      <style:table-cell-properties fo:border-bottom="0.99pt solid #1a1a1a" style:diagonal-bl-tr="none" style:diagonal-tl-br="none" fo:border-left="none" fo:border-right="none" fo:border-top="none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0"/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 style:data-style-name="N10111"/>
    <style:style style:name="ce35" style:family="table-cell" style:parent-style-name="Default" style:data-style-name="N141"/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mm" style:writing-mode="page"/>
    </style:style>
    <style:style style:name="ce37" style:family="table-cell" style:parent-style-name="Default">
      <style:text-properties fo:font-weight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41" style:family="table-cell" style:parent-style-name="Default">
      <style:table-cell-properties fo:border-bottom="none" style:diagonal-bl-tr="none" style:diagonal-tl-br="none" fo:border-left="0.99pt solid #000000" fo:border-right="none" fo:border-top="none"/>
    </style:style>
    <style:style style:name="ce42" style:family="table-cell" style:parent-style-name="Default">
      <style:table-cell-properties fo:border-bottom="none" style:diagonal-bl-tr="none" style:diagonal-tl-br="none" fo:border-left="0.99pt solid #000000" fo:border-right="none" fo:border-top="0.99pt solid #000000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4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fo:border-left="0.99pt solid #1a1a1a" fo:border-right="none" fo:border-top="0.99pt solid #1a1a1a"/>
    </style:style>
    <style:style style:name="ce46" style:family="table-cell" style:parent-style-name="Default">
      <style:table-cell-properties fo:border-bottom="none" style:diagonal-bl-tr="none" style:diagonal-tl-br="none" fo:border-left="0.99pt solid #1a1a1a" fo:border-right="none" fo:border-top="none"/>
    </style:style>
    <style:style style:name="ce47" style:family="table-cell" style:parent-style-name="Default">
      <style:table-cell-properties fo:border-bottom="0.99pt solid #1a1a1a" style:diagonal-bl-tr="none" style:diagonal-tl-br="none" fo:border-left="0.99pt solid #1a1a1a" fo:border-right="none" fo:border-top="none"/>
    </style:style>
    <style:style style:name="ce48" style:family="table-cell" style:parent-style-name="Default">
      <style:table-cell-properties fo:border-bottom="0.99pt solid #000000" style:diagonal-bl-tr="none" style:diagonal-tl-br="none" fo:border-left="0.99pt solid #000000" fo:border-right="none" fo:border-top="none"/>
    </style:style>
    <style:style style:name="ce49" style:family="table-cell" style:parent-style-name="Default">
      <style:table-cell-properties fo:border-bottom="none" style:diagonal-bl-tr="none" style:diagonal-tl-br="none" fo:border-left="none" fo:border-right="none" fo:border-top="0.99pt solid #000000"/>
    </style:style>
    <style:style style:name="ce50" style:family="table-cell" style:parent-style-name="Default">
      <style:table-cell-properties fo:border-bottom="0.99pt solid #000000" style:diagonal-bl-tr="none" style:diagonal-tl-br="none" fo:border-left="none" fo:border-right="none" fo:border-top="non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54" style:family="table-cell" style:parent-style-name="Default">
      <style:table-cell-properties fo:border-bottom="none" style:diagonal-bl-tr="none" style:diagonal-tl-br="none" fo:border-left="none" fo:border-right="0.99pt solid #000000" fo:border-top="0.99pt solid #000000"/>
    </style:style>
    <style:style style:name="ce55" style:family="table-cell" style:parent-style-name="Default">
      <style:table-cell-properties fo:border-bottom="none" style:diagonal-bl-tr="none" style:diagonal-tl-br="none" fo:border-left="none" fo:border-right="0.99pt solid #000000" fo:border-top="none"/>
    </style:style>
    <style:style style:name="ce56" style:family="table-cell" style:parent-style-name="Default">
      <style:table-cell-properties fo:border-bottom="0.99pt solid #000000" style:diagonal-bl-tr="none" style:diagonal-tl-br="none" fo:border-left="none" fo:border-right="0.99pt solid #000000" fo:border-top="none"/>
    </style:style>
    <style:style style:name="ce57" style:family="table-cell" style:parent-style-name="Default">
      <style:table-cell-properties fo:border-bottom="none" style:diagonal-bl-tr="none" style:diagonal-tl-br="none" fo:border-left="none" fo:border-right="0.99pt solid #1a1a1a" fo:border-top="0.99pt solid #1a1a1a"/>
    </style:style>
    <style:style style:name="ce58" style:family="table-cell" style:parent-style-name="Default">
      <style:table-cell-properties fo:border-bottom="none" style:diagonal-bl-tr="none" style:diagonal-tl-br="none" fo:border-left="none" fo:border-right="0.99pt solid #1a1a1a" fo:border-top="none"/>
    </style:style>
    <style:style style:name="ce59" style:family="table-cell" style:parent-style-name="Default">
      <style:table-cell-properties fo:border-bottom="0.99pt solid #1a1a1a" style:diagonal-bl-tr="none" style:diagonal-tl-br="none" fo:border-left="none" fo:border-right="0.99pt solid #1a1a1a" fo:border-top="non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6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6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Mons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6" table:default-cell-style-name="Default"/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Level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Ches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vel One Monsters</text:p>
          </table:table-cell>
          <table:table-cell table:formula="of:=COUNTIF([.C$22:.C$1061];1)" office:value-type="float" office:value="42" calcext:value-type="float">
            <text:p>4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2" table:formula="of:=SUMPRODUCT([.C24:.C1022]=1;[.J24:.J1022]=&quot;Potion&quot;)" office:value-type="float" office:value="3" calcext:value-type="float">
            <text:p>3</text:p>
          </table:table-cell>
          <table:table-cell table:style-name="ce9" table:formula="of:=SUMPRODUCT([.C24:.C1022]=1;[.J24:.J1022]=&quot;Scroll&quot;)" office:value-type="float" office:value="5" calcext:value-type="float">
            <text:p>5</text:p>
          </table:table-cell>
          <table:table-cell table:style-name="ce23" table:formula="of:=SUMPRODUCT([.C24:.C1022]=1;[.J24:.J1022]=&quot;Chest&quot;)" office:value-type="float" office:value="9" calcext:value-type="float">
            <text:p>9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vel Two Monsters</text:p>
          </table:table-cell>
          <table:table-cell table:formula="of:=COUNTIF([.C$22:.C$1061];2)" office:value-type="float" office:value="29" calcext:value-type="float">
            <text:p>2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" table:formula="of:=SUMPRODUCT([.C24:.C1022]=2;[.J24:.J1022]=&quot;Potion&quot;)" office:value-type="float" office:value="2" calcext:value-type="float">
            <text:p>2</text:p>
          </table:table-cell>
          <table:table-cell table:style-name="ce19" table:formula="of:=SUMPRODUCT([.C24:.C1022]=2;[.J24:.J1022]=&quot;Scroll&quot;)" office:value-type="float" office:value="3" calcext:value-type="float">
            <text:p>3</text:p>
          </table:table-cell>
          <table:table-cell table:style-name="ce24" table:formula="of:=SUMPRODUCT([.C24:.C1022]=2;[.J24:.J1022]=&quot;Chest&quot;)" office:value-type="float" office:value="6" calcext:value-type="float">
            <text:p>6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vel Three Monsters</text:p>
          </table:table-cell>
          <table:table-cell table:formula="of:=COUNTIF([.C$22:.C$1061];3)" office:value-type="float" office:value="30" calcext:value-type="float">
            <text:p>3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" table:formula="of:=SUMPRODUCT([.C24:.C1022]=3;[.J24:.J1022]=&quot;Potion&quot;)" office:value-type="float" office:value="4" calcext:value-type="float">
            <text:p>4</text:p>
          </table:table-cell>
          <table:table-cell table:style-name="ce19" table:formula="of:=SUMPRODUCT([.C24:.C1022]=3;[.J24:.J1022]=&quot;Scroll&quot;)" office:value-type="float" office:value="4" calcext:value-type="float">
            <text:p>4</text:p>
          </table:table-cell>
          <table:table-cell table:style-name="ce24" table:formula="of:=SUMPRODUCT([.C24:.C1022]=3;[.J24:.J1022]=&quot;Chest&quot;)" office:value-type="float" office:value="8" calcext:value-type="float">
            <text:p>8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vel Four Monsters</text:p>
          </table:table-cell>
          <table:table-cell table:formula="of:=COUNTIF([.C$22:.C$1061];4)" office:value-type="float" office:value="27" calcext:value-type="float">
            <text:p>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4" table:formula="of:=SUMPRODUCT([.C24:.C1022]=4;[.J24:.J1022]=&quot;Potion&quot;)" office:value-type="float" office:value="4" calcext:value-type="float">
            <text:p>4</text:p>
          </table:table-cell>
          <table:table-cell table:style-name="ce20" table:formula="of:=SUMPRODUCT([.C24:.C1022]=4;[.J24:.J1022]=&quot;Scroll&quot;)" office:value-type="float" office:value="1" calcext:value-type="float">
            <text:p>1</text:p>
          </table:table-cell>
          <table:table-cell table:style-name="ce25" table:formula="of:=SUMPRODUCT([.C24:.C1022]=4;[.J24:.J1022]=&quot;Chest&quot;)" office:value-type="float" office:value="12" calcext:value-type="float">
            <text:p>12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 table:number-columns-repeated="15"/>
          <table:table-cell table:style-name="ce1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otal Monsters</text:p>
          </table:table-cell>
          <table:table-cell table:formula="of:=SUM([.C3:.C6])" office:value-type="float" office:value="128" calcext:value-type="float">
            <text:p>128</text:p>
          </table:table-cell>
          <table:table-cell table:number-columns-repeated="4"/>
          <table:table-cell office:value-type="string" calcext:value-type="string">
            <text:p>Leve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Qyzox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12" table:formula="of:=SUMPRODUCT([.C24:.C1025]=1;[.K24:.K1025]=&quot;Animal&quot;)" office:value-type="float" office:value="8" calcext:value-type="float">
            <text:p>8</text:p>
          </table:table-cell>
          <table:table-cell table:style-name="ce9" table:formula="of:=SUMPRODUCT([.C24:.C1025]=1;[.K24:.K1025]=&quot;Human&quot;)" office:value-type="float" office:value="14" calcext:value-type="float">
            <text:p>14</text:p>
          </table:table-cell>
          <table:table-cell table:style-name="ce9" table:formula="of:=SUMPRODUCT([.C24:.C1025]=1;[.K24:.K1025]=&quot;Undead&quot;)" office:value-type="float" office:value="5" calcext:value-type="float">
            <text:p>5</text:p>
          </table:table-cell>
          <table:table-cell table:style-name="ce9" table:formula="of:=SUMPRODUCT([.C24:.C1025]=1;[.K24:.K1025]=&quot;Plant&quot;)" office:value-type="float" office:value="5" calcext:value-type="float">
            <text:p>5</text:p>
          </table:table-cell>
          <table:table-cell table:style-name="ce9" table:formula="of:=SUMPRODUCT([.C24:.C1025]=1;[.K24:.K1025]=&quot;Thing&quot;)" office:value-type="float" office:value="5" calcext:value-type="float">
            <text:p>5</text:p>
          </table:table-cell>
          <table:table-cell table:style-name="ce9" table:formula="of:=SUMPRODUCT([.C24:.C1025]=1;[.K24:.K1025]=&quot;Dragon&quot;)" office:value-type="float" office:value="2" calcext:value-type="float">
            <text:p>2</text:p>
          </table:table-cell>
          <table:table-cell table:style-name="ce9" table:formula="of:=SUMPRODUCT([.C24:.C1025]=1;[.K24:.K1025]=&quot;Demon&quot;)" office:value-type="float" office:value="2" calcext:value-type="float">
            <text:p>2</text:p>
          </table:table-cell>
          <table:table-cell table:style-name="ce28" table:formula="of:=SUMPRODUCT([.C24:.C1025]=1;[.K24:.K1025]=&quot;Qyzox&quot;)" office:value-type="float" office:value="1" calcext:value-type="float">
            <text:p>1</text:p>
          </table:table-cell>
          <table:table-cell table:formula="of:=SUM([.I10:.P10])" office:value-type="float" office:value="42" calcext:value-type="float">
            <text:p>42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style-name="ce13" table:formula="of:=SUMPRODUCT([.C24:.C1025]=2;[.K24:.K1025]=&quot;Animal&quot;)" office:value-type="float" office:value="4" calcext:value-type="float">
            <text:p>4</text:p>
          </table:table-cell>
          <table:table-cell table:formula="of:=SUMPRODUCT([.C24:.C1025]=2;[.K24:.K1025]=&quot;Human&quot;)" office:value-type="float" office:value="8" calcext:value-type="float">
            <text:p>8</text:p>
          </table:table-cell>
          <table:table-cell table:formula="of:=SUMPRODUCT([.C24:.C1025]=2;[.K24:.K1025]=&quot;Undead&quot;)" office:value-type="float" office:value="3" calcext:value-type="float">
            <text:p>3</text:p>
          </table:table-cell>
          <table:table-cell table:formula="of:=SUMPRODUCT([.C24:.C1025]=2;[.K24:.K1025]=&quot;Plant&quot;)" office:value-type="float" office:value="3" calcext:value-type="float">
            <text:p>3</text:p>
          </table:table-cell>
          <table:table-cell table:formula="of:=SUMPRODUCT([.C24:.C1025]=2;[.K24:.K1025]=&quot;Thing&quot;)" office:value-type="float" office:value="4" calcext:value-type="float">
            <text:p>4</text:p>
          </table:table-cell>
          <table:table-cell table:formula="of:=SUMPRODUCT([.C24:.C1025]=2;[.K24:.K1025]=&quot;Dragon&quot;)" office:value-type="float" office:value="2" calcext:value-type="float">
            <text:p>2</text:p>
          </table:table-cell>
          <table:table-cell table:style-name="ce19" table:formula="of:=SUMPRODUCT([.C24:.C1025]=2;[.K24:.K1025]=&quot;Demon&quot;)" office:value-type="float" office:value="4" calcext:value-type="float">
            <text:p>4</text:p>
          </table:table-cell>
          <table:table-cell table:style-name="ce29" table:formula="of:=SUMPRODUCT([.C25:.C1026]=2;[.K25:.K1026]=&quot;Qyzox&quot;)" office:value-type="float" office:value="1" calcext:value-type="float">
            <text:p>1</text:p>
          </table:table-cell>
          <table:table-cell table:formula="of:=SUM([.I11:.P11])"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style-name="ce13" table:formula="of:=SUMPRODUCT([.C24:.C1025]=3;[.K24:.K1025]=&quot;Animal&quot;)" office:value-type="float" office:value="6" calcext:value-type="float">
            <text:p>6</text:p>
          </table:table-cell>
          <table:table-cell table:formula="of:=SUMPRODUCT([.C24:.C1025]=3;[.K24:.K1025]=&quot;Human&quot;)" office:value-type="float" office:value="10" calcext:value-type="float">
            <text:p>10</text:p>
          </table:table-cell>
          <table:table-cell table:formula="of:=SUMPRODUCT([.C24:.C1025]=3;[.K24:.K1025]=&quot;Undead&quot;)" office:value-type="float" office:value="4" calcext:value-type="float">
            <text:p>4</text:p>
          </table:table-cell>
          <table:table-cell table:formula="of:=SUMPRODUCT([.C24:.C1025]=3;[.K24:.K1025]=&quot;Plant&quot;)" office:value-type="float" office:value="2" calcext:value-type="float">
            <text:p>2</text:p>
          </table:table-cell>
          <table:table-cell table:formula="of:=SUMPRODUCT([.C24:.C1025]=3;[.K24:.K1025]=&quot;Thing&quot;)" office:value-type="float" office:value="6" calcext:value-type="float">
            <text:p>6</text:p>
          </table:table-cell>
          <table:table-cell table:formula="of:=SUMPRODUCT([.C24:.C1025]=3;[.K24:.K1025]=&quot;Dragon&quot;)" office:value-type="float" office:value="1" calcext:value-type="float">
            <text:p>1</text:p>
          </table:table-cell>
          <table:table-cell table:style-name="ce19" table:formula="of:=SUMPRODUCT([.C24:.C1025]=3;[.K24:.K1025]=&quot;Demon&quot;)" office:value-type="float" office:value="0" calcext:value-type="float">
            <text:p>0</text:p>
          </table:table-cell>
          <table:table-cell table:style-name="ce29" table:formula="of:=SUMPRODUCT([.C26:.C1027]=3;[.K26:.K1027]=&quot;Qyzox&quot;)" office:value-type="float" office:value="1" calcext:value-type="float">
            <text:p>1</text:p>
          </table:table-cell>
          <table:table-cell table:formula="of:=SUM([.I12:.P12])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style-name="ce14" table:formula="of:=SUMPRODUCT([.C24:.C1025]=4;[.K24:.K1025]=&quot;Animal&quot;)" office:value-type="float" office:value="5" calcext:value-type="float">
            <text:p>5</text:p>
          </table:table-cell>
          <table:table-cell table:style-name="ce21" table:formula="of:=SUMPRODUCT([.C24:.C1025]=4;[.K24:.K1025]=&quot;Human&quot;)" office:value-type="float" office:value="6" calcext:value-type="float">
            <text:p>6</text:p>
          </table:table-cell>
          <table:table-cell table:style-name="ce21" table:formula="of:=SUMPRODUCT([.C24:.C1025]=4;[.K24:.K1025]=&quot;Undead&quot;)" office:value-type="float" office:value="3" calcext:value-type="float">
            <text:p>3</text:p>
          </table:table-cell>
          <table:table-cell table:style-name="ce21" table:formula="of:=SUMPRODUCT([.C24:.C1025]=4;[.K24:.K1025]=&quot;Plant&quot;)" office:value-type="float" office:value="2" calcext:value-type="float">
            <text:p>2</text:p>
          </table:table-cell>
          <table:table-cell table:style-name="ce21" table:formula="of:=SUMPRODUCT([.C24:.C1025]=4;[.K24:.K1025]=&quot;Thing&quot;)" office:value-type="float" office:value="2" calcext:value-type="float">
            <text:p>2</text:p>
          </table:table-cell>
          <table:table-cell table:style-name="ce21" table:formula="of:=SUMPRODUCT([.C24:.C1025]=4;[.K24:.K1025]=&quot;Dragon&quot;)" office:value-type="float" office:value="1" calcext:value-type="float">
            <text:p>1</text:p>
          </table:table-cell>
          <table:table-cell table:style-name="ce20" table:formula="of:=SUMPRODUCT([.C24:.C1025]=4;[.K24:.K1025]=&quot;Demon&quot;)" office:value-type="float" office:value="7" calcext:value-type="float">
            <text:p>7</text:p>
          </table:table-cell>
          <table:table-cell table:style-name="ce30" table:formula="of:=SUMPRODUCT([.C27:.C1028]=4;[.K27:.K1028]=&quot;Qyzox&quot;)" office:value-type="float" office:value="1" calcext:value-type="float">
            <text:p>1</text:p>
          </table:table-cell>
          <table:table-cell table:formula="of:=SUM([.I13:.P13])"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formula="of:=SUM([.I10:.I13])" office:value-type="float" office:value="23" calcext:value-type="float">
            <text:p>23</text:p>
          </table:table-cell>
          <table:table-cell table:formula="of:=SUM([.J10:.J13])" office:value-type="float" office:value="38" calcext:value-type="float">
            <text:p>38</text:p>
          </table:table-cell>
          <table:table-cell table:formula="of:=SUM([.K10:.K13])" office:value-type="float" office:value="15" calcext:value-type="float">
            <text:p>15</text:p>
          </table:table-cell>
          <table:table-cell table:formula="of:=SUM([.L10:.L13])" office:value-type="float" office:value="12" calcext:value-type="float">
            <text:p>12</text:p>
          </table:table-cell>
          <table:table-cell table:formula="of:=SUM([.M10:.M13])" office:value-type="float" office:value="17" calcext:value-type="float">
            <text:p>17</text:p>
          </table:table-cell>
          <table:table-cell table:formula="of:=SUM([.N10:.N13])" office:value-type="float" office:value="6" calcext:value-type="float">
            <text:p>6</text:p>
          </table:table-cell>
          <table:table-cell table:formula="of:=SUM([.O10:.O13])" office:value-type="float" office:value="13" calcext:value-type="float">
            <text:p>13</text:p>
          </table:table-cell>
          <table:table-cell table:formula="of:=SUM([.P10:.P13])" office:value-type="float" office:value="4" calcext:value-type="float">
            <text:p>4</text:p>
          </table:table-cell>
          <table:table-cell table:formula="of:=SUM([.Q10:.Q13])" office:value-type="float" office:value="128" calcext:value-type="float">
            <text:p>128</text:p>
          </table:table-cell>
          <table:table-cell table:number-columns-repeated="1007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1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Aged Swordsm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Suicide</text:p>
          </table:table-cell>
          <table:table-cell table:style-name="ce2"/>
          <table:table-cell table:style-name="ce26" table:number-columns-repeated="12"/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Amateur Psionici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Mindstrike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Diseased Mol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Acid</text:p>
          </table:table-cell>
          <table:table-cell table:style-name="ce3" office:value-type="string" calcext:value-type="string">
            <text:p>Disease</text:p>
          </table:table-cell>
          <table:table-cell table:style-name="ce19" office:value-type="string" calcext:value-type="string">
            <text:p>Poison</text:p>
          </table:table-cell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Evil Dwar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Drink Potion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Dragon Hatchli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ragon</text:p>
          </table:table-cell>
          <table:table-cell table:style-name="ce3" office:value-type="string" calcext:value-type="string">
            <text:p>Fire</text:p>
          </table:table-cell>
          <table:table-cell table:style-name="ce19" table:number-columns-repeated="4"/>
          <table:table-cell table:style-name="ce3" office:value-type="string" calcext:value-type="string">
            <text:p>Immune Fire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Evil Ey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Scroll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Drain</text:p>
          </table:table-cell>
          <table:table-cell table:style-name="ce3" office:value-type="string" calcext:value-type="string">
            <text:p>Disease</text:p>
          </table:table-cell>
          <table:table-cell table:style-name="ce3" office:value-type="string" calcext:value-type="string">
            <text:p>Curse</text:p>
          </table:table-cell>
          <table:table-cell table:style-name="ce19" table:number-columns-repeated="2"/>
          <table:table-cell table:style-name="ce3" office:value-type="string" calcext:value-type="string">
            <text:p>Weak Ice</text:p>
          </table:table-cell>
          <table:table-cell table:style-name="ce19" office:value-type="string" calcext:value-type="string">
            <text:p>Flying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Frail Gob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Human</text:p>
          </table:table-cell>
          <table:table-cell table:style-name="ce3" table:number-columns-repeated="2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Giant Ra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Potion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Poison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Baby Hellspaw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string" calcext:value-type="string">
            <text:p>Demon</text:p>
          </table:table-cell>
          <table:table-cell table:style-name="ce3" office:value-type="string" calcext:value-type="string">
            <text:p>Fire</text:p>
          </table:table-cell>
          <table:table-cell table:style-name="ce3"/>
          <table:table-cell table:style-name="ce19" table:number-columns-repeated="8"/>
          <table:table-cell table:style-name="ce3" office:value-type="string" calcext:value-type="string">
            <text:p>Wannabe Evil Spawn of Hell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Hobgoblin Patro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Gain HP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Giant Centipe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Scroll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Paralyse</text:p>
          </table:table-cell>
          <table:table-cell table:style-name="ce3"/>
          <table:table-cell table:style-name="ce19" table:number-columns-repeated="8"/>
          <table:table-cell table:style-name="ce3" office:value-type="string" calcext:value-type="string">
            <text:p>Carrion Crawler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Icy Igua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Ice</text:p>
          </table:table-cell>
          <table:table-cell table:style-name="ce3"/>
          <table:table-cell table:style-name="ce19" table:number-columns-repeated="3"/>
          <table:table-cell table:style-name="ce19" office:value-type="string" calcext:value-type="string">
            <text:p>Weak Fire</text:p>
          </table:table-cell>
          <table:table-cell table:style-name="ce19" office:value-type="string" calcext:value-type="string">
            <text:p>Immune Ice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Lightning Bug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Potion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Lit</text:p>
          </table:table-cell>
          <table:table-cell table:style-name="ce3"/>
          <table:table-cell table:style-name="ce19" table:number-columns-repeated="3"/>
          <table:table-cell table:style-name="ce19" office:value-type="string" calcext:value-type="string">
            <text:p>Immune Lit</text:p>
          </table:table-cell>
          <table:table-cell table:style-name="ce19" office:value-type="string" calcext:value-type="string">
            <text:p>Flying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agic Mushroom Patc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Magic</text:p>
          </table:table-cell>
          <table:table-cell table:style-name="ce3"/>
          <table:table-cell table:style-name="ce19" table:number-columns-repeated="3"/>
          <table:table-cell table:style-name="ce31"/>
          <table:table-cell table:style-name="ce19" table:number-columns-repeated="4"/>
          <table:table-cell table:style-name="ce19" office:value-type="string" calcext:value-type="string">
            <text:p>Magic Mushrooms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an-Eating Pla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Scroll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Acid</text:p>
          </table:table-cell>
          <table:table-cell table:style-name="ce3"/>
          <table:table-cell table:style-name="ce19" table:number-columns-repeated="3"/>
          <table:table-cell table:style-name="ce19" office:value-type="string" calcext:value-type="string">
            <text:p>Immune Acid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ischievous Pixie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Magic</text:p>
          </table:table-cell>
          <table:table-cell table:style-name="ce3" office:value-type="string" calcext:value-type="string">
            <text:p>Lead Astray</text:p>
          </table:table-cell>
          <table:table-cell table:style-name="ce19" table:number-columns-repeated="3"/>
          <table:table-cell table:style-name="ce19" office:value-type="string" calcext:value-type="string">
            <text:p>Flying</text:p>
          </table:table-cell>
          <table:table-cell table:style-name="ce19" table:number-columns-repeated="8"/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Potion Gol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4 Potion</text:p>
          </table:table-cell>
          <table:table-cell table:style-name="ce3" office:value-type="string" calcext:value-type="string">
            <text:p>Thing</text:p>
          </table:table-cell>
          <table:table-cell table:style-name="ce3" table:number-columns-repeated="2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Skeleto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Dance of Death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Rotting Corp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Disease</text:p>
          </table:table-cell>
          <table:table-cell table:style-name="ce3"/>
          <table:table-cell table:style-name="ce19" table:number-columns-repeated="3"/>
          <table:table-cell table:style-name="ce19" office:value-type="string" calcext:value-type="string">
            <text:p>Resurrects</text:p>
          </table:table-cell>
          <table:table-cell table:style-name="ce19" table:number-columns-repeated="4"/>
          <table:table-cell table:style-name="ce19" office:value-type="string" calcext:value-type="string">
            <text:p>35% Rotted Corpse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Timid Acoly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Heal group</text:p>
          </table:table-cell>
          <table:table-cell table:style-name="ce3" office:value-type="string" calcext:value-type="string">
            <text:p>Curse</text:p>
          </table:table-cell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Winged Sack of Gol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0" calcext:value-type="float">
            <text:p>200</text:p>
          </table:table-cell>
          <table:table-cell table:style-name="ce19"/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Shoot Gold</text:p>
          </table:table-cell>
          <table:table-cell table:style-name="ce19" table:number-columns-repeated="4"/>
          <table:table-cell table:style-name="ce3" office:value-type="string" calcext:value-type="string">
            <text:p>Resilient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Zombi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Undead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Gain HP</text:p>
          </table:table-cell>
          <table:table-cell table:style-name="ce27" office:value-type="string" calcext:value-type="string">
            <text:p>“Zombie”</text:p>
          </table:table-cell>
          <table:table-cell table:style-name="ce27" table:number-columns-repeated="11"/>
          <table:table-cell table:number-columns-repeated="999"/>
        </table:table-row>
        <table:table-row table:style-name="ro1">
          <table:table-cell/>
          <table:table-cell table:style-name="ce3" table:number-columns-repeated="8"/>
          <table:table-cell table:style-name="ce19" table:number-columns-repeated="2"/>
          <table:table-cell table:style-name="ce3" table:number-columns-repeated="3"/>
          <table:table-cell table:style-name="ce19" table:number-columns-repeated="3"/>
          <table:table-cell table:number-columns-repeated="1007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1"/>
          <table:table-cell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Cactu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5" office:value-type="string" calcext:value-type="string">
            <text:p>Scroll</text:p>
          </table:table-cell>
          <table:table-cell table:style-name="ce5" office:value-type="string" calcext:value-type="string">
            <text:p>Plant</text:p>
          </table:table-cell>
          <table:table-cell table:style-name="ce18" office:value-type="string" calcext:value-type="string">
            <text:p>Needles</text:p>
          </table:table-cell>
          <table:table-cell table:style-name="ce18" table:number-columns-repeated="4"/>
          <table:table-cell table:style-name="ce5" office:value-type="string" calcext:value-type="string">
            <text:p>Immune to Fire</text:p>
          </table:table-cell>
          <table:table-cell table:style-name="ce5" office:value-type="string" calcext:value-type="string">
            <text:p>Immune to Ice</text:p>
          </table:table-cell>
          <table:table-cell table:style-name="ce18" table:number-columns-repeated="7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Chest-of-Drawe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Miss Turn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Cultis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ummon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Heal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2 Potions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Heal group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Ghou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Paralyse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Giant Venomous Snak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Poison</text:p>
          </table:table-cell>
          <table:table-cell table:style-name="ce6"/>
          <table:table-cell table:number-columns-repeated="3"/>
          <table:table-cell office:value-type="string" calcext:value-type="string">
            <text:p>Immune to Poison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Huge Mosquito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Disease</text:p>
          </table:table-cell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Strangling Vin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float" office:value="50" calcext:value-type="float">
            <text:p>5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Restrain</text:p>
          </table:table-cell>
          <table:table-cell table:style-name="ce6"/>
          <table:table-cell table:number-columns-repeated="8"/>
          <table:table-cell office:value-type="string" calcext:value-type="string">
            <text:p>Irritating Ivy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Least Wyr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Ice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Leprechau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teal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Lizard Wome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Gain HP</text:p>
          </table:table-cell>
          <table:table-cell table:style-name="ce6"/>
          <table:table-cell table:number-columns-repeated="3"/>
          <table:table-cell office:value-type="string" calcext:value-type="string">
            <text:p>Immune to Fire</text:p>
          </table:table-cell>
          <table:table-cell office:value-type="string" calcext:value-type="string">
            <text:p>Immune to Ic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Novice Evil Pries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Heal group</text:p>
          </table:table-cell>
          <table:table-cell table:style-name="ce6" office:value-type="string" calcext:value-type="string">
            <text:p>Curs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Novice Evil Wizar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agic</text:p>
          </table:table-cell>
          <table:table-cell table:style-name="ce6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Giant Ba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Drop in Pit</text:p>
          </table:table-cell>
          <table:table-cell table:style-name="ce6"/>
          <table:table-cell table:number-columns-repeated="8"/>
          <table:table-cell office:value-type="string" calcext:value-type="string">
            <text:p>Vampyre Bats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Wild Hor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Mountable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Young Qyzo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yzox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Teleport</text:p>
          </table:table-cell>
          <table:table-cell table:number-columns-repeated="8"/>
          <table:table-cell office:value-type="string" calcext:value-type="string">
            <text:p>Baby Qyzox/Qyzox Child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Scroll Gole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4 Scrolls</text:p>
          </table:table-cell>
          <table:table-cell table:style-name="ce1" office:value-type="string" calcext:value-type="string">
            <text:p>Thing</text:p>
          </table:table-cell>
          <table:table-cell table:style-name="ce1"/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Brain with Tentacl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Mind</text:p>
          </table:table-cell>
          <table:table-cell table:style-name="ce6" office:value-type="string" calcext:value-type="string">
            <text:p>Paralyse</text:p>
          </table:table-cell>
          <table:table-cell office:value-type="string" calcext:value-type="string">
            <text:p>Confuse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Dashing Rogu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teal</text:p>
          </table:table-cell>
          <table:table-cell table:style-name="ce6"/>
          <table:table-cell table:number-columns-repeated="8"/>
          <table:table-cell office:value-type="string" calcext:value-type="string">
            <text:p>Twisted Halfling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Moaning Spiri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0" calcext:value-type="float">
            <text:p>7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Undead</text:p>
          </table:table-cell>
          <table:table-cell table:style-name="ce10" office:value-type="string" calcext:value-type="string">
            <text:p>Lose action</text:p>
          </table:table-cell>
          <table:table-cell table:style-name="ce7"/>
          <table:table-cell table:style-name="ce21" table:number-columns-repeated="3"/>
          <table:table-cell table:style-name="ce21" office:value-type="string" calcext:value-type="string">
            <text:p>Flying</text:p>
          </table:table-cell>
          <table:table-cell table:style-name="ce21" table:number-columns-repeated="8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1"/>
          <table:table-cell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Wigh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0" calcext:value-type="float">
            <text:p>120</text:p>
          </table:table-cell>
          <table:table-cell table:style-name="ce11" office:value-type="string" calcext:value-type="string">
            <text:p>Item</text:p>
          </table:table-cell>
          <table:table-cell table:style-name="ce5" office:value-type="string" calcext:value-type="string">
            <text:p>Undead</text:p>
          </table:table-cell>
          <table:table-cell table:style-name="ce5" office:value-type="string" calcext:value-type="string">
            <text:p>Drain</text:p>
          </table:table-cell>
          <table:table-cell table:style-name="ce18" table:number-columns-repeated="13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Nymp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educe and Steal</text:p>
          </table:table-cell>
          <table:table-cell table:style-name="ce6"/>
          <table:table-cell table:number-columns-repeated="1011"/>
        </table:table-row>
        <table:table-row table:style-name="ro3">
          <table:table-cell/>
          <table:table-cell table:style-name="ce6" office:value-type="string" calcext:value-type="string">
            <text:p>Adult Qyzo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yzox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Teleport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ossessed To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Magic</text:p>
          </table:table-cell>
          <table:table-cell table:number-columns-repeated="4"/>
          <table:table-cell table:style-name="ce6" office:value-type="string" calcext:value-type="string">
            <text:p>Weak to Fire</text:p>
          </table:table-cell>
          <table:table-cell table:style-name="ce6" office:value-type="string" calcext:value-type="string">
            <text:p>Flying</text:p>
          </table:table-cell>
          <table:table-cell table:number-columns-repeated="1006"/>
        </table:table-row>
        <table:table-row table:style-name="ro2">
          <table:table-cell/>
          <table:table-cell table:style-name="ce6" office:value-type="string" calcext:value-type="string">
            <text:p>Tattooed Warri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6" office:value-type="float" office:value="180" calcext:value-type="float">
            <text:p>180</text:p>
          </table:table-cell>
          <table:table-cell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ummon</text:p>
          </table:table-cell>
          <table:table-cell table:style-name="ce6"/>
          <table:table-cell table:style-name="ce22"/>
          <table:table-cell table:number-columns-repeated="7"/>
          <table:table-cell office:value-type="string" calcext:value-type="string">
            <text:p>Tatooed Man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/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Evil Pries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Curse</text:p>
          </table:table-cell>
          <table:table-cell office:value-type="string" calcext:value-type="string">
            <text:p>Heal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Evil Wizar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office:value-type="string" calcext:value-type="string">
            <text:p>Magic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Mimi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Fan</text:p>
          </table:table-cell>
          <table:table-cell table:style-name="ce6" office:value-type="string" calcext:value-type="string">
            <text:p>Potion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Duplidrak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Images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Awful Im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Magic</text:p>
          </table:table-cell>
          <table:table-cell table:number-columns-repeated="4"/>
          <table:table-cell office:value-type="string" calcext:value-type="string">
            <text:p>Immune to Fire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normous Spid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Poison</text:p>
          </table:table-cell>
          <table:table-cell table:style-name="ce6" office:value-type="string" calcext:value-type="string">
            <text:p>Paralyse</text:p>
          </table:table-cell>
          <table:table-cell table:number-columns-repeated="8"/>
          <table:table-cell table:style-name="ce6" office:value-type="string" calcext:value-type="string">
            <text:p>Humongous Venomous Spide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Heinous Hedg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" office:value-type="string" calcext:value-type="string">
            <text:p>2 Chests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Miss Turn</text:p>
          </table:table-cell>
          <table:table-cell table:style-name="ce6" office:value-type="string" calcext:value-type="string">
            <text:p>Gain HP</text:p>
          </table:table-cell>
          <table:table-cell table:number-columns-repeated="3"/>
          <table:table-cell office:value-type="string" calcext:value-type="string">
            <text:p>Weak to Fire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imber Wol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8"/>
          <table:table-cell table:style-name="ce6" office:value-type="string" calcext:value-type="string">
            <text:p>Impressive Timber Wolf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Gelatinous Hypercub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0" calcext:value-type="float">
            <text:p>200</text:p>
          </table:table-cell>
          <table:table-cell table:style-name="ce7"/>
          <table:table-cell table:style-name="ce10" office:value-type="string" calcext:value-type="string">
            <text:p>Thing</text:p>
          </table:table-cell>
          <table:table-cell table:style-name="ce10" office:value-type="string" calcext:value-type="string">
            <text:p>Paralyse</text:p>
          </table:table-cell>
          <table:table-cell table:style-name="ce7" office:value-type="string" calcext:value-type="string">
            <text:p>Destroy Items</text:p>
          </table:table-cell>
          <table:table-cell table:style-name="ce21" table:number-columns-repeated="3"/>
          <table:table-cell table:style-name="ce21" office:value-type="string" calcext:value-type="string">
            <text:p>Immune to Lit</text:p>
          </table:table-cell>
          <table:table-cell table:style-name="ce21" table:number-columns-repeated="8"/>
          <table:table-cell table:number-columns-repeated="999"/>
        </table:table-row>
        <table:table-row table:style-name="ro1">
          <table:table-cell/>
          <table:table-cell table:style-name="ce6"/>
          <table:table-cell table:style-name="ce8" table:number-columns-repeated="7"/>
          <table:table-cell table:style-name="ce6"/>
          <table:table-cell table:style-name="ce8" table:number-columns-repeated="2"/>
          <table:table-cell table:style-name="ce6"/>
          <table:table-cell table:style-name="ce22" table:number-columns-repeated="11"/>
          <table:table-cell table:number-columns-repeated="1000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8" table:number-columns-repeated="11"/>
          <table:table-cell table:style-name="ce22"/>
          <table:table-cell table:style-name="ce8"/>
          <table:table-cell table:style-name="ce22" table:number-columns-repeated="2"/>
          <table:table-cell table:style-name="ce8"/>
          <table:table-cell table:style-name="ce22" table:number-columns-repeated="8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Arrogant Sorcer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ic</text:p>
          </table:table-cell>
          <table:table-cell table:style-name="ce5"/>
          <table:table-cell table:style-name="ce18" table:number-columns-repeated="8"/>
          <table:table-cell table:style-name="ce18" office:value-type="string" calcext:value-type="string">
            <text:p>Annoying Child Prodigy</text:p>
          </table:table-cell>
          <table:table-cell table:style-name="ce18" table:number-columns-repeated="3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Wall of Fungu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6" office:value-type="float" office:value="140" calcext:value-type="float">
            <text:p>14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Poison</text:p>
          </table:table-cell>
          <table:table-cell table:style-name="ce6" office:value-type="string" calcext:value-type="string">
            <text:p>Disease</text:p>
          </table:table-cell>
          <table:table-cell table:number-columns-repeated="8"/>
          <table:table-cell office:value-type="string" calcext:value-type="string">
            <text:p>Fearsome Fungus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Gold Gole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Thing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Resilient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ombus Flow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Fire (Suicide)</text:p>
          </table:table-cell>
          <table:table-cell table:style-name="ce6"/>
          <table:table-cell table:number-columns-repeated="8"/>
          <table:table-cell office:value-type="string" calcext:value-type="string">
            <text:p>Bomb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Mind Drink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ind</text:p>
          </table:table-cell>
          <table:table-cell office:value-type="string" calcext:value-type="string">
            <text:p>Mindstrike</text:p>
          </table:table-cell>
          <table:table-cell table:number-columns-repeated="8"/>
          <table:table-cell office:value-type="string" calcext:value-type="string">
            <text:p>Mind Flaye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Pegasu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Animal</text:p>
          </table:table-cell>
          <table:table-cell table:style-name="ce1"/>
          <table:table-cell table:number-columns-repeated="4"/>
          <table:table-cell office:value-type="string" calcext:value-type="string">
            <text:p>Flying</text:p>
          </table:table-cell>
          <table:table-cell office:value-type="string" calcext:value-type="string">
            <text:p>Mountable</text:p>
          </table:table-cell>
          <table:table-cell table:number-columns-repeated="1006"/>
        </table:table-row>
        <table:table-row table:style-name="ro2">
          <table:table-cell/>
          <table:table-cell table:style-name="ce6" office:value-type="string" calcext:value-type="string">
            <text:p>Dragon Mag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Magic</text:p>
          </table:table-cell>
          <table:table-cell table:style-name="ce6" office:value-type="string" calcext:value-type="string">
            <text:p>Fire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office:value-type="string" calcext:value-type="string">
            <text:p>Immune Fire</text:p>
          </table:table-cell>
          <table:table-cell table:number-columns-repeated="3"/>
          <table:table-cell office:value-type="string" calcext:value-type="string">
            <text:p>Pseudodragon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Quasi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Paralyse</text:p>
          </table:table-cell>
          <table:table-cell table:style-name="ce6" office:value-type="string" calcext:value-type="string">
            <text:p>Magic</text:p>
          </table:table-cell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Sphin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Fear</text:p>
          </table:table-cell>
          <table:table-cell table:style-name="ce6" office:value-type="string" calcext:value-type="string">
            <text:p>Confusion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table:number-columns-repeated="4"/>
          <table:table-cell office:value-type="string" calcext:value-type="string">
            <text:p>Surly Sphinx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Strangely Familiar Shadow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ndead</text:p>
          </table:table-cell>
          <table:table-cell table:style-name="ce1"/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Trol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Regenerates</text:p>
          </table:table-cell>
          <table:table-cell office:value-type="string" calcext:value-type="string">
            <text:p>Weak to Fir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orrosive Ooz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Thing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Destroy Items</text:p>
          </table:table-cell>
          <table:table-cell table:number-columns-repeated="4"/>
          <table:table-cell office:value-type="string" calcext:value-type="string">
            <text:p>Unpleasant Ooze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Werewol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“Werewolf”</text:p>
          </table:table-cell>
          <table:table-cell table:style-name="ce6"/>
          <table:table-cell table:number-columns-repeated="8"/>
          <table:table-cell office:value-type="string" calcext:value-type="string">
            <text:p>Werebeast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Wraith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00" calcext:value-type="float">
            <text:p>20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Undead</text:p>
          </table:table-cell>
          <table:table-cell table:style-name="ce10" office:value-type="string" calcext:value-type="string">
            <text:p>Drain</text:p>
          </table:table-cell>
          <table:table-cell table:style-name="ce7"/>
          <table:table-cell table:style-name="ce21" table:number-columns-repeated="3"/>
          <table:table-cell table:style-name="ce21" office:value-type="string" calcext:value-type="string">
            <text:p>Flying</text:p>
          </table:table-cell>
          <table:table-cell table:style-name="ce21" table:number-columns-repeated="8"/>
          <table:table-cell table:number-columns-repeated="999"/>
        </table:table-row>
        <table:table-row table:style-name="ro1">
          <table:table-cell/>
          <table:table-cell table:style-name="ce6"/>
          <table:table-cell table:style-name="ce8" table:number-columns-repeated="7"/>
          <table:table-cell table:style-name="ce6"/>
          <table:table-cell table:style-name="ce8" table:number-columns-repeated="2"/>
          <table:table-cell table:style-name="ce6"/>
          <table:table-cell table:style-name="ce22" table:number-columns-repeated="12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Ancient Mummy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0" calcext:value-type="float">
            <text:p>300</text:p>
          </table:table-cell>
          <table:table-cell table:style-name="ce11" office:value-type="string" calcext:value-type="string">
            <text:p>Item</text:p>
          </table:table-cell>
          <table:table-cell table:style-name="ce5" office:value-type="string" calcext:value-type="string">
            <text:p>Undead</text:p>
          </table:table-cell>
          <table:table-cell table:style-name="ce5" office:value-type="string" calcext:value-type="string">
            <text:p>Smite</text:p>
          </table:table-cell>
          <table:table-cell table:style-name="ce5" office:value-type="string" calcext:value-type="string">
            <text:p>Death Curse</text:p>
          </table:table-cell>
          <table:table-cell table:style-name="ce18" table:number-columns-repeated="3"/>
          <table:table-cell table:style-name="ce18" office:value-type="string" calcext:value-type="string">
            <text:p>Weak to Fire</text:p>
          </table:table-cell>
          <table:table-cell table:style-name="ce18" table:number-columns-repeated="8"/>
          <table:table-cell table:number-columns-repeated="999"/>
        </table:table-row>
        <table:table-row table:style-name="ro2">
          <table:table-cell/>
          <table:table-cell table:style-name="ce6" office:value-type="string" calcext:value-type="string">
            <text:p>Minotauro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/>
          <table:table-cell table:style-name="ce6"/>
          <table:table-cell table:number-columns-repeated="8"/>
          <table:table-cell office:value-type="string" calcext:value-type="string">
            <text:p>Angry Minotau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nicor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Mountable</text:p>
          </table:table-cell>
          <table:table-cell table:number-columns-repeated="4"/>
          <table:table-cell office:value-type="string" calcext:value-type="string">
            <text:p>Demon Steed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Gargoy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Thing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Resilient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Jupiter Flytr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Restrain</text:p>
          </table:table-cell>
          <table:table-cell office:value-type="string" calcext:value-type="string">
            <text:p>Acid</text:p>
          </table:table-cell>
          <table:table-cell table:number-columns-repeated="3"/>
          <table:table-cell table:style-name="ce6" office:value-type="string" calcext:value-type="string">
            <text:p>Immune to Acid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Large Eg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Hatch</text:p>
          </table:table-cell>
          <table:table-cell table:style-name="ce6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Manticor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Harpi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Blind</text:p>
          </table:table-cell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Horde of Kobold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tampede</text:p>
          </table:table-cell>
          <table:table-cell table:style-name="ce6"/>
          <table:table-cell table:number-columns-repeated="8"/>
          <table:table-cell table:style-name="ce6" office:value-type="string" calcext:value-type="string">
            <text:p>Massive Horde of Kobolds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Medus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Petrify</text:p>
          </table:table-cell>
          <table:table-cell table:style-name="ce1" office:value-type="string" calcext:value-type="string">
            <text:p>Poison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Metal Slime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Magic</text:p>
          </table:table-cell>
          <table:table-cell table:style-name="ce6"/>
          <table:table-cell table:number-columns-repeated="3"/>
          <table:table-cell office:value-type="string" calcext:value-type="string">
            <text:p>Resilient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Qyzox Eld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yzox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Teleport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Sorceres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agic</text:p>
          </table:table-cell>
          <table:table-cell table:style-name="ce6" office:value-type="string" calcext:value-type="string">
            <text:p>Seduce and Confuse</text:p>
          </table:table-cell>
          <table:table-cell table:number-columns-repeated="8"/>
          <table:table-cell office:value-type="string" calcext:value-type="string">
            <text:p>Sorcero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Spectr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ear</text:p>
          </table:table-cell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Summon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ummon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Surprisingly Powerful Duc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Fear</text:p>
          </table:table-cell>
          <table:table-cell table:style-name="ce6" office:value-type="string" calcext:value-type="string">
            <text:p>Cold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Grandfather Clock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00" calcext:value-type="float">
            <text:p>30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Thing</text:p>
          </table:table-cell>
          <table:table-cell table:style-name="ce10" office:value-type="string" calcext:value-type="string">
            <text:p>Miss Turn</text:p>
          </table:table-cell>
          <table:table-cell table:style-name="ce7" office:value-type="string" calcext:value-type="string">
            <text:p>Reverse Time</text:p>
          </table:table-cell>
          <table:table-cell table:style-name="ce21" table:number-columns-repeated="8"/>
          <table:table-cell table:style-name="ce21" office:value-type="string" calcext:value-type="string">
            <text:p>Time Drake</text:p>
          </table:table-cell>
          <table:table-cell table:style-name="ce2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8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8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Bearded M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float" office:value="500" calcext:value-type="float">
            <text:p>500</text:p>
          </table:table-cell>
          <table:table-cell table:style-name="ce5" office:value-type="string" calcext:value-type="string">
            <text:p>Chest</text:p>
          </table:table-cell>
          <table:table-cell table:style-name="ce5" office:value-type="string" calcext:value-type="string">
            <text:p>Human</text:p>
          </table:table-cell>
          <table:table-cell table:style-name="ce5" office:value-type="string" calcext:value-type="string">
            <text:p>Magic</text:p>
          </table:table-cell>
          <table:table-cell table:style-name="ce5"/>
          <table:table-cell table:style-name="ce18" table:number-columns-repeated="12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Carnivorous Weed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Double HP</text:p>
          </table:table-cell>
          <table:table-cell table:style-name="ce6"/>
          <table:table-cell table:number-columns-repeated="3"/>
          <table:table-cell office:value-type="string" calcext:value-type="string">
            <text:p>Weak to Fire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Disembodied Han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Zelda-hands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Fire Element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Burn Scroll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Immune to Fire</text:p>
          </table:table-cell>
          <table:table-cell table:style-name="ce6" office:value-type="string" calcext:value-type="string">
            <text:p>Weak to Ice</text:p>
          </table:table-cell>
          <table:table-cell table:number-columns-repeated="3"/>
          <table:table-cell table:style-name="ce6" office:value-type="string" calcext:value-type="string">
            <text:p>Especially Hot Fire Elemental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Ice Element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Freeze Potions</text:p>
          </table:table-cell>
          <table:table-cell table:number-columns-repeated="4"/>
          <table:table-cell table:style-name="ce6" office:value-type="string" calcext:value-type="string">
            <text:p>Immune to Ice</text:p>
          </table:table-cell>
          <table:table-cell office:value-type="string" calcext:value-type="string">
            <text:p>Weak to Fire</text:p>
          </table:table-cell>
          <table:table-cell table:number-columns-repeated="3"/>
          <table:table-cell table:style-name="ce6" office:value-type="string" calcext:value-type="string">
            <text:p>Excessively Cold Ice Elemental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Frost Drag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Ice</text:p>
          </table:table-cell>
          <table:table-cell table:number-columns-repeated="4"/>
          <table:table-cell table:style-name="ce6" office:value-type="string" calcext:value-type="string">
            <text:p>Immune to Ice</text:p>
          </table:table-cell>
          <table:table-cell table:style-name="ce6" office:value-type="string" calcext:value-type="string">
            <text:p>Weak to Fire</text:p>
          </table:table-cell>
          <table:table-cell office:value-type="string" calcext:value-type="string">
            <text:p>Flying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Ghos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ear</text:p>
          </table:table-cell>
          <table:table-cell table:style-name="ce6" office:value-type="string" calcext:value-type="string">
            <text:p>Mind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ian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/>
          <table:table-cell table:style-name="ce6"/>
          <table:table-cell table:number-columns-repeated="8"/>
          <table:table-cell table:style-name="ce6" office:value-type="string" calcext:value-type="string">
            <text:p>Loud, Obnoxious Giant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Mad Scientis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2 Potions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Elec</text:p>
          </table:table-cell>
          <table:table-cell table:style-name="ce6"/>
          <table:table-cell table:number-columns-repeated="3"/>
          <table:table-cell office:value-type="string" calcext:value-type="string">
            <text:p>Immune to Elec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Master Psi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ind</text:p>
          </table:table-cell>
          <table:table-cell table:style-name="ce6" office:value-type="string" calcext:value-type="string">
            <text:p>Mindstrike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Mysterious Glowing Orb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Elec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Starving Li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Vampire Owl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Scroll</text:p>
          </table:table-cell>
          <table:table-cell table:style-name="ce10" office:value-type="string" calcext:value-type="string">
            <text:p>Animal</text:p>
          </table:table-cell>
          <table:table-cell table:style-name="ce10" office:value-type="string" calcext:value-type="string">
            <text:p>Drain</text:p>
          </table:table-cell>
          <table:table-cell table:style-name="ce7"/>
          <table:table-cell table:style-name="ce21" table:number-columns-repeated="3"/>
          <table:table-cell table:style-name="ce21" office:value-type="string" calcext:value-type="string">
            <text:p>Flying</text:p>
          </table:table-cell>
          <table:table-cell table:style-name="ce21" table:number-columns-repeated="4"/>
          <table:table-cell table:style-name="ce21" office:value-type="string" calcext:value-type="string">
            <text:p>Swarm of Stirges</text:p>
          </table:table-cell>
          <table:table-cell table:style-name="ce21" table:number-columns-repeated="3"/>
          <table:table-cell table:number-columns-repeated="999"/>
        </table:table-row>
        <table:table-row table:style-name="ro1">
          <table:table-cell/>
          <table:table-cell table:style-name="ce6"/>
          <table:table-cell table:style-name="ce8" table:number-columns-repeated="10"/>
          <table:table-cell table:style-name="ce6"/>
          <table:table-cell table:style-name="ce22" table:number-columns-repeated="12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Air Elementa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00" calcext:value-type="float">
            <text:p>600</text:p>
          </table:table-cell>
          <table:table-cell table:style-name="ce11" office:value-type="string" calcext:value-type="string">
            <text:p>Potion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Blow</text:p>
          </table:table-cell>
          <table:table-cell table:style-name="ce5"/>
          <table:table-cell table:style-name="ce18" table:number-columns-repeated="3"/>
          <table:table-cell table:style-name="ce18" office:value-type="string" calcext:value-type="string">
            <text:p>Flying</text:p>
          </table:table-cell>
          <table:table-cell table:style-name="ce18" table:number-columns-repeated="8"/>
          <table:table-cell table:number-columns-repeated="999"/>
        </table:table-row>
        <table:table-row table:style-name="ro2">
          <table:table-cell/>
          <table:table-cell table:style-name="ce6" office:value-type="string" calcext:value-type="string">
            <text:p>Ancient Qyzo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yzox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Teleport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Dracolis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Stone</text:p>
          </table:table-cell>
          <table:table-cell table:style-name="ce6" office:value-type="string" calcext:value-type="string">
            <text:p>Acid</text:p>
          </table:table-cell>
          <table:table-cell table:number-columns-repeated="3"/>
          <table:table-cell office:value-type="string" calcext:value-type="string">
            <text:p>Immune to Acid</text:p>
          </table:table-cell>
          <table:table-cell office:value-type="string" calcext:value-type="string">
            <text:p>Flying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inosau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8"/>
          <table:table-cell table:style-name="ce6" office:value-type="string" calcext:value-type="string">
            <text:p>Big Dinosau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Chimer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Fire</text:p>
          </table:table-cell>
          <table:table-cell table:style-name="ce6" office:value-type="string" calcext:value-type="string">
            <text:p>ATTACKx3</text:p>
          </table:table-cell>
          <table:table-cell table:number-columns-repeated="3"/>
          <table:table-cell office:value-type="string" calcext:value-type="string">
            <text:p>Immune to Fire</text:p>
          </table:table-cell>
          <table:table-cell office:value-type="string" calcext:value-type="string">
            <text:p>Weak to Ic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razed Gambl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pell</text:p>
          </table:table-cell>
          <table:table-cell table:style-name="ce6" office:value-type="string" calcext:value-type="string">
            <text:p>Summon</text:p>
          </table:table-cell>
          <table:table-cell office:value-type="string" calcext:value-type="string">
            <text:p>Wheel of Death</text:p>
          </table:table-cell>
          <table:table-cell table:number-columns-repeated="7"/>
          <table:table-cell office:value-type="string" calcext:value-type="string">
            <text:p>Problem Gamble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Mosquito of Doo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Reduce to 1 HP</text:p>
          </table:table-cell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Triffi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Blind</text:p>
          </table:table-cell>
          <table:table-cell table:style-name="ce6" office:value-type="string" calcext:value-type="string">
            <text:p>Poison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Marilit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Magic</text:p>
          </table:table-cell>
          <table:table-cell office:value-type="string" calcext:value-type="string">
            <text:p>ATTACKx6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Nalfeshne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Magic</text:p>
          </table:table-cell>
          <table:table-cell table:style-name="ce6" office:value-type="string" calcext:value-type="string">
            <text:p>Confusion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Ninja!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Poison</text:p>
          </table:table-cell>
          <table:table-cell table:style-name="ce6"/>
          <table:table-cell table:number-columns-repeated="8"/>
          <table:table-cell office:value-type="string" calcext:value-type="string">
            <text:p>Ninjas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Plague Demo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Magic</text:p>
          </table:table-cell>
          <table:table-cell table:style-name="ce6" office:value-type="string" calcext:value-type="string">
            <text:p>Diseas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Green Drago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Acid</text:p>
          </table:table-cell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4"/>
          <table:table-cell office:value-type="string" calcext:value-type="string">
            <text:p>Rainbow Dragon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Vampyr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Drain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X-Headed Hydra</text:p>
          </table:table-cell>
          <table:table-cell table:number-columns-repeated="3"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150X</text:p>
          </table:table-cell>
          <table:table-cell table:style-name="ce10"/>
          <table:table-cell table:style-name="ce10" office:value-type="string" calcext:value-type="string">
            <text:p>Animal</text:p>
          </table:table-cell>
          <table:table-cell table:style-name="ce10" office:value-type="string" calcext:value-type="string">
            <text:p>Fire</text:p>
          </table:table-cell>
          <table:table-cell table:style-name="ce7"/>
          <table:table-cell table:style-name="ce21" table:number-columns-repeated="3"/>
          <table:table-cell table:style-name="ce21" office:value-type="string" calcext:value-type="string">
            <text:p>Immune to Fire</text:p>
          </table:table-cell>
          <table:table-cell table:style-name="ce21" office:value-type="string" calcext:value-type="string">
            <text:p>Weak to Ice</text:p>
          </table:table-cell>
          <table:table-cell table:style-name="ce21" table:number-columns-repeated="7"/>
          <table:table-cell table:number-columns-repeated="999"/>
        </table:table-row>
        <table:table-row table:style-name="ro1">
          <table:table-cell/>
          <table:table-cell table:style-name="ce6" table:number-columns-repeated="8"/>
          <table:table-cell table:style-name="ce22"/>
          <table:table-cell table:style-name="ce6" table:number-columns-repeated="3"/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>
            <text:p>Anicent Evi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1500" calcext:value-type="float">
            <text:p>1500</text:p>
          </table:table-cell>
          <table:table-cell table:style-name="ce9" office:value-type="string" calcext:value-type="string">
            <text:p>Chest</text:p>
          </table:table-cell>
          <table:table-cell table:style-name="ce9" office:value-type="string" calcext:value-type="string">
            <text:p>Demon</text:p>
          </table:table-cell>
          <table:table-cell table:style-name="ce9" office:value-type="string" calcext:value-type="string">
            <text:p>Magic</text:p>
          </table:table-cell>
          <table:table-cell table:style-name="ce9" office:value-type="string" calcext:value-type="string">
            <text:p>Fire</text:p>
          </table:table-cell>
          <table:table-cell table:style-name="ce18" office:value-type="string" calcext:value-type="string">
            <text:p>ATTACKx2</text:p>
          </table:table-cell>
          <table:table-cell table:style-name="ce18" table:number-columns-repeated="11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Column of E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Gaze for Random</text:p>
          </table:table-cell>
          <table:table-cell table:style-name="ce6"/>
          <table:table-cell table:number-columns-repeated="8"/>
          <table:table-cell office:value-type="string" calcext:value-type="string">
            <text:p>Beholder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Accursed Pharoa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Item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Disease</text:p>
          </table:table-cell>
          <table:table-cell table:style-name="ce6" office:value-type="string" calcext:value-type="string">
            <text:p>Smite</text:p>
          </table:table-cell>
          <table:table-cell office:value-type="string" calcext:value-type="string">
            <text:p>Death Curse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Bored Demigo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Spell</text:p>
          </table:table-cell>
          <table:table-cell office:value-type="string" calcext:value-type="string">
            <text:p>Teleport</text:p>
          </table:table-cell>
          <table:table-cell table:number-columns-repeated="2"/>
          <table:table-cell office:value-type="string" calcext:value-type="string">
            <text:p>Heals player upon death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Death Himsel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Death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Dungeon Keep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Thing</text:p>
          </table:table-cell>
          <table:table-cell table:style-name="ce1"/>
          <table:table-cell table:style-name="ce6"/>
          <table:table-cell table:number-columns-repeated="8"/>
          <table:table-cell office:value-type="string" calcext:value-type="string">
            <text:p>Dungeon Guardian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Faerie Quee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agic</text:p>
          </table:table-cell>
          <table:table-cell table:style-name="ce6" office:value-type="string" calcext:value-type="string">
            <text:p>Seduce and Kill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hambling Moun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Restrain</text:p>
          </table:table-cell>
          <table:table-cell table:style-name="ce6"/>
          <table:table-cell table:number-columns-repeated="3"/>
          <table:table-cell office:value-type="string" calcext:value-type="string">
            <text:p>Immune to Lightning</text:p>
          </table:table-cell>
          <table:table-cell table:number-columns-repeated="4"/>
          <table:table-cell table:style-name="ce6" office:value-type="string" calcext:value-type="string">
            <text:p>Giant Mutated Strutting Moun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Level 100 Gobli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/>
          <table:table-cell table:style-name="ce6"/>
          <table:table-cell table:number-columns-repeated="8"/>
          <table:table-cell table:style-name="ce6" office:value-type="string" calcext:value-type="string">
            <text:p>Level 500 Goblin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Mother Brain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Mindstrike</text:p>
          </table:table-cell>
          <table:table-cell table:style-name="ce6" office:value-type="string" calcext:value-type="string">
            <text:p>Summon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Confuse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string" calcext:value-type="string">
            <text:p>Lic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Paralyse</text:p>
          </table:table-cell>
          <table:table-cell table:style-name="ce6" office:value-type="string" calcext:value-type="string">
            <text:p>Magic</text:p>
          </table:table-cell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Tita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00" calcext:value-type="float">
            <text:p>1200</text:p>
          </table:table-cell>
          <table:table-cell table:style-name="ce7" office:value-type="string" calcext:value-type="string">
            <text:p>Chest</text:p>
          </table:table-cell>
          <table:table-cell table:style-name="ce10" office:value-type="string" calcext:value-type="string">
            <text:p>Human</text:p>
          </table:table-cell>
          <table:table-cell table:style-name="ce10" office:value-type="string" calcext:value-type="string">
            <text:p>Earthquake</text:p>
          </table:table-cell>
          <table:table-cell table:style-name="ce7"/>
          <table:table-cell table:style-name="ce21" table:number-columns-repeated="12"/>
          <table:table-cell table:number-columns-repeated="999"/>
        </table:table-row>
        <table:table-row table:style-name="ro1" table:number-rows-repeated="63">
          <table:table-cell table:number-columns-repeated="1024"/>
        </table:table-row>
        <table:table-row table:style-name="ro1" table:number-rows-repeated="4">
          <table:table-cell/>
          <table:table-cell table:style-name="ce1" table:number-columns-repeated="12"/>
          <table:table-cell table:number-columns-repeated="1011"/>
        </table:table-row>
        <table:table-row table:style-name="ro1" table:number-rows-repeated="65197">
          <table:table-cell table:number-columns-repeated="1024"/>
        </table:table-row>
        <table:table-row table:style-name="ro1">
          <table:table-cell table:number-columns-repeated="12"/>
          <table:table-cell table:formula="of:=SUM([.M10:.M65436])" office:value-type="float" office:value="34" calcext:value-type="float">
            <text:p>34</text:p>
          </table:table-cell>
          <table:table-cell table:number-columns-repeated="1011"/>
        </table:table-row>
      </table:table>
      <table:table table:name="Items" table:style-name="ta2" table:print="false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column table:style-name="co1" table:number-columns-repeated="12" table:default-cell-style-name="Default"/>
        <table:table-column table:style-name="co9" table:default-cell-style-name="Default"/>
        <table:table-column table:style-name="co1" table:number-columns-repeated="100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ev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Treas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o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GP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string" calcext:value-type="string">
            <text:p>Trea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or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Treasure</text:p>
          </table:table-cell>
          <table:table-cell table:number-columns-repeated="4"/>
          <table:table-cell office:value-type="string" calcext:value-type="string">
            <text:p>Level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9" table:formula="of:=DCOUNTA([.C19:.F2042];3;[.W11:.X12])" office:value-type="float" office:value="5" calcext:value-type="float">
            <text:p>5</text:p>
          </table:table-cell>
          <table:table-cell table:style-name="ce9" table:formula="of:=DCOUNTA([.C19:.F2042];3;[.AC3:.AD4])" office:value-type="float" office:value="16" calcext:value-type="float">
            <text:p>16</text:p>
          </table:table-cell>
          <table:table-cell table:style-name="ce9" table:formula="of:=DCOUNTA([.C19:.F2042];3;[.Y3:.Z4])" office:value-type="float" office:value="10" calcext:value-type="float">
            <text:p>10</text:p>
          </table:table-cell>
          <table:table-cell table:style-name="ce9" table:formula="of:=DCOUNTA([.C19:.F2042];3;[.Y11:.Z12])" office:value-type="float" office:value="2" calcext:value-type="float">
            <text:p>2</text:p>
          </table:table-cell>
          <table:table-cell table:style-name="ce9" table:formula="of:=DCOUNTA([.C19:.F2042];3;[.AA11:.AB12])" office:value-type="float" office:value="2" calcext:value-type="float">
            <text:p>2</text:p>
          </table:table-cell>
          <table:table-cell table:style-name="ce9" table:formula="of:=DCOUNTA([.C19:.F2042];3;[.AC11:.AD12])" office:value-type="float" office:value="9" calcext:value-type="float">
            <text:p>9</text:p>
          </table:table-cell>
          <table:table-cell table:style-name="ce9" table:formula="of:=DCOUNTA([.C19:.F2042];3;[.AE3:.AF4])" office:value-type="float" office:value="2" calcext:value-type="float">
            <text:p>2</text:p>
          </table:table-cell>
          <table:table-cell table:style-name="ce23" table:formula="of:=DCOUNTA([.C19:.F2042];3;[.W3:.X4])" office:value-type="float" office:value="2" calcext:value-type="float">
            <text:p>2</text:p>
          </table:table-cell>
          <table:table-cell table:formula="of:=SUM([.D8:.K8])" office:value-type="float" office:value="48" calcext:value-type="float">
            <text:p>48</text:p>
          </table:table-cell>
          <table:table-cell table:style-name="ce19"/>
          <table:table-cell table:number-columns-repeated="2"/>
          <table:table-cell office:value-type="float" office:value="1" calcext:value-type="float">
            <text:p>1</text:p>
          </table:table-cell>
          <table:table-cell table:formula="of:=[.I8]/[.L8]" office:value-type="float" office:value="0.1875" calcext:value-type="float">
            <text:p>0.19</text:p>
          </table:table-cell>
          <table:table-cell table:formula="of:=([.D8]+[.G8]+[.H8])/[.L8]" office:value-type="float" office:value="0.1875" calcext:value-type="float">
            <text:p>0.19</text:p>
          </table:table-cell>
          <table:table-cell table:formula="of:=1-([.Q8]+[.R8])" office:value-type="float" office:value="0.625" calcext:value-type="float">
            <text:p>0.6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Trea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essor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DCOUNTA([.C19:.F2042];3;[.W13:.X14])" office:value-type="float" office:value="4" calcext:value-type="float">
            <text:p>4</text:p>
          </table:table-cell>
          <table:table-cell table:formula="of:=DCOUNTA([.C19:.F2042];3;[.AC5:.AD6])" office:value-type="float" office:value="13" calcext:value-type="float">
            <text:p>13</text:p>
          </table:table-cell>
          <table:table-cell table:formula="of:=DCOUNTA([.C19:.F2042];3;[.Y5:.Z6])" office:value-type="float" office:value="10" calcext:value-type="float">
            <text:p>10</text:p>
          </table:table-cell>
          <table:table-cell table:formula="of:=DCOUNTA([.C19:.F2042];3;[.Y13:.Z14])" office:value-type="float" office:value="2" calcext:value-type="float">
            <text:p>2</text:p>
          </table:table-cell>
          <table:table-cell table:formula="of:=DCOUNTA([.C19:.F2042];3;[.AA13:.AB14])" office:value-type="float" office:value="3" calcext:value-type="float">
            <text:p>3</text:p>
          </table:table-cell>
          <table:table-cell table:formula="of:=DCOUNTA([.C19:.F2042];3;[.AC13:.AD14])" office:value-type="float" office:value="14" calcext:value-type="float">
            <text:p>14</text:p>
          </table:table-cell>
          <table:table-cell table:style-name="ce22" table:formula="of:=DCOUNTA([.C19:.F2042];3;[.AE5:.AF6])" office:value-type="float" office:value="4" calcext:value-type="float">
            <text:p>4</text:p>
          </table:table-cell>
          <table:table-cell table:style-name="ce24" table:formula="of:=DCOUNTA([.C19:.F2043];3;[.W5:.X6])" office:value-type="float" office:value="3" calcext:value-type="float">
            <text:p>3</text:p>
          </table:table-cell>
          <table:table-cell table:formula="of:=SUM([.D9:.K9])" office:value-type="float" office:value="53" calcext:value-type="float">
            <text:p>53</text:p>
          </table:table-cell>
          <table:table-cell table:style-name="ce19"/>
          <table:table-cell table:number-columns-repeated="2"/>
          <table:table-cell office:value-type="float" office:value="2" calcext:value-type="float">
            <text:p>2</text:p>
          </table:table-cell>
          <table:table-cell table:formula="of:=[.I9]/[.L9]" office:value-type="float" office:value="0.264150943396226" calcext:value-type="float">
            <text:p>0.26</text:p>
          </table:table-cell>
          <table:table-cell table:formula="of:=([.D9]+[.G9]+[.H9])/[.L9]" office:value-type="float" office:value="0.169811320754717" calcext:value-type="float">
            <text:p>0.17</text:p>
          </table:table-cell>
          <table:table-cell table:formula="of:=1-([.Q9]+[.R9])" office:value-type="float" office:value="0.566037735849057" calcext:value-type="float">
            <text:p>0.57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DCOUNTA([.C19:.F2042];3;[.W15:.X16])" office:value-type="float" office:value="5" calcext:value-type="float">
            <text:p>5</text:p>
          </table:table-cell>
          <table:table-cell table:formula="of:=DCOUNTA([.C19:.F2042];3;[.AC7:.AD8])" office:value-type="float" office:value="15" calcext:value-type="float">
            <text:p>15</text:p>
          </table:table-cell>
          <table:table-cell table:formula="of:=DCOUNTA([.C19:.F2042];3;[.Y7:.Z8])" office:value-type="float" office:value="12" calcext:value-type="float">
            <text:p>12</text:p>
          </table:table-cell>
          <table:table-cell table:formula="of:=DCOUNTA([.C19:.F2042];3;[.Y15:.Z16])" office:value-type="float" office:value="3" calcext:value-type="float">
            <text:p>3</text:p>
          </table:table-cell>
          <table:table-cell table:formula="of:=DCOUNTA([.C19:.F2042];3;[.AA15:.AB16])" office:value-type="float" office:value="2" calcext:value-type="float">
            <text:p>2</text:p>
          </table:table-cell>
          <table:table-cell table:formula="of:=DCOUNTA([.C19:.F2042];3;[.AC15:.AD16])" office:value-type="float" office:value="9" calcext:value-type="float">
            <text:p>9</text:p>
          </table:table-cell>
          <table:table-cell table:style-name="ce22" table:formula="of:=DCOUNTA([.C19:.F2042];3;[.AE7:.AF8])" office:value-type="float" office:value="1" calcext:value-type="float">
            <text:p>1</text:p>
          </table:table-cell>
          <table:table-cell table:style-name="ce24" table:formula="of:=DCOUNTA([.C19:.F2044];3;[.W7:.X8])" office:value-type="float" office:value="2" calcext:value-type="float">
            <text:p>2</text:p>
          </table:table-cell>
          <table:table-cell table:formula="of:=SUM([.D10:.K10])" office:value-type="float" office:value="49" calcext:value-type="float">
            <text:p>49</text:p>
          </table:table-cell>
          <table:table-cell table:style-name="ce19"/>
          <table:table-cell table:number-columns-repeated="2"/>
          <table:table-cell office:value-type="float" office:value="3" calcext:value-type="float">
            <text:p>3</text:p>
          </table:table-cell>
          <table:table-cell table:formula="of:=[.I10]/[.L10]" office:value-type="float" office:value="0.183673469387755" calcext:value-type="float">
            <text:p>0.18</text:p>
          </table:table-cell>
          <table:table-cell table:formula="of:=([.D10]+[.G10]+[.H10])/[.L10]" office:value-type="float" office:value="0.204081632653061" calcext:value-type="float">
            <text:p>0.2</text:p>
          </table:table-cell>
          <table:table-cell table:formula="of:=1-([.Q10]+[.R10])" office:value-type="float" office:value="0.612244897959184" calcext:value-type="float">
            <text:p>0.6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reas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essor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1" table:formula="of:=DCOUNTA([.C19:.F2042];3;[.W17:.X18])" office:value-type="float" office:value="3" calcext:value-type="float">
            <text:p>3</text:p>
          </table:table-cell>
          <table:table-cell table:style-name="ce21" table:formula="of:=DCOUNTA([.C19:.F2042];3;[.AC9:.AD10])" office:value-type="float" office:value="13" calcext:value-type="float">
            <text:p>13</text:p>
          </table:table-cell>
          <table:table-cell table:style-name="ce21" table:formula="of:=DCOUNTA([.C19:.F2042];3;[.Y9:.Z10])" office:value-type="float" office:value="7" calcext:value-type="float">
            <text:p>7</text:p>
          </table:table-cell>
          <table:table-cell table:style-name="ce21" table:formula="of:=DCOUNTA([.C19:.F2042];3;[.Y17:.Z18])" office:value-type="float" office:value="3" calcext:value-type="float">
            <text:p>3</text:p>
          </table:table-cell>
          <table:table-cell table:style-name="ce21" table:formula="of:=DCOUNTA([.C19:.F2042];3;[.AA17:.AB18])" office:value-type="float" office:value="0" calcext:value-type="float">
            <text:p>0</text:p>
          </table:table-cell>
          <table:table-cell table:style-name="ce21" table:formula="of:=DCOUNTA([.C19:.F2042];3;[.AC17:.AD18])" office:value-type="float" office:value="2" calcext:value-type="float">
            <text:p>2</text:p>
          </table:table-cell>
          <table:table-cell table:style-name="ce21" table:formula="of:=DCOUNTA([.C19:.F2042];3;[.AE9:.AF10])" office:value-type="float" office:value="0" calcext:value-type="float">
            <text:p>0</text:p>
          </table:table-cell>
          <table:table-cell table:style-name="ce25" table:formula="of:=DCOUNTA([.C19:.F2045];3;[.W9:.X10])" office:value-type="float" office:value="2" calcext:value-type="float">
            <text:p>2</text:p>
          </table:table-cell>
          <table:table-cell table:formula="of:=SUM([.D11:.K11])" office:value-type="float" office:value="30" calcext:value-type="float">
            <text:p>30</text:p>
          </table:table-cell>
          <table:table-cell table:style-name="ce19"/>
          <table:table-cell table:number-columns-repeated="2"/>
          <table:table-cell office:value-type="float" office:value="4" calcext:value-type="float">
            <text:p>4</text:p>
          </table:table-cell>
          <table:table-cell table:formula="of:=[.I11]/[.L11]" office:value-type="float" office:value="0.0666666666666667" calcext:value-type="float">
            <text:p>0.07</text:p>
          </table:table-cell>
          <table:table-cell table:formula="of:=([.D11]+[.G11]+[.H11])/[.L11]" office:value-type="float" office:value="0.2" calcext:value-type="float">
            <text:p>0.2</text:p>
          </table:table-cell>
          <table:table-cell table:formula="of:=1-([.Q11]+[.R11])" office:value-type="float" office:value="0.733333333333333" calcext:value-type="float">
            <text:p>0.73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formula="of:=SUM([.D8:.D11])" office:value-type="float" office:value="17" calcext:value-type="float">
            <text:p>17</text:p>
          </table:table-cell>
          <table:table-cell table:formula="of:=SUM([.E8:.E11])" office:value-type="float" office:value="57" calcext:value-type="float">
            <text:p>57</text:p>
          </table:table-cell>
          <table:table-cell table:formula="of:=SUM([.F8:.F11])" office:value-type="float" office:value="39" calcext:value-type="float">
            <text:p>39</text:p>
          </table:table-cell>
          <table:table-cell table:formula="of:=SUM([.G8:.G11])" office:value-type="float" office:value="10" calcext:value-type="float">
            <text:p>10</text:p>
          </table:table-cell>
          <table:table-cell table:formula="of:=SUM([.H8:.H11])" office:value-type="float" office:value="7" calcext:value-type="float">
            <text:p>7</text:p>
          </table:table-cell>
          <table:table-cell table:formula="of:=SUM([.I8:.I11])" office:value-type="float" office:value="34" calcext:value-type="float">
            <text:p>34</text:p>
          </table:table-cell>
          <table:table-cell table:formula="of:=SUM([.J8:.J11])" office:value-type="float" office:value="7" calcext:value-type="float">
            <text:p>7</text:p>
          </table:table-cell>
          <table:table-cell table:formula="of:=SUM([.K8:.K11])" office:value-type="float" office:value="9" calcext:value-type="float">
            <text:p>9</text:p>
          </table:table-cell>
          <table:table-cell table:formula="of:=SUM([.L8:.L11])" office:value-type="float" office:value="180" calcext:value-type="float">
            <text:p>18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string" calcext:value-type="string">
            <text:p>Arm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 office:value-type="string" calcext:value-type="string">
            <text:p>Arm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 office:value-type="string" calcext:value-type="string">
            <text:p>Arm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m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ur.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id-Resistant Cloa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Immune to Ac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Wisd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1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lessed M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Undead &amp; Dem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ts of Danc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-1 Atk, +1 Def, +1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rk of Cruel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vs. Anim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limsy Lockpi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limsy Lockpi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appling Hoo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Rigid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no effect from tele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ervious Backp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Unequipped possessions saf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ather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ather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ghtning Ro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flects Electrici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S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S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tlass of Crippl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-1 Speed on hit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ial of Intellec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+3 Mind ro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ilter of Dexter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+3 Speed ro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isoned Knif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-1 Def on hit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wder of Uncontrollable Laught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-3 Atk, -3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edator's Dagg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vs. Slow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kety Sh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, Fragi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Fi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Immune to Fi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Key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Retribu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d of Polymorp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rificial Dagg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0 Atk, Sacrifice follower for +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ining Star Penda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Immune to Draining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Shove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moke V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Allows Esca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ks of Swiftn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1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id Iron Sh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llboo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raw Mai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, vulnerable to fire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alisman of Integr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Combatants cannot summon or teleport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eatise of Insigh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hange scroll to spe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reliable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-2 - 5 defenc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cker Bas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can blind you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odsman's Ax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vs. Plan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robat's Boo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Speed, 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Curi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Fl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Fo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rbed Spea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breaks o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k of Summonin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oots of Spee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2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rnished Silver Armou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3 Def, Weight 2, reflect, animals fle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in Mai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ub of Sou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X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endium of Magical Rituals etc.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Identify possess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owba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ueling Epe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2 vs. Humano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ithful Blad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t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oves of Master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mmer of Crush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ritical on 7 or 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See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orn of Announcemen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ummons Fo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ge Cumbersome Sh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Weight: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te of Sound Slee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al Lad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rningstar of Killing Th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5 vs. 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ckaxe of Secret Door Detecti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move rubble, find secret door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Polished Sh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flect Gaz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artz Sh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, Immune to Light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Qyzox Scale Mai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, Tele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Good Fortun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-1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Heal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Heals 4/tur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usty Knife +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ck of Fools Go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nging Sw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lose Initi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eleton 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eleton 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rceror's Staf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+1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ider Glov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iked Steel Boo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aff of Fi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d8 + Mind, 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eel-Plated Helme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iletto of Suren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0 Atk, critical on 7 or 8, at least 1 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udded Leather of Silenc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, Everyone Silenc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ree-handed Sw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weight 1, no shiel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ined Alligat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holy Scimita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5 Atk, Lose d8 on Sw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rlock's Bear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Can Cast Spel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Discern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Avoid Trap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el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kh of Teleport Contro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 of Tw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turn to ba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ttlelust Blad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+2 Speed in comba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e of the Fe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Draw 2 spells, cast one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ronomet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rn back ti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oak of Invisibilit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Invisibili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pper Plate Mai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4 Def, vulnerable to elec, 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Maill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4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ery Ax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fi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e Mithril Ch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3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lail of Vengea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+5 vs. damaging enem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ull Plate Mail Armou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auntlets of Astounding Strengt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2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uberk of Hast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, Speed +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Intellige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+2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et of Reflex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rkin of Endura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Protects from Status Ailments, Preserves sta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ce of Dragon Slay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, +6 vs. Drag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ghtning Boo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2 Speed, Immune to elec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Loincloth of Odorlessn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4 Atk, +4 Def vs. Animals &amp; Drag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samun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, +6 vs. demons/undead. can't attack plants and anima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uramas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must attack self if no batt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limpses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pier of Thirs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5 vs. Chosen Ty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Enhance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2 Mind, +2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gue's Cap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1 Speed, avoid Traps, Surpris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awl of Recuperat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begin of turn, +5 health, or 1 to attribute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Shield of I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Cold Immunity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ield of Fir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Fire Immunity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kip turn for heal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Master Ke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, Avoid chest trap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me of Mag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ast top two spells of spell de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de Good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xchange with another play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icorn Hor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eals ailments, attributes, and 10 health (combat), all health (non-combat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mpiric Dagg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0 Atk, Gain life from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geful Flai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+5 vs. enemy which damaged you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oodoo Do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ives a player a curse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nd of Teleportation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eleports targe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nged Helme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2 Def, 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ystal Statuet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Kills a Level 1,2 or 3 monster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amantium Armou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6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Resurrec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sket of Desi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Item of chosen type from each floor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at of Many Colou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Diviner Abili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oak of Shadow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You always have an imag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lossal <text:span text:style-name="T1">Broadsword</text:span>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Helme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Def +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Brillianc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an cast Spells, gain spell at beginning of turn, +2 Mind, 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oly Grai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eals completel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ntle of Elemental Master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Healed by fire, ice, lightning, ac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p of Dungeo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ove anywhe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ike's W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5 Speed, Fly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b of Destin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draws a car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ilosopher's Ston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onvert possessions to gol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rtable Hol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 of Erudi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Mind +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d of Ascelpi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eal status ailments, attributes, lif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unic Plat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+1 Mind, +1 Speed, Weight 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eptre of Player Summon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ummon Play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aff of Indiscriminate Destruc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4d8 damage to each combatant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word of Lege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Heal 5 health/att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nged Mithri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4 Def, Fligh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re Spic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Gobl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ng Vas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Can Brea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mous Pain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plendent Tapestr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olden Cal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Comes with curs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Neckl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heelbarrow full of Treasur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eight 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sed Lead Bo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Epaulets of Teleport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d Breastplat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-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Undertunic of Stenc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d Belt of Clumsin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-1 Speed, Fumble on 1 or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Nunchak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Boots of Levita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Flight, cannot go down stair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Ring of Braver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Cannot Run or become afra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Hairshir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1 damage/(action or move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Menhi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Shawl of Brainlessn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Become Zomb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Helm of Blindnes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You bl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One Accessory to Rule Them 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Various</text:p>
          </table:table-cell>
          <table:table-cell table:number-columns-repeated="1017"/>
        </table:table-row>
      </table:table>
      <table:table table:name="Scrolls" table:style-name="ta3" table:print="false">
        <office:forms form:automatic-focus="false" form:apply-design-mode="false"/>
        <table:table-column table:style-name="co1" table:default-cell-style-name="Default"/>
        <table:table-column table:style-name="co23" table:default-cell-style-name="Default"/>
        <table:table-column table:style-name="co1" table:number-columns-repeated="6" table:default-cell-style-name="Default"/>
        <table:table-column table:style-name="co24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roll 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st</text:p>
          </table:table-cell>
          <table:table-cell table:style-name="ce33" office:value-type="string" calcext:value-type="string">
            <text:p>Bad?</text:p>
          </table:table-cell>
          <table:table-cell table:number-columns-repeated="2"/>
          <table:table-cell office:value-type="string" calcext:value-type="string">
            <text:p>Bad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dificati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pic Poetr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chant Armour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s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lock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chant Weapo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quisition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entify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move Curse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Total Scrolls</text:p>
          </table:table-cell>
          <table:table-cell table:number-columns-repeated="2"/>
          <table:table-cell table:formula="of:=SUM([.C3:.C1001]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cret Doo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nd Bla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bsentmindedn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d Scrolls</text:p>
          </table:table-cell>
          <table:table-cell table:number-columns-repeated="2"/>
          <table:table-cell table:formula="of:=DSUM([.C2:.E102];1;[.H2:.H3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eate Fo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citat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oportion of bad scrolls</text:p>
          </table:table-cell>
          <table:table-cell table:number-columns-repeated="2"/>
          <table:table-cell table:formula="of:=[.J14]/[.J11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dioc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ll Enemi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ll From Bel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rtur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ver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neline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icit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  <table:table-cell table:style-name="ce3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unish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  <table:table-cell table:style-name="ce3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Mappi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uffl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novati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rysopoeia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cane Learni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mensional Rif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ood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uplication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iptur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nish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mmon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ibberish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oll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entory Renew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portation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link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s Telepor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port Floo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fug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tual Translocatio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mnesi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parate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</table:table>
      <table:table table:name="Potions" table:style-name="ta3" table:print="false">
        <table:table-column table:style-name="co1" table:default-cell-style-name="Default"/>
        <table:table-column table:style-name="co23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tion 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st</text:p>
          </table:table-cell>
          <table:table-cell table:style-name="ce33" office:value-type="string" calcext:value-type="string">
            <text:p>Bad?</text:p>
          </table:table-cell>
          <table:table-cell table:number-columns-repeated="2"/>
          <table:table-cell office:value-type="string" calcext:value-type="string">
            <text:p>Bad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lcoho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indnes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loodlus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mpressed Ai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uring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at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fenc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rainin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thereal For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otal Potions</text:p>
          </table:table-cell>
          <table:table-cell table:number-columns-repeated="2"/>
          <table:table-cell table:formula="of:=SUM([.C3:.C1000]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iery Breat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resigh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ad Potions</text:p>
          </table:table-cell>
          <table:table-cell table:number-columns-repeated="2"/>
          <table:table-cell table:formula="of:=DSUM([.C2:.E101];1;[.H2:.H3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ortitud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resh Wa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rdines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portion of bad potions</text:p>
          </table:table-cell>
          <table:table-cell table:number-columns-repeated="2"/>
          <table:table-cell table:formula="of:=[.J14]/[.J11]" office:value-type="float" office:value="0.265625" calcext:value-type="float">
            <text:p>0.2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ling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oly Wate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tellec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incibility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3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ac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/>
          <table:table-cell table:style-name="ce3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amorphosi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nac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iso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ralysi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ncid Wat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pulsivenes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ilie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toration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uffl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ccour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quenchable Pow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ile Concoctio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trio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gou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Dungeon Tiles" table:style-name="ta4" table:print="false">
        <table:table-column table:style-name="co1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its</text:p>
          </table:table-cell>
          <table:table-cell office:value-type="string" calcext:value-type="string">
            <text:p>#Dexit</text:p>
          </table:table-cell>
          <table:table-cell/>
          <table:table-cell office:value-type="string" calcext:value-type="string">
            <text:p>Total Empty Corridor</text:p>
          </table:table-cell>
          <table:table-cell table:formula="of:=DSUM([.A2:.E2003];3;[.O11:.O12])" office:value-type="float" office:value="51" calcext:value-type="float">
            <text:p>51</text:p>
          </table:table-cell>
          <table:table-cell/>
          <table:table-cell office:value-type="string" calcext:value-type="string">
            <text:p>Total ES</text:p>
          </table:table-cell>
          <table:table-cell table:style-name="ce36" table:formula="of:=DSUM([.A2:.E2003];3;[.O2:.O3])" office:value-type="float" office:value="18" calcext:value-type="float">
            <text:p>18</text:p>
          </table:table-cell>
          <table:table-cell table:number-columns-repeated="2"/>
          <table:table-cell table:number-columns-repeated="4" office:value-type="string" calcext:value-type="string">
            <text:p>Exits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otal Empty Room</text:p>
          </table:table-cell>
          <table:table-cell table:formula="of:=DSUM([.A2:.E2003];3;[.O13:.O14])" office:value-type="float" office:value="46" calcext:value-type="float">
            <text:p>46</text:p>
          </table:table-cell>
          <table:table-cell/>
          <table:table-cell office:value-type="string" calcext:value-type="string">
            <text:p>Total SW</text:p>
          </table:table-cell>
          <table:table-cell table:style-name="ce36" table:formula="of:=DSUM([.A2:.E2003];3;[.P2:.P3])" office:value-type="float" office:value="20" calcext:value-type="float">
            <text:p>20</text:p>
          </table:table-cell>
          <table:table-cell table:number-columns-repeated="2"/>
          <table:table-cell table:formula="of:=&quot;=ES&quot;" office:value-type="string" office:string-value="=ES" calcext:value-type="string">
            <text:p>=ES</text:p>
          </table:table-cell>
          <table:table-cell table:formula="of:=&quot;=SW&quot;" office:value-type="string" office:string-value="=SW" calcext:value-type="string">
            <text:p>=SW</text:p>
          </table:table-cell>
          <table:table-cell table:formula="of:=&quot;=NS&quot;" office:value-type="string" office:string-value="=NS" calcext:value-type="string">
            <text:p>=NS</text:p>
          </table:table-cell>
          <table:table-cell table:formula="of:=&quot;=None&quot;" office:value-type="string" office:string-value="=None" calcext:value-type="string">
            <text:p>=Non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huf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</text:p>
          </table:table-cell>
          <table:table-cell table:number-columns-repeated="6"/>
          <table:table-cell office:value-type="string" calcext:value-type="string">
            <text:p>Total NS</text:p>
          </table:table-cell>
          <table:table-cell table:style-name="ce36" table:formula="of:=DSUM([.A2:.E2003];3;[.Q2:.Q3])" office:value-type="float" office:value="29" calcext:value-type="float">
            <text:p>29</text:p>
          </table:table-cell>
          <table:table-cell table:number-columns-repeated="2"/>
          <table:table-cell table:number-columns-repeated="4" office:value-type="string" calcext:value-type="string">
            <text:p>Exits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otal Meta</text:p>
          </table:table-cell>
          <table:table-cell table:formula="of:=DSUM([.A2:.E1999];3;[.P15:.P16])" office:value-type="float" office:value="2" calcext:value-type="float">
            <text:p>2</text:p>
          </table:table-cell>
          <table:table-cell/>
          <table:table-cell office:value-type="string" calcext:value-type="string">
            <text:p>Total NE</text:p>
          </table:table-cell>
          <table:table-cell table:style-name="ce36" table:formula="of:=DSUM([.A2:.E2003];3;[.O8:.O9])" office:value-type="float" office:value="1" calcext:value-type="float">
            <text:p>1</text:p>
          </table:table-cell>
          <table:table-cell table:number-columns-repeated="2"/>
          <table:table-cell table:formula="of:=&quot;=NSW&quot;" office:value-type="string" office:string-value="=NSW" calcext:value-type="string">
            <text:p>=NSW</text:p>
          </table:table-cell>
          <table:table-cell table:formula="of:=&quot;=NEW&quot;" office:value-type="string" office:string-value="=NEW" calcext:value-type="string">
            <text:p>=NEW</text:p>
          </table:table-cell>
          <table:table-cell table:formula="of:=&quot;=NES&quot;" office:value-type="string" office:string-value="=NES" calcext:value-type="string">
            <text:p>=NES</text:p>
          </table:table-cell>
          <table:table-cell table:formula="of:=&quot;=ESW&quot;" office:value-type="string" office:string-value="=ESW" calcext:value-type="string">
            <text:p>=ESW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Corridor</text:p>
          </table:table-cell>
          <table:table-cell table:formula="of:=DSUM([.C2:.E258];1;[.Q15:.Q16])" office:value-type="float" office:value="89" calcext:value-type="float">
            <text:p>89</text:p>
          </table:table-cell>
          <table:table-cell/>
          <table:table-cell office:value-type="string" calcext:value-type="string">
            <text:p>Total NW</text:p>
          </table:table-cell>
          <table:table-cell table:formula="of:=DSUM([.A2:.E2003];3;[.P8:.P9])" office:value-type="float" office:value="1" calcext:value-type="float">
            <text:p>1</text:p>
          </table:table-cell>
          <table:table-cell table:number-columns-repeated="2"/>
          <table:table-cell table:number-columns-repeated="4" office:value-type="string" calcext:value-type="string">
            <text:p>Exit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</text:p>
          </table:table-cell>
          <table:table-cell table:number-columns-repeated="5"/>
          <table:table-cell office:value-type="string" calcext:value-type="string">
            <text:p>Total EW</text:p>
          </table:table-cell>
          <table:table-cell table:formula="of:=DSUM([.A2:.E2003];3;[.Q8:.Q9])" office:value-type="float" office:value="2" calcext:value-type="float">
            <text:p>2</text:p>
          </table:table-cell>
          <table:table-cell table:number-columns-repeated="2"/>
          <table:table-cell table:formula="of:=&quot;=N&quot;" office:value-type="string" office:string-value="=N" calcext:value-type="string">
            <text:p>=N</text:p>
          </table:table-cell>
          <table:table-cell table:formula="of:=&quot;=E&quot;" office:value-type="string" office:string-value="=E" calcext:value-type="string">
            <text:p>=E</text:p>
          </table:table-cell>
          <table:table-cell table:formula="of:=&quot;=S&quot;" office:value-type="string" office:string-value="=S" calcext:value-type="string">
            <text:p>=S</text:p>
          </table:table-cell>
          <table:table-cell table:formula="of:=&quot;=W&quot;" office:value-type="string" office:string-value="=W" calcext:value-type="string">
            <text:p>=W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otal RoomA (Draw room card)</text:p>
          </table:table-cell>
          <table:table-cell table:formula="of:=DSUM([.C2:.E2001];1;[.R15:.R16])" office:value-type="float" office:value="100" calcext:value-type="float">
            <text:p>100</text:p>
          </table:table-cell>
          <table:table-cell/>
          <table:table-cell office:value-type="string" calcext:value-type="string">
            <text:p>Total None</text:p>
          </table:table-cell>
          <table:table-cell table:style-name="ce36" table:formula="of:=DSUM([.A2:.E2003];3;[.R2:.R3])" office:value-type="float" office:value="2" calcext:value-type="float">
            <text:p>2</text:p>
          </table:table-cell>
          <table:table-cell table:number-columns-repeated="2"/>
          <table:table-cell table:number-columns-repeated="4" office:value-type="string" calcext:value-type="string">
            <text:p>Exit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RoomB (No room card)</text:p>
          </table:table-cell>
          <table:table-cell table:formula="of:=DSUM([.C2:.E2001];1;[.P17:.P19])" office:value-type="float" office:value="11" calcext:value-type="float">
            <text:p>11</text:p>
          </table:table-cell>
          <table:table-cell/>
          <table:table-cell office:value-type="string" calcext:value-type="string">
            <text:p>Total NSW</text:p>
          </table:table-cell>
          <table:table-cell table:style-name="ce36" table:formula="of:=DSUM([.A2:.E2003];3;[.O4:.O5])" office:value-type="float" office:value="20" calcext:value-type="float">
            <text:p>20</text:p>
          </table:table-cell>
          <table:table-cell table:number-columns-repeated="2"/>
          <table:table-cell table:formula="of:=&quot;=NE&quot;" office:value-type="string" office:string-value="=NE" calcext:value-type="string">
            <text:p>=NE</text:p>
          </table:table-cell>
          <table:table-cell table:formula="of:=&quot;=NW&quot;" office:value-type="string" office:string-value="=NW" calcext:value-type="string">
            <text:p>=NW</text:p>
          </table:table-cell>
          <table:table-cell table:formula="of:=&quot;=EW&quot;" office:value-type="string" office:string-value="=EW" calcext:value-type="string">
            <text:p>=EW</text:p>
          </table:table-cell>
          <table:table-cell table:formula="of:=&quot;=NESW&quot;" office:value-type="string" office:string-value="=NESW" calcext:value-type="string">
            <text:p>=NESW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tal NEW</text:p>
          </table:table-cell>
          <table:table-cell table:style-name="ce36" table:formula="of:=DSUM([.A2:.E2003];3;[.P4:.P5]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table:number-columns-repeated="5"/>
          <table:table-cell office:value-type="string" calcext:value-type="string">
            <text:p>Total NES</text:p>
          </table:table-cell>
          <table:table-cell table:style-name="ce36" table:formula="of:=DSUM([.A2:.E2003];3;[.Q4:.Q5])"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iant F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table:number-columns-repeated="6"/>
          <table:table-cell table:style-name="ce36"/>
          <table:table-cell table:number-columns-repeated="2"/>
          <table:table-cell office:value-type="string" calcext:value-type="string">
            <text:p>Empty Corridor</text:p>
          </table:table-cell>
          <table:table-cell office:value-type="string" calcext:value-type="string">
            <text:p>.*Mud.*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or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otal non Meta</text:p>
          </table:table-cell>
          <table:table-cell table:formula="of:=SUM([.I6:.I9])" office:value-type="float" office:value="200" calcext:value-type="float">
            <text:p>200</text:p>
          </table:table-cell>
          <table:table-cell/>
          <table:table-cell office:value-type="string" calcext:value-type="string">
            <text:p>Total ESW</text:p>
          </table:table-cell>
          <table:table-cell table:style-name="ce36" table:formula="of:=DSUM([.A2:.E2003];3;[.R4:.R5])"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ubble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table:number-columns-repeated="5"/>
          <table:table-cell office:value-type="string" calcext:value-type="string">
            <text:p>Total N</text:p>
          </table:table-cell>
          <table:table-cell table:style-name="ce36" table:formula="of:=DSUM([.A2:.E2003];3;[.O6:.O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mpty Room</text:p>
          </table:table-cell>
          <table:table-cell office:value-type="string" calcext:value-type="string">
            <text:p>.*Rubble.*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Total E</text:p>
          </table:table-cell>
          <table:table-cell table:style-name="ce36" table:formula="of:=DSUM([.A2:.E2003];3;[.P6:.P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Type</text:p>
          </table:table-cell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Total S</text:p>
          </table:table-cell>
          <table:table-cell table:style-name="ce36" table:formula="of:=DSUM([.A2:.E2003];3;[.Q6:.Q7])" office:value-type="float" office:value="26" calcext:value-type="float">
            <text:p>26</text:p>
          </table:table-cell>
          <table:table-cell table:number-columns-repeated="2"/>
          <table:table-cell table:style-name="ce37" office:value-type="string" calcext:value-type="string">
            <text:p>.*Tunnel.*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RoomA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tal W</text:p>
          </table:table-cell>
          <table:table-cell table:style-name="ce36" table:formula="of:=DSUM([.A2:.E2003];3;[.R6:.R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limb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Proportion of RoomA</text:p>
          </table:table-cell>
          <table:table-cell table:style-name="ce35" table:formula="of:=[.I8]/[.I13]" office:value-type="float" office:value="0.5" calcext:value-type="float">
            <text:p>0.500</text:p>
          </table:table-cell>
          <table:table-cell/>
          <table:table-cell office:value-type="string" calcext:value-type="string">
            <text:p>Total NESW</text:p>
          </table:table-cell>
          <table:table-cell table:formula="of:=DSUM([.A2:.E2003];3;[.R8:.R9])" office:value-type="float" office:value="32" calcext:value-type="float">
            <text:p>32</text:p>
          </table:table-cell>
          <table:table-cell table:number-columns-repeated="2"/>
          <table:table-cell table:style-name="ce37" office:value-type="string" calcext:value-type="string">
            <text:p>.*Down.*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.*Pit.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l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.*Chasm.*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verse 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5"/>
          <table:table-cell office:value-type="string" calcext:value-type="string">
            <text:p>Total Simple Exits</text:p>
          </table:table-cell>
          <table:table-cell table:formula="of:=SUM([.L2:.L19])"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.*Pit.*</text:p>
          </table:table-cell>
          <table:table-cell/>
          <table:table-cell office:value-type="string" calcext:value-type="string">
            <text:p>.*Door.*</text:p>
          </table:table-cell>
          <table:table-cell office:value-type="string" calcext:value-type="string">
            <text:p>.*Big Room.*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lide, Big Room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.*Bidirect.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9"/>
          <table:table-cell office:value-type="string" calcext:value-type="string">
            <text:p>.*Portal.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idirectional St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5"/>
          <table:table-cell office:value-type="string" calcext:value-type="string">
            <text:p>Total 0 Exits</text:p>
          </table:table-cell>
          <table:table-cell table:formula="of:=[.L8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nnel, 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tal 1 Exit</text:p>
          </table:table-cell>
          <table:table-cell table:formula="of:=SUM([.L14:.L17])"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a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Tunnel Density</text:p>
          </table:table-cell>
          <table:table-cell table:style-name="ce35" table:formula="of:=DSUM([.A2:.E2003];3;[.O15:.O16])/[.I13]" office:value-type="float" office:value="0.03" calcext:value-type="float">
            <text:p>0.030</text:p>
          </table:table-cell>
          <table:table-cell/>
          <table:table-cell office:value-type="string" calcext:value-type="string">
            <text:p>Total 2 Exits</text:p>
          </table:table-cell>
          <table:table-cell table:formula="of:=SUM([.L2:.L7])"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ubble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Rubble Density</text:p>
          </table:table-cell>
          <table:table-cell table:style-name="ce35" table:formula="of:=DSUM([.A2:.E2003];3;[.P13:.P14])/[.I13]" office:value-type="float" office:value="0.08" calcext:value-type="float">
            <text:p>0.080</text:p>
          </table:table-cell>
          <table:table-cell/>
          <table:table-cell office:value-type="string" calcext:value-type="string">
            <text:p>Total 3 Exits</text:p>
          </table:table-cell>
          <table:table-cell table:formula="of:=SUM([.L9:.L13])"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Door Density</text:p>
          </table:table-cell>
          <table:table-cell table:style-name="ce35" table:formula="of:=DSUM([.A2:.E2003];3;[.Q19:.Q20])/[.I13]" office:value-type="float" office:value="0.1" calcext:value-type="float">
            <text:p>0.100</text:p>
          </table:table-cell>
          <table:table-cell/>
          <table:table-cell office:value-type="string" calcext:value-type="string">
            <text:p>Total 4 Exits</text:p>
          </table:table-cell>
          <table:table-cell table:formula="of:=[.L18]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Big Room Density</text:p>
          </table:table-cell>
          <table:table-cell table:style-name="ce35" table:formula="of:=DSUM([.A2:.E2003];3;[.R19:.R20])/[.I13]" office:value-type="float" office:value="0.03" calcext:value-type="float">
            <text:p>0.0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t Density</text:p>
          </table:table-cell>
          <table:table-cell table:style-name="ce35" table:formula="of:=DSUM([.A2:.E2003];3;[.Q17:.Q19])/[.I13]" office:value-type="float" office:value="0.03" calcext:value-type="float">
            <text:p>0.0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</text:p>
          </table:table-cell>
          <table:table-cell table:number-columns-repeated="3"/>
          <table:table-cell table:style-name="ce3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ig Room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y Down Density</text:p>
          </table:table-cell>
          <table:table-cell table:style-name="ce35" table:formula="of:=DSUM([.A2:.E2003];3;[.O17:.O23])/[.I13]" office:value-type="float" office:value="0.1" calcext:value-type="float">
            <text:p>0.1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or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or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East,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W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+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idirectional St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+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+N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West, 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untain and 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+E+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+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bble North,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W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mb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me, Door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or North, East,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or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, Big Room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ikes Fl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ikes 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g Room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ristian Al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g Room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or North,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bble South, Big Room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directional Stair, 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s Fl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bora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bora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bble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ristian Al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s 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s 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r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bble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rk R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N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lepo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ring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ho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t, 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SUM([.F4:.F138])" office:value-type="float" office:value="49" calcext:value-type="float">
            <text:p>49</text:p>
          </table:table-cell>
          <table:table-cell table:number-columns-repeated="1018"/>
        </table:table-row>
      </table:table>
      <table:table table:name="Events" table:style-name="ta5" table:print="false"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ani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Tra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aid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ungeon Refor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Docx-Monste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36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" table:number-columns-repeated="1006" table:default-cell-style-name="Default"/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 &amp; Def</text:p>
          </table:table-cell>
          <table:table-cell/>
          <table:table-cell office:value-type="string" calcext:value-type="string">
            <text:p>Brib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Ches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vel One Monsters</text:p>
          </table:table-cell>
          <table:table-cell table:number-columns-repeated="2"/>
          <table:table-cell table:formula="of:=COUNTIF([.C$25:.C$1160];1)"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5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COUNTIF([.$K$27:.$K$50];&quot;Potion&quot;)" office:value-type="float" office:value="0" calcext:value-type="float">
            <text:p>0</text:p>
          </table:table-cell>
          <table:table-cell table:style-name="ce26" table:formula="of:=COUNTIF([.$K$27:.$K$50];&quot;Scroll&quot;)" office:value-type="float" office:value="0" calcext:value-type="float">
            <text:p>0</text:p>
          </table:table-cell>
          <table:table-cell table:style-name="ce57" table:formula="of:=COUNTIF([.$K$27:.$K$50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Two Monsters</text:p>
          </table:table-cell>
          <table:table-cell table:number-columns-repeated="2"/>
          <table:table-cell table:formula="of:=COUNTIF([.C$25:.C$1160];2)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6" office:value-type="float" office:value="12" calcext:value-type="float">
            <text:p>1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COUNTIF([.$J$52:.$J$93];&quot;Potion&quot;)" office:value-type="float" office:value="0" calcext:value-type="float">
            <text:p>0</text:p>
          </table:table-cell>
          <table:table-cell table:style-name="ce19" table:formula="of:=COUNTIF([.$J$52:.$J$93];&quot;Scroll&quot;)" office:value-type="float" office:value="0" calcext:value-type="float">
            <text:p>0</text:p>
          </table:table-cell>
          <table:table-cell table:style-name="ce58" table:formula="of:=COUNTIF([.$J$52:.$J$93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Three Monsters</text:p>
          </table:table-cell>
          <table:table-cell table:number-columns-repeated="2"/>
          <table:table-cell table:formula="of:=COUNTIF([.C$25:.C$1160];3)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6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COUNTIF([.$J$95:.$J$131];&quot;Potion&quot;)" office:value-type="float" office:value="0" calcext:value-type="float">
            <text:p>0</text:p>
          </table:table-cell>
          <table:table-cell table:style-name="ce19" table:formula="of:=COUNTIF([.$J$95:.$J$131];&quot;Scroll&quot;)" office:value-type="float" office:value="0" calcext:value-type="float">
            <text:p>0</text:p>
          </table:table-cell>
          <table:table-cell table:style-name="ce58" table:formula="of:=COUNTIF([.$J$95:.$J$131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Four Monsters</text:p>
          </table:table-cell>
          <table:table-cell table:number-columns-repeated="2"/>
          <table:table-cell table:formula="of:=COUNTIF([.C$25:.C$1160];4)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6" office:value-type="float" office:value="16" calcext:value-type="float">
            <text:p>16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COUNTIF([.$J$133:.$J$178];&quot;Potion&quot;)" office:value-type="float" office:value="0" calcext:value-type="float">
            <text:p>0</text:p>
          </table:table-cell>
          <table:table-cell table:style-name="ce19" table:formula="of:=COUNTIF([.$J$133:.$J$178];&quot;Scroll&quot;)" office:value-type="float" office:value="0" calcext:value-type="float">
            <text:p>0</text:p>
          </table:table-cell>
          <table:table-cell table:style-name="ce58" table:formula="of:=COUNTIF([.$J$133:.$J$178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Five Monsters</text:p>
          </table:table-cell>
          <table:table-cell table:number-columns-repeated="2"/>
          <table:table-cell table:formula="of:=COUNTIF([.C$25:.C$1160];5)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6" office:value-type="float" office:value="18" calcext:value-type="float">
            <text:p>18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table:formula="of:=COUNTIF([.$J$180:.$J$218];&quot;Potion&quot;)" office:value-type="float" office:value="0" calcext:value-type="float">
            <text:p>0</text:p>
          </table:table-cell>
          <table:table-cell table:style-name="ce19" table:formula="of:=COUNTIF([.$J$180:.$J$218];&quot;Scroll&quot;)" office:value-type="float" office:value="0" calcext:value-type="float">
            <text:p>0</text:p>
          </table:table-cell>
          <table:table-cell table:style-name="ce58" table:formula="of:=COUNTIF([.$J$180:.$J$218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Six Monsters</text:p>
          </table:table-cell>
          <table:table-cell table:number-columns-repeated="2"/>
          <table:table-cell table:formula="of:=COUNTIF([.C$25:.C$1160];6)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6" office:value-type="float" office:value="20" calcext:value-type="float">
            <text:p>20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5" calcext:value-type="float">
            <text:p>25</text:p>
          </table:table-cell>
          <table:table-cell table:style-name="ce19" table:formula="of:=COUNTIF([.$J$220:.$J$260];&quot;Potion&quot;)" office:value-type="float" office:value="0" calcext:value-type="float">
            <text:p>0</text:p>
          </table:table-cell>
          <table:table-cell table:style-name="ce19" table:formula="of:=COUNTIF([.$J$220:.$J$260];&quot;Scroll&quot;)" office:value-type="float" office:value="0" calcext:value-type="float">
            <text:p>0</text:p>
          </table:table-cell>
          <table:table-cell table:style-name="ce58" table:formula="of:=COUNTIF([.$J$220:.$J$260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Seven Monsters</text:p>
          </table:table-cell>
          <table:table-cell table:number-columns-repeated="2"/>
          <table:table-cell table:formula="of:=COUNTIF([.C$25:.C$1160];7)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6" office:value-type="float" office:value="22" calcext:value-type="float">
            <text:p>22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40" calcext:value-type="float">
            <text:p>40</text:p>
          </table:table-cell>
          <table:table-cell table:style-name="ce19" table:formula="of:=COUNTIF([.$J$262:.$J$294];&quot;Potion&quot;)" office:value-type="float" office:value="0" calcext:value-type="float">
            <text:p>0</text:p>
          </table:table-cell>
          <table:table-cell table:style-name="ce19" table:formula="of:=COUNTIF([.$J$262:.$J$294];&quot;Scroll&quot;)" office:value-type="float" office:value="0" calcext:value-type="float">
            <text:p>0</text:p>
          </table:table-cell>
          <table:table-cell table:style-name="ce58" table:formula="of:=COUNTIF([.$J$262:.$J$294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Eight Monsters</text:p>
          </table:table-cell>
          <table:table-cell table:number-columns-repeated="2"/>
          <table:table-cell table:formula="of:=COUNTIF([.C$25:.C$1160];8)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7" office:value-type="float" office:value="25" calcext:value-type="float">
            <text:p>25</text:p>
          </table:table-cell>
          <table:table-cell table:style-name="ce27" office:value-type="float" office:value="12" calcext:value-type="float">
            <text:p>12</text:p>
          </table:table-cell>
          <table:table-cell table:style-name="ce27"/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70" calcext:value-type="float">
            <text:p>70</text:p>
          </table:table-cell>
          <table:table-cell table:style-name="ce27" table:formula="of:=COUNTIF([.$J$296:.$J$316];&quot;Potion&quot;)" office:value-type="float" office:value="0" calcext:value-type="float">
            <text:p>0</text:p>
          </table:table-cell>
          <table:table-cell table:style-name="ce27" table:formula="of:=COUNTIF([.$J$296:.$J$316];&quot;Scroll&quot;)" office:value-type="float" office:value="0" calcext:value-type="float">
            <text:p>0</text:p>
          </table:table-cell>
          <table:table-cell table:style-name="ce59" table:formula="of:=COUNTIF([.$J$296:.$J$316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 Monsters</text:p>
          </table:table-cell>
          <table:table-cell table:number-columns-repeated="2"/>
          <table:table-cell table:formula="of:=SUM([.E3:.E10])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Demon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42" table:formula="of:=COUNTIF([.$B$27:.$N$50];&quot;Animal&quot;)" office:value-type="float" office:value="4" calcext:value-type="float">
            <text:p>4</text:p>
          </table:table-cell>
          <table:table-cell table:style-name="ce49" table:formula="of:=COUNTIF([.$B$27:.$N$50];&quot;Human&quot;)" office:value-type="float" office:value="7" calcext:value-type="float">
            <text:p>7</text:p>
          </table:table-cell>
          <table:table-cell table:style-name="ce49" table:formula="of:=COUNTIF([.$B$27:.$N$50];&quot;Undead&quot;)" office:value-type="float" office:value="3" calcext:value-type="float">
            <text:p>3</text:p>
          </table:table-cell>
          <table:table-cell table:style-name="ce49" table:formula="of:=COUNTIF([.$B$27:.$N$50];&quot;Plant&quot;)" office:value-type="float" office:value="3" calcext:value-type="float">
            <text:p>3</text:p>
          </table:table-cell>
          <table:table-cell table:style-name="ce49" table:formula="of:=COUNTIF([.$B$27:.$N$50];&quot;Thing&quot;)" office:value-type="float" office:value="3" calcext:value-type="float">
            <text:p>3</text:p>
          </table:table-cell>
          <table:table-cell table:style-name="ce49" table:formula="of:=COUNTIF([.$B$27:.$N$50];&quot;Dragon&quot;)" office:value-type="float" office:value="1" calcext:value-type="float">
            <text:p>1</text:p>
          </table:table-cell>
          <table:table-cell table:style-name="ce54" table:formula="of:=COUNTIF([.$B$27:.$N$50];&quot;Demon&quot;)" office:value-type="float" office:value="1" calcext:value-type="float">
            <text:p>1</text:p>
          </table:table-cell>
          <table:table-cell table:formula="of:=SUM([.I13:.O13])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style-name="ce41" table:formula="of:=COUNTIF([.$B$52:.$M$93];&quot;Animal&quot;)" office:value-type="float" office:value="0" calcext:value-type="float">
            <text:p>0</text:p>
          </table:table-cell>
          <table:table-cell table:formula="of:=COUNTIF([.$B$52:.$M$93];&quot;Human&quot;)" office:value-type="float" office:value="0" calcext:value-type="float">
            <text:p>0</text:p>
          </table:table-cell>
          <table:table-cell table:formula="of:=COUNTIF([.$B$52:.$M$93];&quot;Undead&quot;)" office:value-type="float" office:value="0" calcext:value-type="float">
            <text:p>0</text:p>
          </table:table-cell>
          <table:table-cell table:formula="of:=COUNTIF([.$B$52:.$M$93];&quot;Plant&quot;)" office:value-type="float" office:value="0" calcext:value-type="float">
            <text:p>0</text:p>
          </table:table-cell>
          <table:table-cell table:formula="of:=COUNTIF([.$B$52:.$M$93];&quot;Thing&quot;)" office:value-type="float" office:value="0" calcext:value-type="float">
            <text:p>0</text:p>
          </table:table-cell>
          <table:table-cell table:formula="of:=COUNTIF([.$B$52:.$M$93];&quot;Dragon&quot;)" office:value-type="float" office:value="0" calcext:value-type="float">
            <text:p>0</text:p>
          </table:table-cell>
          <table:table-cell table:style-name="ce55" table:formula="of:=COUNTIF([.$B$52:.$M$93];&quot;Demon&quot;)" office:value-type="float" office:value="0" calcext:value-type="float">
            <text:p>0</text:p>
          </table:table-cell>
          <table:table-cell table:formula="of:=SUM([.I14:.O1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style-name="ce41" table:formula="of:=COUNTIF([.$B$95:.$M$131];&quot;Animal&quot;)" office:value-type="float" office:value="0" calcext:value-type="float">
            <text:p>0</text:p>
          </table:table-cell>
          <table:table-cell table:formula="of:=COUNTIF([.$B$95:.$M$131];&quot;Human&quot;)" office:value-type="float" office:value="0" calcext:value-type="float">
            <text:p>0</text:p>
          </table:table-cell>
          <table:table-cell table:formula="of:=COUNTIF([.$B$95:.$M$131];&quot;Undead&quot;)" office:value-type="float" office:value="0" calcext:value-type="float">
            <text:p>0</text:p>
          </table:table-cell>
          <table:table-cell table:formula="of:=COUNTIF([.$B$95:.$M$131];&quot;Plant&quot;)" office:value-type="float" office:value="0" calcext:value-type="float">
            <text:p>0</text:p>
          </table:table-cell>
          <table:table-cell table:formula="of:=COUNTIF([.$B$95:.$M$131];&quot;Thing&quot;)" office:value-type="float" office:value="0" calcext:value-type="float">
            <text:p>0</text:p>
          </table:table-cell>
          <table:table-cell table:formula="of:=COUNTIF([.$B$95:.$M$131];&quot;Dragon&quot;)" office:value-type="float" office:value="0" calcext:value-type="float">
            <text:p>0</text:p>
          </table:table-cell>
          <table:table-cell table:style-name="ce55" table:formula="of:=COUNTIF([.$B$95:.$M$131];&quot;Demon&quot;)" office:value-type="float" office:value="0" calcext:value-type="float">
            <text:p>0</text:p>
          </table:table-cell>
          <table:table-cell table:formula="of:=SUM([.I15:.O1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style-name="ce41" table:formula="of:=COUNTIF([.$B$133:.$M$178];&quot;Animal&quot;)" office:value-type="float" office:value="0" calcext:value-type="float">
            <text:p>0</text:p>
          </table:table-cell>
          <table:table-cell table:formula="of:=COUNTIF([.$B$133:.$M$178];&quot;Animal&quot;)" office:value-type="float" office:value="0" calcext:value-type="float">
            <text:p>0</text:p>
          </table:table-cell>
          <table:table-cell table:formula="of:=COUNTIF([.$B$133:.$M$178];&quot;Undead&quot;)" office:value-type="float" office:value="0" calcext:value-type="float">
            <text:p>0</text:p>
          </table:table-cell>
          <table:table-cell table:formula="of:=COUNTIF([.$B$133:.$M$178];&quot;Plant&quot;)" office:value-type="float" office:value="0" calcext:value-type="float">
            <text:p>0</text:p>
          </table:table-cell>
          <table:table-cell table:formula="of:=COUNTIF([.$B$133:.$M$178];&quot;Thing&quot;)" office:value-type="float" office:value="0" calcext:value-type="float">
            <text:p>0</text:p>
          </table:table-cell>
          <table:table-cell table:formula="of:=COUNTIF([.$B$133:.$M$178];&quot;Dragon&quot;)" office:value-type="float" office:value="0" calcext:value-type="float">
            <text:p>0</text:p>
          </table:table-cell>
          <table:table-cell table:style-name="ce55" table:formula="of:=COUNTIF([.$B$133:.$M$178];&quot;Demon&quot;)" office:value-type="float" office:value="0" calcext:value-type="float">
            <text:p>0</text:p>
          </table:table-cell>
          <table:table-cell table:formula="of:=SUM([.I16:.O1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style-name="ce41" table:formula="of:=COUNTIF([.$B$180:.$M$218];&quot;Animal&quot;)" office:value-type="float" office:value="0" calcext:value-type="float">
            <text:p>0</text:p>
          </table:table-cell>
          <table:table-cell table:formula="of:=COUNTIF([.$B$180:.$M$218];&quot;Human&quot;)" office:value-type="float" office:value="0" calcext:value-type="float">
            <text:p>0</text:p>
          </table:table-cell>
          <table:table-cell table:formula="of:=COUNTIF([.$B$180:.$M$218];&quot;Undead&quot;)" office:value-type="float" office:value="0" calcext:value-type="float">
            <text:p>0</text:p>
          </table:table-cell>
          <table:table-cell table:formula="of:=COUNTIF([.$B$180:.$M$218];&quot;Plant&quot;)" office:value-type="float" office:value="0" calcext:value-type="float">
            <text:p>0</text:p>
          </table:table-cell>
          <table:table-cell table:formula="of:=COUNTIF([.$B$180:.$M$218];&quot;Thing&quot;)" office:value-type="float" office:value="0" calcext:value-type="float">
            <text:p>0</text:p>
          </table:table-cell>
          <table:table-cell table:formula="of:=COUNTIF([.$B$180:.$M$218];&quot;Dragon&quot;)" office:value-type="float" office:value="0" calcext:value-type="float">
            <text:p>0</text:p>
          </table:table-cell>
          <table:table-cell table:style-name="ce55" table:formula="of:=COUNTIF([.$B$180:.$M$218];&quot;Demon&quot;)" office:value-type="float" office:value="0" calcext:value-type="float">
            <text:p>0</text:p>
          </table:table-cell>
          <table:table-cell table:formula="of:=SUM([.I17:.O1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style-name="ce41" table:formula="of:=COUNTIF([.$B$220:.$M$260];&quot;Animal&quot;)" office:value-type="float" office:value="0" calcext:value-type="float">
            <text:p>0</text:p>
          </table:table-cell>
          <table:table-cell table:formula="of:=COUNTIF([.$B$220:.$M$260];&quot;Human&quot;)" office:value-type="float" office:value="0" calcext:value-type="float">
            <text:p>0</text:p>
          </table:table-cell>
          <table:table-cell table:formula="of:=COUNTIF([.$B$220:.$M$260];&quot;Undead&quot;)" office:value-type="float" office:value="0" calcext:value-type="float">
            <text:p>0</text:p>
          </table:table-cell>
          <table:table-cell table:formula="of:=COUNTIF([.$B$220:.$M$260];&quot;Plant&quot;)" office:value-type="float" office:value="0" calcext:value-type="float">
            <text:p>0</text:p>
          </table:table-cell>
          <table:table-cell table:formula="of:=COUNTIF([.$B$220:.$M$260];&quot;Thing&quot;)" office:value-type="float" office:value="0" calcext:value-type="float">
            <text:p>0</text:p>
          </table:table-cell>
          <table:table-cell table:formula="of:=COUNTIF([.$B$220:.$M$260];&quot;Dragon&quot;)" office:value-type="float" office:value="0" calcext:value-type="float">
            <text:p>0</text:p>
          </table:table-cell>
          <table:table-cell table:style-name="ce55" table:formula="of:=COUNTIF([.$B$220:.$M$260];&quot;Demon&quot;)" office:value-type="float" office:value="0" calcext:value-type="float">
            <text:p>0</text:p>
          </table:table-cell>
          <table:table-cell table:formula="of:=SUM([.I18:.O1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style-name="ce41" table:formula="of:=COUNTIF([.$B$262:.$M$294];&quot;Animal&quot;)" office:value-type="float" office:value="0" calcext:value-type="float">
            <text:p>0</text:p>
          </table:table-cell>
          <table:table-cell table:formula="of:=COUNTIF([.$B$262:.$M$294];&quot;Human&quot;)" office:value-type="float" office:value="0" calcext:value-type="float">
            <text:p>0</text:p>
          </table:table-cell>
          <table:table-cell table:formula="of:=COUNTIF([.$B$262:.$M$294];&quot;Undead&quot;)" office:value-type="float" office:value="0" calcext:value-type="float">
            <text:p>0</text:p>
          </table:table-cell>
          <table:table-cell table:formula="of:=COUNTIF([.$B$262:.$M$294];&quot;Plant&quot;)" office:value-type="float" office:value="0" calcext:value-type="float">
            <text:p>0</text:p>
          </table:table-cell>
          <table:table-cell table:formula="of:=COUNTIF([.$B$262:.$M$294];&quot;Thing&quot;)" office:value-type="float" office:value="0" calcext:value-type="float">
            <text:p>0</text:p>
          </table:table-cell>
          <table:table-cell table:formula="of:=COUNTIF([.$B$262:.$M$294];&quot;Dragon&quot;)" office:value-type="float" office:value="0" calcext:value-type="float">
            <text:p>0</text:p>
          </table:table-cell>
          <table:table-cell table:style-name="ce55" table:formula="of:=COUNTIF([.$B$262:.$M$294];&quot;Demon&quot;)" office:value-type="float" office:value="0" calcext:value-type="float">
            <text:p>0</text:p>
          </table:table-cell>
          <table:table-cell table:formula="of:=SUM([.I19:.O1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style-name="ce48" table:formula="of:=COUNTIF([.$B$296:.$M$316];&quot;Animal&quot;)" office:value-type="float" office:value="0" calcext:value-type="float">
            <text:p>0</text:p>
          </table:table-cell>
          <table:table-cell table:style-name="ce50" table:formula="of:=COUNTIF([.$B$296:.$M$316];&quot;Human&quot;)" office:value-type="float" office:value="0" calcext:value-type="float">
            <text:p>0</text:p>
          </table:table-cell>
          <table:table-cell table:style-name="ce50" table:formula="of:=COUNTIF([.$B$296:.$M$316];&quot;Undead&quot;)" office:value-type="float" office:value="0" calcext:value-type="float">
            <text:p>0</text:p>
          </table:table-cell>
          <table:table-cell table:style-name="ce50" table:formula="of:=COUNTIF([.$B$296:.$M$316];&quot;Plant&quot;)" office:value-type="float" office:value="0" calcext:value-type="float">
            <text:p>0</text:p>
          </table:table-cell>
          <table:table-cell table:style-name="ce50" table:formula="of:=COUNTIF([.$B$296:.$M$316];&quot;Thing&quot;)" office:value-type="float" office:value="0" calcext:value-type="float">
            <text:p>0</text:p>
          </table:table-cell>
          <table:table-cell table:style-name="ce50" table:formula="of:=COUNTIF([.$B$296:.$M$316];&quot;Dragon&quot;)" office:value-type="float" office:value="0" calcext:value-type="float">
            <text:p>0</text:p>
          </table:table-cell>
          <table:table-cell table:style-name="ce56" table:formula="of:=COUNTIF([.$B$296:.$M$316];&quot;Demon&quot;)" office:value-type="float" office:value="0" calcext:value-type="float">
            <text:p>0</text:p>
          </table:table-cell>
          <table:table-cell table:formula="of:=SUM([.I20:.O2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SUM([.I13:.I20])" office:value-type="float" office:value="4" calcext:value-type="float">
            <text:p>4</text:p>
          </table:table-cell>
          <table:table-cell table:formula="of:=SUM([.J13:.J20])" office:value-type="float" office:value="7" calcext:value-type="float">
            <text:p>7</text:p>
          </table:table-cell>
          <table:table-cell table:formula="of:=SUM([.K13:.K20])" office:value-type="float" office:value="3" calcext:value-type="float">
            <text:p>3</text:p>
          </table:table-cell>
          <table:table-cell table:formula="of:=SUM([.L13:.L20])" office:value-type="float" office:value="3" calcext:value-type="float">
            <text:p>3</text:p>
          </table:table-cell>
          <table:table-cell table:formula="of:=SUM([.M13:.M20])" office:value-type="float" office:value="3" calcext:value-type="float">
            <text:p>3</text:p>
          </table:table-cell>
          <table:table-cell table:formula="of:=SUM([.N13:.N20])" office:value-type="float" office:value="1" calcext:value-type="float">
            <text:p>1</text:p>
          </table:table-cell>
          <table:table-cell table:formula="of:=SUM([.O13:.O20])" office:value-type="float" office:value="1" calcext:value-type="float">
            <text:p>1</text:p>
          </table:table-cell>
          <table:table-cell table:formula="of:=SUM([.P13:.P20])" office:value-type="float" office:value="22" calcext:value-type="float">
            <text:p>22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Bribe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Aged Swordsm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uman</text:p>
          </table:table-cell>
          <table:table-cell table:style-name="ce2" table:number-columns-repeated="2"/>
          <table:table-cell table:style-name="ce26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Amateur Psionici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Mind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Baby Qyzo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Qyzox</text:p>
          </table:table-cell>
          <table:table-cell table:style-name="ce3" office:value-type="string" calcext:value-type="string">
            <text:p>Summon</text:p>
          </table:table-cell>
          <table:table-cell table:style-name="ce3" office:value-type="string" calcext:value-type="string">
            <text:p>Teleport</text:p>
          </table:table-cell>
          <table:table-cell table:style-name="ce3" office:value-type="string" calcext:value-type="string">
            <text:p>Rnd Elem</text:p>
          </table:table-cell>
          <table:table-cell table:style-name="ce19"/>
          <table:table-cell table:style-name="ce3" office:value-type="string" calcext:value-type="string">
            <text:p>Heals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Diseased Moul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Acid</text:p>
          </table:table-cell>
          <table:table-cell table:style-name="ce3" office:value-type="string" calcext:value-type="string">
            <text:p>Disease</text:p>
          </table:table-cell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Dour (Evil) Dwar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Dragon Hatchli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ragon</text:p>
          </table:table-cell>
          <table:table-cell table:style-name="ce3" office:value-type="string" calcext:value-type="string">
            <text:p>Fire</text:p>
          </table:table-cell>
          <table:table-cell table:style-name="ce19" table:number-columns-repeated="3"/>
          <table:table-cell table:style-name="ce3" office:value-type="string" calcext:value-type="string">
            <text:p>Strong Fire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Evil Ey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Scro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Drain</text:p>
          </table:table-cell>
          <table:table-cell table:style-name="ce3" office:value-type="string" calcext:value-type="string">
            <text:p>Disease</text:p>
          </table:table-cell>
          <table:table-cell table:style-name="ce3" office:value-type="string" calcext:value-type="string">
            <text:p>Flying</text:p>
          </table:table-cell>
          <table:table-cell table:style-name="ce19"/>
          <table:table-cell table:style-name="ce3" office:value-type="string" calcext:value-type="string">
            <text:p>Weak Ice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Frail Gob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Giant Ra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string" calcext:value-type="string">
            <text:p>Po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Poison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Heckspaw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Che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mon</text:p>
          </table:table-cell>
          <table:table-cell table:style-name="ce3" table:number-columns-repeated="2"/>
          <table:table-cell table:style-name="ce19" table:number-columns-repeated="7"/>
          <table:table-cell table:style-name="ce3" office:value-type="string" calcext:value-type="string">
            <text:p>(Wannabe Evil Spawn of Hell)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Hobgoblin Patro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Icky Crawly Thi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Scro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Paralyse</text:p>
          </table:table-cell>
          <table:table-cell table:style-name="ce3"/>
          <table:table-cell table:style-name="ce19" table:number-columns-repeated="7"/>
          <table:table-cell table:style-name="ce3" office:value-type="string" calcext:value-type="string">
            <text:p>(Carrion Crawler)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Icy Igua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Ice</text:p>
          </table:table-cell>
          <table:table-cell table:style-name="ce3"/>
          <table:table-cell table:style-name="ce19" table:number-columns-repeated="2"/>
          <table:table-cell table:style-name="ce19" office:value-type="string" calcext:value-type="string">
            <text:p>Weak Fire</text:p>
          </table:table-cell>
          <table:table-cell table:style-name="ce19" office:value-type="string" calcext:value-type="string">
            <text:p>Strong Ice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Lightning Bug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Po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Elec</text:p>
          </table:table-cell>
          <table:table-cell table:style-name="ce3"/>
          <table:table-cell table:style-name="ce19" table:number-columns-repeated="2"/>
          <table:table-cell table:style-name="ce19" office:value-type="string" calcext:value-type="string">
            <text:p>Immune Lit</text:p>
          </table:table-cell>
          <table:table-cell table:style-name="ce19" office:value-type="string" calcext:value-type="string">
            <text:p>Flying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agic Mushroom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Magic</text:p>
          </table:table-cell>
          <table:table-cell table:style-name="ce3" office:value-type="string" calcext:value-type="string">
            <text:p>Teleport</text:p>
          </table:table-cell>
          <table:table-cell table:style-name="ce19" table:number-columns-repeated="2"/>
          <table:table-cell table:style-name="ce31" office:value-type="string" calcext:value-type="string">
            <text:p>Strong Acid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an-Eating Pla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Scro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Acid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ischievous Pixie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W. Magic</text:p>
          </table:table-cell>
          <table:table-cell table:style-name="ce3"/>
          <table:table-cell table:style-name="ce19" table:number-columns-repeated="2"/>
          <table:table-cell table:style-name="ce19" office:value-type="string" calcext:value-type="string">
            <text:p>Flying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Potion Gol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2 Po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hing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Skeleto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ndead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35% Rotted Corp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Disease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Timid Acoly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W. Magic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Winged Sack of Gol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19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hing</text:p>
          </table:table-cell>
          <table:table-cell table:style-name="ce3"/>
          <table:table-cell table:style-name="ce19" table:number-columns-repeated="3"/>
          <table:table-cell table:style-name="ce3" office:value-type="string" calcext:value-type="string">
            <text:p>Immune to non-wpn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Zombi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Ite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ndead</text:p>
          </table:table-cell>
          <table:table-cell table:style-name="ce4" office:value-type="string" calcext:value-type="string">
            <text:p>Mind</text:p>
          </table:table-cell>
          <table:table-cell table:style-name="ce4"/>
          <table:table-cell table:style-name="ce27" table:number-columns-repeated="11"/>
          <table:table-cell table:number-columns-repeated="999"/>
        </table:table-row>
        <table:table-row table:style-name="ro1">
          <table:table-cell/>
          <table:table-cell table:style-name="ce3" table:number-columns-repeated="8"/>
          <table:table-cell table:style-name="ce19" table:number-columns-repeated="2"/>
          <table:table-cell table:style-name="ce3" table:number-columns-repeated="3"/>
          <table:table-cell table:style-name="ce19" table:number-columns-repeated="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34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3" table:number-rows-repeated="2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 table:number-rows-repeated="4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35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44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37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28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1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 table:number-rows-repeated="10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9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39"/>
          <table:table-cell table:style-name="ce1" table:number-columns-repeated="10"/>
          <table:table-cell table:number-columns-repeated="1012"/>
        </table:table-row>
        <table:table-row table:style-name="ro1" table:number-rows-repeated="21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2"/>
          <table:table-cell table:style-name="ce43" table:number-columns-repeated="6"/>
          <table:table-cell table:style-name="ce49" table:number-columns-repeated="4"/>
          <table:table-cell table:style-name="ce54"/>
          <table:table-cell table:number-columns-repeated="1011"/>
        </table:table-row>
        <table:table-row table:style-name="ro1">
          <table:table-cell/>
          <table:table-cell table:style-name="ce41"/>
          <table:table-cell table:number-columns-repeated="10"/>
          <table:table-cell table:style-name="ce55"/>
          <table:table-cell table:number-columns-repeated="1011"/>
        </table:table-row>
        <table:table-row table:style-name="ro1" table:number-rows-repeated="9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1"/>
          <table:table-cell table:number-columns-repeated="6"/>
          <table:table-cell table:style-name="ce1" table:number-columns-repeated="4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1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 table:number-rows-repeated="7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4">
          <table:table-cell/>
          <table:table-cell table:style-name="ce1" table:number-columns-repeated="12"/>
          <table:table-cell table:number-columns-repeated="1011"/>
        </table:table-row>
        <table:table-row table:style-name="ro1" table:number-rows-repeated="65197">
          <table:table-cell table:number-columns-repeated="1024"/>
        </table:table-row>
        <table:table-row table:style-name="ro1">
          <table:table-cell table:number-columns-repeated="12"/>
          <table:table-cell table:formula="of:=SUM([.M13:.M65535])" office:value-type="float" office:value="6" calcext:value-type="float">
            <text:p>6</text:p>
          </table:table-cell>
          <table:table-cell table:number-columns-repeated="1011"/>
        </table:table-row>
      </table:table>
      <table:table table:name="Hand-written Chests" table:style-name="ta6" table:print="false"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2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est 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lement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 calcext:value-type="string">
            <text:p>Total Chest</text:p>
          </table:table-cell>
          <table:table-cell table:formula="of:=SUM([.C6:.C1004])" office:value-type="float" office:value="30" calcext:value-type="float">
            <text:p>30</text:p>
          </table:table-cell>
          <table:table-cell table:number-columns-repeated="2"/>
          <table:table-cell table:number-columns-repeated="3" office:value-type="string" calcext:value-type="string">
            <text:p>Typ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he Chest Ope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</text:p>
          </table:table-cell>
          <table:table-cell table:number-columns-repeated="3"/>
          <table:table-cell office:value-type="string" calcext:value-type="string">
            <text:p>Easy Open</text:p>
          </table:table-cell>
          <table:table-cell table:formula="of:=DSUM([.C4:.E1004];1;[.L5:.L7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No Treasur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he Chest is Loc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ked</text:p>
          </table:table-cell>
          <table:table-cell table:number-columns-repeated="3"/>
          <table:table-cell office:value-type="string" calcext:value-type="string">
            <text:p>Hard to Open</text:p>
          </table:table-cell>
          <table:table-cell table:formula="of:=DSUM([.C4:.E1004];1;[.M5:.M7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Hard to Open</text:p>
          </table:table-cell>
          <table:table-cell office:value-type="string" calcext:value-type="string">
            <text:p>Monst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wo 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ked</text:p>
          </table:table-cell>
          <table:table-cell table:number-columns-repeated="3"/>
          <table:table-cell office:value-type="string" calcext:value-type="string">
            <text:p>Abnormal Inside</text:p>
          </table:table-cell>
          <table:table-cell table:formula="of:=DSUM([.C4:.E1004];1;[.N5:.N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Trea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Trea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uf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string" calcext:value-type="string">
            <text:p>Easy Open Ratio</text:p>
          </table:table-cell>
          <table:table-cell table:formula="of:=[.I6]/[.I5]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ly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l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wo Ch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werful Fo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Aci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ry Explo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Fi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ison D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Pois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Confus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raining M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Drai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iled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</table:table>
      <table:table table:name="Hand-written Potions" table:style-name="ta5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tion Name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Cost</text:p>
          </table:table-cell>
          <table:table-cell table:number-columns-repeated="3"/>
          <table:table-cell table:number-columns-repeated="2" office:value-type="string" calcext:value-type="string">
            <text:p>Cos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ealing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ai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torati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ccou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visibil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e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s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coho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tal Potions</text:p>
          </table:table-cell>
          <table:table-cell table:number-columns-repeated="2"/>
          <table:table-cell table:formula="of:=SUM([.E3:.E1000])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low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verage Cost</text:p>
          </table:table-cell>
          <table:table-cell table:number-columns-repeated="2"/>
          <table:table-cell office:value-type="float" office:value="71.6666666666667" calcext:value-type="float">
            <text:p>71.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ortitu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y Hot Sau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orthless Potions (Cost = 0)</text:p>
          </table:table-cell>
          <table:table-cell table:number-columns-repeated="2"/>
          <table:table-cell table:formula="of:=DSUM([.E2:.F101];1;[.J2:.J3])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rrible, Vile Conco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s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thereal Fo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roportion of bad potions</text:p>
          </table:table-cell>
          <table:table-cell table:number-columns-repeated="2"/>
          <table:table-cell table:formula="of:=[.K15]/[.K12]" office:value-type="float" office:value="0.255813953488372" calcext:value-type="float">
            <text:p>0.2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tural Boun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rd Body Bre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ansmogrif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vincibil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press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a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res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emental Attunem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oodlu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esh Wa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ace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ncid Jui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rdin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</table:table>
      <table:table table:name="Hand-written Scrolls" table:style-name="ta7" table:print="false">
        <table:table-column table:style-name="co1" table:number-columns-repeated="7" table:default-cell-style-name="Default"/>
        <table:table-column table:style-name="co46" table:default-cell-style-name="Default"/>
        <table:table-column table:style-name="co1" table:default-cell-style-name="Default"/>
        <table:table-column table:style-name="co47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roll Name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Cost</text:p>
          </table:table-cell>
          <table:table-cell table:number-columns-repeated="3"/>
          <table:table-cell table:number-columns-repeated="2" office:value-type="string" calcext:value-type="string">
            <text:p>Cos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nchant Armou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cret Door Dete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dentif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quisi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eate Fo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dioc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move Cur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leportatio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otal Scrolls</text:p>
          </table:table-cell>
          <table:table-cell table:formula="of:=SUM([.E3:.E51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iquid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Average Cost</text:p>
          </table:table-cell>
          <table:table-cell table:formula="of:=SUM([.F3:.F38])/[.I11]" office:value-type="float" office:value="121.25" calcext:value-type="float">
            <text:p>121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lv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Worthless Scrolls (Cost = 0)</text:p>
          </table:table-cell>
          <table:table-cell table:formula="of:=DSUM([.E2:.F100];1;[.J2:.J3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rr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bsentmindedn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dific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chan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roportion of bad scrolls</text:p>
          </table:table-cell>
          <table:table-cell table:formula="of:=[.I14]/[.I11]" office:value-type="float" office:value="0.275" calcext:value-type="float">
            <text:p>0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leport Lev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cane Lear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nd Bl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rgetfuln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mmon Al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s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yzz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mensional Ri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pic Poet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es Record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cit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pu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i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al Spe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r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tual Transloc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ccult Mast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vel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</table:table>
      <table:table table:name="Hand-written Monsters" table:style-name="ta8" table:print="false">
        <table:table-column table:style-name="co48" table:number-columns-repeated="2" table:default-cell-style-name="Default"/>
        <table:table-column table:style-name="co49" table:default-cell-style-name="ce61"/>
        <table:table-column table:style-name="co48" table:number-columns-repeated="7" table:default-cell-style-name="ce1"/>
        <table:table-column table:style-name="co48" table:default-cell-style-name="Default"/>
        <table:table-column table:style-name="co48" table:number-columns-repeated="3" table:default-cell-style-name="ce1"/>
        <table:table-column table:style-name="co48" table:default-cell-style-name="ce64"/>
        <table:table-column table:style-name="co48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HP</text:p>
          </table:table-cell>
          <table:table-cell office:value-type="string" calcext:value-type="string">
            <text:p>Atk &amp; Def</text:p>
          </table:table-cell>
          <table:table-cell table:style-name="Default"/>
          <table:table-cell table:style-name="Default" office:value-type="string" calcext:value-type="string">
            <text:p>Bribe</text:p>
          </table:table-cell>
          <table:table-cell table:style-name="Default" office:value-type="string" calcext:value-type="string">
            <text:p>GP</text:p>
          </table:table-cell>
          <table:table-cell table:style-name="Default" office:value-type="string" calcext:value-type="string">
            <text:p>Potion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onster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One Monsters</text:p>
          </table:table-cell>
          <table:table-cell table:style-name="Default" table:number-columns-repeated="2"/>
          <table:table-cell table:style-name="Default" table:formula="of:=COUNTIF([.D$25:.D$1123];1)" office:value-type="float" office:value="22" calcext:value-type="float">
            <text:p>22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ce45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50" calcext:value-type="float">
            <text:p>50</text:p>
          </table:table-cell>
          <table:table-cell table:style-name="ce26" table:formula="of:=COUNTIF([.$L$27:.$L$59];&quot;Potion&quot;)" office:value-type="float" office:value="5" calcext:value-type="float">
            <text:p>5</text:p>
          </table:table-cell>
          <table:table-cell table:style-name="ce26" table:formula="of:=COUNTIF([.$J$27:.$J$59];&quot;Scroll&quot;)" office:value-type="float" office:value="0" calcext:value-type="float">
            <text:p>0</text:p>
          </table:table-cell>
          <table:table-cell table:style-name="ce26" table:formula="of:=COUNTIF([.$J$27:.$J$59];&quot;Chest&quot;)" office:value-type="float" office:value="0" calcext:value-type="float">
            <text:p>0</text:p>
          </table:table-cell>
          <table:table-cell table:style-name="ce57" table:formula="of:=COUNTA([.C28:.C59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Two Monsters</text:p>
          </table:table-cell>
          <table:table-cell table:style-name="Default" table:number-columns-repeated="2"/>
          <table:table-cell table:style-name="Default" table:formula="of:=COUNTIF([.D$25:.D$1123];2)" office:value-type="float" office:value="18" calcext:value-type="float">
            <text:p>18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ce46" office:value-type="float" office:value="12" calcext:value-type="float">
            <text:p>1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5" calcext:value-type="float">
            <text:p>75</text:p>
          </table:table-cell>
          <table:table-cell table:style-name="ce19" table:formula="of:=COUNTIF([.$J$60:.$J$91];&quot;Potion&quot;)" office:value-type="float" office:value="0" calcext:value-type="float">
            <text:p>0</text:p>
          </table:table-cell>
          <table:table-cell table:style-name="ce19" table:formula="of:=COUNTIF([.$J$60:.$J$91];&quot;Scroll&quot;)" office:value-type="float" office:value="0" calcext:value-type="float">
            <text:p>0</text:p>
          </table:table-cell>
          <table:table-cell table:style-name="ce19" table:formula="of:=COUNTIF([.$J$60:.$J$91];&quot;Chest&quot;)" office:value-type="float" office:value="0" calcext:value-type="float">
            <text:p>0</text:p>
          </table:table-cell>
          <table:table-cell table:style-name="ce58" table:formula="of:=COUNTA([.C61:.C91])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Three Monsters</text:p>
          </table:table-cell>
          <table:table-cell table:style-name="Default" table:number-columns-repeated="2"/>
          <table:table-cell table:style-name="Default" table:formula="of:=COUNTIF([.D$25:.D$1123];3)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ce46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table:formula="of:=COUNTIF([.$J$92:.$J$118];&quot;Potion&quot;)" office:value-type="float" office:value="0" calcext:value-type="float">
            <text:p>0</text:p>
          </table:table-cell>
          <table:table-cell table:style-name="ce19" table:formula="of:=COUNTIF([.$J$92:.$J$118];&quot;Scroll&quot;)" office:value-type="float" office:value="0" calcext:value-type="float">
            <text:p>0</text:p>
          </table:table-cell>
          <table:table-cell table:style-name="ce19" table:formula="of:=COUNTIF([.$J$92:.$J$118];&quot;Chest&quot;)" office:value-type="float" office:value="0" calcext:value-type="float">
            <text:p>0</text:p>
          </table:table-cell>
          <table:table-cell table:style-name="ce58" table:formula="of:=COUNTA([.C93:.C118])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Four Monsters</text:p>
          </table:table-cell>
          <table:table-cell table:style-name="Default" table:number-columns-repeated="2"/>
          <table:table-cell table:style-name="Default" table:formula="of:=COUNTIF([.D$25:.D$1123];4)" office:value-type="float" office:value="18" calcext:value-type="float">
            <text:p>18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ce46" office:value-type="float" office:value="16" calcext:value-type="float">
            <text:p>16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table:formula="of:=COUNTIF([.$J$119:.$J$155];&quot;Potion&quot;)" office:value-type="float" office:value="0" calcext:value-type="float">
            <text:p>0</text:p>
          </table:table-cell>
          <table:table-cell table:style-name="ce19" table:formula="of:=COUNTIF([.$J$119:.$J$155];&quot;Scroll&quot;)" office:value-type="float" office:value="0" calcext:value-type="float">
            <text:p>0</text:p>
          </table:table-cell>
          <table:table-cell table:style-name="ce19" table:formula="of:=COUNTIF([.$J$119:.$J$155];&quot;Chest&quot;)" office:value-type="float" office:value="0" calcext:value-type="float">
            <text:p>0</text:p>
          </table:table-cell>
          <table:table-cell table:style-name="ce58" table:formula="of:=COUNTA([.C120:.C155])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Five Monsters</text:p>
          </table:table-cell>
          <table:table-cell table:style-name="Default" table:number-columns-repeated="2"/>
          <table:table-cell table:style-name="Default" table:formula="of:=COUNTIF([.D$25:.D$1123];5)" office:value-type="float" office:value="17" calcext:value-type="float">
            <text:p>17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ce46" office:value-type="float" office:value="18" calcext:value-type="float">
            <text:p>18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table:formula="of:=COUNTIF([.$J$156:.$J$185];&quot;Potion&quot;)" office:value-type="float" office:value="0" calcext:value-type="float">
            <text:p>0</text:p>
          </table:table-cell>
          <table:table-cell table:style-name="ce19" table:formula="of:=COUNTIF([.$J$156:.$J$185];&quot;Scroll&quot;)" office:value-type="float" office:value="0" calcext:value-type="float">
            <text:p>0</text:p>
          </table:table-cell>
          <table:table-cell table:style-name="ce19" table:formula="of:=COUNTIF([.$J$156:.$J$185];&quot;Chest&quot;)" office:value-type="float" office:value="0" calcext:value-type="float">
            <text:p>0</text:p>
          </table:table-cell>
          <table:table-cell table:style-name="ce58" table:formula="of:=COUNTA([.C157:.C185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Six Monsters</text:p>
          </table:table-cell>
          <table:table-cell table:style-name="Default" table:number-columns-repeated="2"/>
          <table:table-cell table:style-name="Default" table:formula="of:=COUNTIF([.D$25:.D$1123];6)" office:value-type="float" office:value="17" calcext:value-type="float">
            <text:p>17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ce46" office:value-type="float" office:value="20" calcext:value-type="float">
            <text:p>20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table:formula="of:=COUNTIF([.$J$186:.$J$221];&quot;Potion&quot;)" office:value-type="float" office:value="0" calcext:value-type="float">
            <text:p>0</text:p>
          </table:table-cell>
          <table:table-cell table:style-name="ce19" table:formula="of:=COUNTIF([.$J$186:.$J$221];&quot;Scroll&quot;)" office:value-type="float" office:value="0" calcext:value-type="float">
            <text:p>0</text:p>
          </table:table-cell>
          <table:table-cell table:style-name="ce19" table:formula="of:=COUNTIF([.$J$186:.$J$221];&quot;Chest&quot;)" office:value-type="float" office:value="0" calcext:value-type="float">
            <text:p>0</text:p>
          </table:table-cell>
          <table:table-cell table:style-name="ce58" table:formula="of:=COUNTA([.C187:.C222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Seven Monsters</text:p>
          </table:table-cell>
          <table:table-cell table:style-name="Default" table:number-columns-repeated="2"/>
          <table:table-cell table:style-name="Default" table:formula="of:=COUNTIF([.D$25:.D$1123];7)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ce46" office:value-type="float" office:value="22" calcext:value-type="float">
            <text:p>22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table:formula="of:=COUNTIF([.$J$223:.$J$257];&quot;Potion&quot;)" office:value-type="float" office:value="0" calcext:value-type="float">
            <text:p>0</text:p>
          </table:table-cell>
          <table:table-cell table:style-name="ce19" table:formula="of:=COUNTIF([.$J$223:.$J$257];&quot;Scroll&quot;)" office:value-type="float" office:value="0" calcext:value-type="float">
            <text:p>0</text:p>
          </table:table-cell>
          <table:table-cell table:style-name="ce19" table:formula="of:=COUNTIF([.$J$223:.$J$257];&quot;Chest&quot;)" office:value-type="float" office:value="0" calcext:value-type="float">
            <text:p>0</text:p>
          </table:table-cell>
          <table:table-cell table:style-name="ce58" table:formula="of:=COUNTA([.C224:.C258])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Eight Monsters</text:p>
          </table:table-cell>
          <table:table-cell table:style-name="Default" table:number-columns-repeated="2"/>
          <table:table-cell table:style-name="Default" table:formula="of:=COUNTIF([.D$25:.D$1123];8)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ce47" office:value-type="float" office:value="25" calcext:value-type="float">
            <text:p>25</text:p>
          </table:table-cell>
          <table:table-cell table:style-name="ce27" office:value-type="float" office:value="12" calcext:value-type="float">
            <text:p>12</text:p>
          </table:table-cell>
          <table:table-cell table:style-name="ce27"/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table:formula="of:=COUNTIF([.$J$259:.$J$280];&quot;Potion&quot;)" office:value-type="float" office:value="0" calcext:value-type="float">
            <text:p>0</text:p>
          </table:table-cell>
          <table:table-cell table:style-name="ce27" table:formula="of:=COUNTIF([.$J$259:.$J$280];&quot;Scroll&quot;)" office:value-type="float" office:value="0" calcext:value-type="float">
            <text:p>0</text:p>
          </table:table-cell>
          <table:table-cell table:style-name="ce27" table:formula="of:=COUNTIF([.$J$259:.$J$280];&quot;Chest&quot;)" office:value-type="float" office:value="0" calcext:value-type="float">
            <text:p>0</text:p>
          </table:table-cell>
          <table:table-cell table:style-name="ce59" table:formula="of:=COUNTA([.C260:.C280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Default" office:value-type="string" calcext:value-type="string">
            <text:p>Total Monsters</text:p>
          </table:table-cell>
          <table:table-cell table:style-name="Default" table:number-columns-repeated="2"/>
          <table:table-cell table:style-name="Default" table:formula="of:=SUM([.F4:.F11])" office:value-type="float" office:value="132" calcext:value-type="float">
            <text:p>132</text:p>
          </table:table-cell>
          <table:table-cell table:style-name="Default" table:number-columns-repeated="2"/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Human</text:p>
          </table:table-cell>
          <table:table-cell table:style-name="Default" office:value-type="string" calcext:value-type="string">
            <text:p>Undead</text:p>
          </table:table-cell>
          <table:table-cell table:style-name="Default" office:value-type="string" calcext:value-type="string">
            <text:p>Plant</text:p>
          </table:table-cell>
          <table:table-cell table:style-name="Default" office:value-type="string" calcext:value-type="string">
            <text:p>Thing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Demon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42" table:formula="of:=COUNTIF([.$B$27:.$M$59];&quot;Animal&quot;)" office:value-type="float" office:value="4" calcext:value-type="float">
            <text:p>4</text:p>
          </table:table-cell>
          <table:table-cell table:style-name="ce49" table:formula="of:=COUNTIF([.$B$27:.$M$59];&quot;Human&quot;)" office:value-type="float" office:value="7" calcext:value-type="float">
            <text:p>7</text:p>
          </table:table-cell>
          <table:table-cell table:style-name="ce49" table:formula="of:=COUNTIF([.$B$27:.$M$59];&quot;Undead&quot;)" office:value-type="float" office:value="3" calcext:value-type="float">
            <text:p>3</text:p>
          </table:table-cell>
          <table:table-cell table:style-name="ce49" table:formula="of:=COUNTIF([.$B$27:.$M$59];&quot;Plant&quot;)" office:value-type="float" office:value="3" calcext:value-type="float">
            <text:p>3</text:p>
          </table:table-cell>
          <table:table-cell table:style-name="ce49" table:formula="of:=COUNTIF([.$B$27:.$M$59];&quot;Thing&quot;)" office:value-type="float" office:value="2" calcext:value-type="float">
            <text:p>2</text:p>
          </table:table-cell>
          <table:table-cell table:style-name="ce49" table:formula="of:=COUNTIF([.$B$27:.$M$59];&quot;Dragon&quot;)" office:value-type="float" office:value="1" calcext:value-type="float">
            <text:p>1</text:p>
          </table:table-cell>
          <table:table-cell table:style-name="ce54" table:formula="of:=COUNTIF([.$B$27:.$M$59];&quot;Demon&quot;)" office:value-type="float" office:value="1" calcext:value-type="float">
            <text:p>1</text:p>
          </table:table-cell>
          <table:table-cell table:formula="of:=SUM([.J14:.P14])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41" table:formula="of:=COUNTIF([.$B$60:.$M$91];&quot;Animal&quot;)" office:value-type="float" office:value="2" calcext:value-type="float">
            <text:p>2</text:p>
          </table:table-cell>
          <table:table-cell table:formula="of:=COUNTIF([.$B$60:.$M$91];&quot;Human&quot;)" office:value-type="float" office:value="6" calcext:value-type="float">
            <text:p>6</text:p>
          </table:table-cell>
          <table:table-cell table:style-name="Default" table:formula="of:=COUNTIF([.$B$60:.$M$91];&quot;Undead&quot;)" office:value-type="float" office:value="2" calcext:value-type="float">
            <text:p>2</text:p>
          </table:table-cell>
          <table:table-cell table:style-name="Default" table:formula="of:=COUNTIF([.$B$60:.$M$91];&quot;Plant&quot;)" office:value-type="float" office:value="2" calcext:value-type="float">
            <text:p>2</text:p>
          </table:table-cell>
          <table:table-cell table:style-name="Default" table:formula="of:=COUNTIF([.$B$60:.$M$91];&quot;Thing&quot;)" office:value-type="float" office:value="3" calcext:value-type="float">
            <text:p>3</text:p>
          </table:table-cell>
          <table:table-cell table:style-name="Default" table:formula="of:=COUNTIF([.$B$60:.$M$91];&quot;Dragon&quot;)" office:value-type="float" office:value="1" calcext:value-type="float">
            <text:p>1</text:p>
          </table:table-cell>
          <table:table-cell table:style-name="ce55" table:formula="of:=COUNTIF([.$B$60:.$M$91];&quot;Demon&quot;)" office:value-type="float" office:value="2" calcext:value-type="float">
            <text:p>2</text:p>
          </table:table-cell>
          <table:table-cell table:formula="of:=SUM([.J15:.P15])"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41" table:formula="of:=COUNTIF([.$B$92:.$M$118];&quot;Animal&quot;)" office:value-type="float" office:value="3" calcext:value-type="float">
            <text:p>3</text:p>
          </table:table-cell>
          <table:table-cell table:formula="of:=COUNTIF([.$B$92:.$M$118];&quot;Human&quot;)" office:value-type="float" office:value="6" calcext:value-type="float">
            <text:p>6</text:p>
          </table:table-cell>
          <table:table-cell table:style-name="Default" table:formula="of:=COUNTIF([.$B$92:.$M$118];&quot;Undead&quot;)" office:value-type="float" office:value="1" calcext:value-type="float">
            <text:p>1</text:p>
          </table:table-cell>
          <table:table-cell table:style-name="Default" table:formula="of:=COUNTIF([.$B$92:.$M$118];&quot;Plant&quot;)" office:value-type="float" office:value="1" calcext:value-type="float">
            <text:p>1</text:p>
          </table:table-cell>
          <table:table-cell table:style-name="Default" table:formula="of:=COUNTIF([.$B$92:.$M$118];&quot;Thing&quot;)" office:value-type="float" office:value="2" calcext:value-type="float">
            <text:p>2</text:p>
          </table:table-cell>
          <table:table-cell table:style-name="Default" table:formula="of:=COUNTIF([.$B$92:.$M$118];&quot;Dragon&quot;)" office:value-type="float" office:value="1" calcext:value-type="float">
            <text:p>1</text:p>
          </table:table-cell>
          <table:table-cell table:style-name="ce55" table:formula="of:=COUNTIF([.$B$92:.$M$118];&quot;Demon&quot;)" office:value-type="float" office:value="1" calcext:value-type="float">
            <text:p>1</text:p>
          </table:table-cell>
          <table:table-cell table:formula="of:=SUM([.J16:.P16])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41" table:formula="of:=COUNTIF([.$B$119:.$M$155];&quot;Animal&quot;)" office:value-type="float" office:value="4" calcext:value-type="float">
            <text:p>4</text:p>
          </table:table-cell>
          <table:table-cell table:formula="of:=COUNTIF([.$B$119:.$M$155];&quot;Animal&quot;)" office:value-type="float" office:value="4" calcext:value-type="float">
            <text:p>4</text:p>
          </table:table-cell>
          <table:table-cell table:style-name="Default" table:formula="of:=COUNTIF([.$B$119:.$M$155];&quot;Undead&quot;)" office:value-type="float" office:value="2" calcext:value-type="float">
            <text:p>2</text:p>
          </table:table-cell>
          <table:table-cell table:style-name="Default" table:formula="of:=COUNTIF([.$B$119:.$M$155];&quot;Plant&quot;)" office:value-type="float" office:value="1" calcext:value-type="float">
            <text:p>1</text:p>
          </table:table-cell>
          <table:table-cell table:style-name="Default" table:formula="of:=COUNTIF([.$B$119:.$M$155];&quot;Thing&quot;)" office:value-type="float" office:value="3" calcext:value-type="float">
            <text:p>3</text:p>
          </table:table-cell>
          <table:table-cell table:style-name="Default" table:formula="of:=COUNTIF([.$B$119:.$M$155];&quot;Dragon&quot;)" office:value-type="float" office:value="1" calcext:value-type="float">
            <text:p>1</text:p>
          </table:table-cell>
          <table:table-cell table:style-name="ce55" table:formula="of:=COUNTIF([.$B$119:.$M$155];&quot;Demon&quot;)" office:value-type="float" office:value="2" calcext:value-type="float">
            <text:p>2</text:p>
          </table:table-cell>
          <table:table-cell table:formula="of:=SUM([.J17:.P17])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41" table:formula="of:=COUNTIF([.$B$156:.$M$185];&quot;Animal&quot;)" office:value-type="float" office:value="3" calcext:value-type="float">
            <text:p>3</text:p>
          </table:table-cell>
          <table:table-cell table:formula="of:=COUNTIF([.$B$156:.$M$185];&quot;Human&quot;)" office:value-type="float" office:value="5" calcext:value-type="float">
            <text:p>5</text:p>
          </table:table-cell>
          <table:table-cell table:style-name="Default" table:formula="of:=COUNTIF([.$B$156:.$M$185];&quot;Undead&quot;)" office:value-type="float" office:value="2" calcext:value-type="float">
            <text:p>2</text:p>
          </table:table-cell>
          <table:table-cell table:style-name="Default" table:formula="of:=COUNTIF([.$B$156:.$M$185];&quot;Plant&quot;)" office:value-type="float" office:value="2" calcext:value-type="float">
            <text:p>2</text:p>
          </table:table-cell>
          <table:table-cell table:style-name="Default" table:formula="of:=COUNTIF([.$B$156:.$M$185];&quot;Thing&quot;)" office:value-type="float" office:value="2" calcext:value-type="float">
            <text:p>2</text:p>
          </table:table-cell>
          <table:table-cell table:style-name="Default" table:formula="of:=COUNTIF([.$B$156:.$M$185];&quot;Dragon&quot;)" office:value-type="float" office:value="1" calcext:value-type="float">
            <text:p>1</text:p>
          </table:table-cell>
          <table:table-cell table:style-name="ce55" table:formula="of:=COUNTIF([.$B$156:.$M$185];&quot;Demon&quot;)" office:value-type="float" office:value="1" calcext:value-type="float">
            <text:p>1</text:p>
          </table:table-cell>
          <table:table-cell table:formula="of:=SUM([.J18:.P18])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41" table:formula="of:=COUNTIF([.$B$186:.$M$221];&quot;Animal&quot;)" office:value-type="float" office:value="4" calcext:value-type="float">
            <text:p>4</text:p>
          </table:table-cell>
          <table:table-cell table:formula="of:=COUNTIF([.$B$186:.$M$221];&quot;Human&quot;)" office:value-type="float" office:value="3" calcext:value-type="float">
            <text:p>3</text:p>
          </table:table-cell>
          <table:table-cell table:style-name="Default" table:formula="of:=COUNTIF([.$B$186:.$M$221];&quot;Undead&quot;)" office:value-type="float" office:value="2" calcext:value-type="float">
            <text:p>2</text:p>
          </table:table-cell>
          <table:table-cell table:style-name="Default" table:formula="of:=COUNTIF([.$B$186:.$M$221];&quot;Plant&quot;)" office:value-type="float" office:value="1" calcext:value-type="float">
            <text:p>1</text:p>
          </table:table-cell>
          <table:table-cell table:style-name="Default" table:formula="of:=COUNTIF([.$B$186:.$M$221];&quot;Thing&quot;)" office:value-type="float" office:value="4" calcext:value-type="float">
            <text:p>4</text:p>
          </table:table-cell>
          <table:table-cell table:style-name="Default" table:formula="of:=COUNTIF([.$B$186:.$M$221];&quot;Dragon&quot;)" office:value-type="float" office:value="2" calcext:value-type="float">
            <text:p>2</text:p>
          </table:table-cell>
          <table:table-cell table:style-name="ce55" table:formula="of:=COUNTIF([.$B$186:.$M$221];&quot;Demon&quot;)" office:value-type="float" office:value="2" calcext:value-type="float">
            <text:p>2</text:p>
          </table:table-cell>
          <table:table-cell table:formula="of:=SUM([.J19:.P19])"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41" table:formula="of:=COUNTIF([.$B$223:.$M$257];&quot;Animal&quot;)" office:value-type="float" office:value="4" calcext:value-type="float">
            <text:p>4</text:p>
          </table:table-cell>
          <table:table-cell table:formula="of:=COUNTIF([.$B$223:.$M$257];&quot;Human&quot;)" office:value-type="float" office:value="3" calcext:value-type="float">
            <text:p>3</text:p>
          </table:table-cell>
          <table:table-cell table:style-name="Default" table:formula="of:=COUNTIF([.$B$223:.$M$257];&quot;Undead&quot;)" office:value-type="float" office:value="1" calcext:value-type="float">
            <text:p>1</text:p>
          </table:table-cell>
          <table:table-cell table:style-name="Default" table:formula="of:=COUNTIF([.$B$223:.$M$257];&quot;Plant&quot;)" office:value-type="float" office:value="1" calcext:value-type="float">
            <text:p>1</text:p>
          </table:table-cell>
          <table:table-cell table:style-name="Default" table:formula="of:=COUNTIF([.$B$223:.$M$257];&quot;Thing&quot;)" office:value-type="float" office:value="1" calcext:value-type="float">
            <text:p>1</text:p>
          </table:table-cell>
          <table:table-cell table:style-name="Default" table:formula="of:=COUNTIF([.$B$223:.$M$257];&quot;Dragon&quot;)" office:value-type="float" office:value="1" calcext:value-type="float">
            <text:p>1</text:p>
          </table:table-cell>
          <table:table-cell table:style-name="ce55" table:formula="of:=COUNTIF([.$B$223:.$M$257];&quot;Demon&quot;)" office:value-type="float" office:value="3" calcext:value-type="float">
            <text:p>3</text:p>
          </table:table-cell>
          <table:table-cell table:formula="of:=SUM([.J20:.P20])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48" table:formula="of:=COUNTIF([.$B$259:.$M$280];&quot;Animal&quot;)" office:value-type="float" office:value="1" calcext:value-type="float">
            <text:p>1</text:p>
          </table:table-cell>
          <table:table-cell table:style-name="ce50" table:formula="of:=COUNTIF([.$B$259:.$M$280];&quot;Human&quot;)" office:value-type="float" office:value="2" calcext:value-type="float">
            <text:p>2</text:p>
          </table:table-cell>
          <table:table-cell table:style-name="ce50" table:formula="of:=COUNTIF([.$B$259:.$M$280];&quot;Undead&quot;)" office:value-type="float" office:value="1" calcext:value-type="float">
            <text:p>1</text:p>
          </table:table-cell>
          <table:table-cell table:style-name="ce50" table:formula="of:=COUNTIF([.$B$259:.$M$280];&quot;Plant&quot;)" office:value-type="float" office:value="1" calcext:value-type="float">
            <text:p>1</text:p>
          </table:table-cell>
          <table:table-cell table:style-name="ce50" table:formula="of:=COUNTIF([.$B$259:.$M$280];&quot;Thing&quot;)" office:value-type="float" office:value="1" calcext:value-type="float">
            <text:p>1</text:p>
          </table:table-cell>
          <table:table-cell table:style-name="ce50" table:formula="of:=COUNTIF([.$B$259:.$M$280];&quot;Dragon&quot;)" office:value-type="float" office:value="0" calcext:value-type="float">
            <text:p>0</text:p>
          </table:table-cell>
          <table:table-cell table:style-name="ce56" table:formula="of:=COUNTIF([.$B$259:.$M$280];&quot;Demon&quot;)" office:value-type="float" office:value="2" calcext:value-type="float">
            <text:p>2</text:p>
          </table:table-cell>
          <table:table-cell table:formula="of:=SUM([.J21:.P21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Default" table:formula="of:=SUM([.J14:.J21])" office:value-type="float" office:value="25" calcext:value-type="float">
            <text:p>25</text:p>
          </table:table-cell>
          <table:table-cell table:formula="of:=SUM([.K14:.K21])" office:value-type="float" office:value="36" calcext:value-type="float">
            <text:p>36</text:p>
          </table:table-cell>
          <table:table-cell table:style-name="Default" table:formula="of:=SUM([.L14:.L21])" office:value-type="float" office:value="14" calcext:value-type="float">
            <text:p>14</text:p>
          </table:table-cell>
          <table:table-cell table:style-name="Default" table:formula="of:=SUM([.M14:.M21])" office:value-type="float" office:value="12" calcext:value-type="float">
            <text:p>12</text:p>
          </table:table-cell>
          <table:table-cell table:style-name="Default" table:formula="of:=SUM([.N14:.N21])" office:value-type="float" office:value="18" calcext:value-type="float">
            <text:p>18</text:p>
          </table:table-cell>
          <table:table-cell table:style-name="Default" table:formula="of:=SUM([.O14:.O21])" office:value-type="float" office:value="8" calcext:value-type="float">
            <text:p>8</text:p>
          </table:table-cell>
          <table:table-cell table:formula="of:=SUM([.P14:.P21])" office:value-type="float" office:value="14" calcext:value-type="float">
            <text:p>14</text:p>
          </table:table-cell>
          <table:table-cell table:formula="of:=SUM([.Q14:.Q21])" office:value-type="float" office:value="127" calcext:value-type="float">
            <text:p>127</text:p>
          </table:table-cell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"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Bribe</text:p>
          </table:table-cell>
          <table:table-cell table:style-name="ce1" office:value-type="string" calcext:value-type="string">
            <text:p>Gold</text:p>
          </table:table-cell>
          <table:table-cell table:style-name="Default" office:value-type="string" calcext:value-type="string">
            <text:p>Treasu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acks</text:p>
          </table:table-cell>
          <table:table-cell table:style-name="ce1" office:value-type="string" calcext:value-type="string">
            <text:p>Characteristic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Aged Swordsm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0" calcext:value-type="float">
            <text:p>60</text:p>
          </table:table-cell>
          <table:table-cell table:style-name="ce11" office:value-type="string" calcext:value-type="string">
            <text:p>Scroll</text:p>
          </table:table-cell>
          <table:table-cell table:style-name="ce5" office:value-type="string" calcext:value-type="string">
            <text:p>Human</text:p>
          </table:table-cell>
          <table:table-cell table:style-name="ce5"/>
          <table:table-cell table:style-name="ce63"/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mateur Psionicis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aby Qyzo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iseased Moul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cid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our (Evil) Dwar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ragon Hatchl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rail Gobli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Giant Ra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Wannabe Evil Spawn of Hel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Hobgoblin Patro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arrion Crawl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Icy Iguan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c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ightning Bu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le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agic Mushroom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an-Eating Plan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cid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ischievous Pixi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otion Gole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4 Potions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keleton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dead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35% Rotted Corps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Timid Acoly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Winged Sack of Go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Default"/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Immune to non-wpn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2" office:value-type="string" calcext:value-type="string">
            <text:p>Zombi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50" calcext:value-type="float">
            <text:p>5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Undead</text:p>
          </table:table-cell>
          <table:table-cell table:style-name="ce10" office:value-type="string" calcext:value-type="string">
            <text:p>Forget</text:p>
          </table:table-cell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Cactu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18" office:value-type="float" office:value="50" calcext:value-type="float">
            <text:p>50</text:p>
          </table:table-cell>
          <table:table-cell table:style-name="ce5" office:value-type="string" calcext:value-type="string">
            <text:p>Potion</text:p>
          </table:table-cell>
          <table:table-cell table:style-name="ce5" office:value-type="string" calcext:value-type="string">
            <text:p>Plant</text:p>
          </table:table-cell>
          <table:table-cell table:style-name="ce5"/>
          <table:table-cell table:style-name="ce63" office:value-type="string" calcext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Strong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est-of-Drawer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eal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2 Potions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hou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Giant Venomous Snak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Huge Mosqui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Irritating Iv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east Wyrm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Ic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eprechau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50" calcext:value-type="float">
            <text:p>250</text:p>
          </table:table-cell>
          <table:table-cell table:style-name="Default"/>
          <table:table-cell office:value-type="string" calcext:value-type="string">
            <text:p>Human</text:p>
          </table:table-cell>
          <table:table-cell office:value-type="string" calcext:value-type="string">
            <text:p>Steal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izard Women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ir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Novice Evil Pries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. Magic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Novice Evil Wizar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ossessed Tom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 Spells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 table:number-columns-repeated="2"/>
          <table:table-cell office:value-type="string" calcext:value-type="string">
            <text:p>Immune to Col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yzox Child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croll Gole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4 Scrolls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ain with Tentacle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Mind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Confusi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wisted Halflin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eal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2" office:value-type="string" calcext:value-type="string">
            <text:p>Zombie Jeste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70" calcext:value-type="float">
            <text:p>7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Undead</text:p>
          </table:table-cell>
          <table:table-cell table:style-name="ce10"/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W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20" calcext:value-type="float">
            <text:p>120</text:p>
          </table:table-cell>
          <table:table-cell table:style-name="ce11" office:value-type="string" calcext:value-type="string">
            <text:p>Item</text:p>
          </table:table-cell>
          <table:table-cell table:style-name="ce5" office:value-type="string" calcext:value-type="string">
            <text:p>Undead</text:p>
          </table:table-cell>
          <table:table-cell table:style-name="ce5" office:value-type="string" calcext:value-type="string">
            <text:p>Drain</text:p>
          </table:table-cell>
          <table:table-cell table:style-name="ce63" office:value-type="string" calcext:value-type="string">
            <text:p>weapon +1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eal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2 Item</text:p>
          </table:table-cell>
          <table:table-cell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dolescent Qyzox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30" calcext:value-type="float">
            <text:p>1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irate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Map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lutinous Yellow Hea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Wild Hors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turdy Pot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vil Priest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. Magic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Evil Wizar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imic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uplidrak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wful Im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Humongous Venomous Spid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Potion</text:p>
          </table:table-cell>
          <table:table-cell/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Heinous Hedg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mpressive Timber Wolf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2" office:value-type="string" calcext:value-type="string">
            <text:p>Ominous Icosahedron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Thing</text:p>
          </table:table-cell>
          <table:table-cell table:style-name="ce10"/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Adult Qyzox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230" calcext:value-type="float">
            <text:p>230</text:p>
          </table:table-cell>
          <table:table-cell table:style-name="ce11" office:value-type="string" calcext:value-type="string">
            <text:p>Potion</text:p>
          </table:table-cell>
          <table:table-cell table:style-name="ce5" office:value-type="string" calcext:value-type="string">
            <text:p>Unknown</text:p>
          </table:table-cell>
          <table:table-cell table:style-name="ce5" office:value-type="string" calcext:value-type="string">
            <text:p>Summon</text:p>
          </table:table-cell>
          <table:table-cell table:style-name="ce63"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nnoying Child Prodig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asilisk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on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runken Maste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Alcohol</text:p>
          </table:table-cell>
          <table:table-cell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Fearsome Fungus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/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old Golem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style-name="Default"/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Fir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ind Flayer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egasus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170" calcext:value-type="float">
            <text:p>170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seudodragon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Black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Fire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Ic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Quasit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20" calcext:value-type="float">
            <text:p>22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Paralyse</text:p>
          </table:table-cell>
          <table:table-cell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rly Sphynx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W. Magic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Confusi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trangely Familiar Shadow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float" office:value="210" calcext:value-type="float">
            <text:p>2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d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rol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2 Item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Unpleasant Ooz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Vampyre Bat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erebeast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30" calcext:value-type="float">
            <text:p>23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2" office:value-type="string" calcext:value-type="string">
            <text:p>Wraith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200" calcext:value-type="float">
            <text:p>20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Undead</text:p>
          </table:table-cell>
          <table:table-cell table:style-name="ce10" office:value-type="string" calcext:value-type="string">
            <text:p>Drain</text:p>
          </table:table-cell>
          <table:table-cell table:style-name="ce65" office:value-type="string" calcext:value-type="string">
            <text:p>weapon +1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Ancient Mummy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ll GP</text:p>
          </table:table-cell>
          <table:table-cell table:style-name="ce5" office:value-type="float" office:value="300" calcext:value-type="float">
            <text:p>300</text:p>
          </table:table-cell>
          <table:table-cell table:style-name="ce11" office:value-type="string" calcext:value-type="string">
            <text:p>Item</text:p>
          </table:table-cell>
          <table:table-cell table:style-name="ce5" office:value-type="string" calcext:value-type="string">
            <text:p>Undead</text:p>
          </table:table-cell>
          <table:table-cell table:style-name="ce5"/>
          <table:table-cell table:style-name="ce6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ngry Minotaur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ainty Drya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Immune to Aci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emon Steed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Gargoyl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Immune to non-wpn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 table:number-columns-repeated="2"/>
          <table:table-cell office:value-type="string" calcext:value-type="string">
            <text:p>+1 needed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upiter Flytrap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Strong to Acid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Potio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arge Eg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Default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assive Horde of Kobold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dus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on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etal Slim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Immune to non-wpn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LV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Qyzox Elder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orceror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pectr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+2 needed to hit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mmoner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prisingly Powerful Duck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Strong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Col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2" office:value-type="string" calcext:value-type="string">
            <text:p>Time Drak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450" calcext:value-type="float">
            <text:p>45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Dragon</text:p>
          </table:table-cell>
          <table:table-cell table:style-name="ce10"/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Bearded M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5" calcext:value-type="float">
            <text:p>225</text:p>
          </table:table-cell>
          <table:table-cell table:style-name="ce18" office:value-type="float" office:value="500" calcext:value-type="float">
            <text:p>500</text:p>
          </table:table-cell>
          <table:table-cell table:style-name="ce5" office:value-type="string" calcext:value-type="string">
            <text:p>2 Spells</text:p>
          </table:table-cell>
          <table:table-cell table:style-name="ce5" office:value-type="string" calcext:value-type="string">
            <text:p>Human</text:p>
          </table:table-cell>
          <table:table-cell table:style-name="ce5" office:value-type="string" calcext:value-type="string">
            <text:p>Magic</text:p>
          </table:table-cell>
          <table:table-cell table:style-name="ce63"/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arnivorous Wee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reeds</text:p>
          </table:table-cell>
          <table:table-cell office:value-type="string" calcext:value-type="string">
            <text:p>5 Appear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Hostile to Everyon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isembodied Ha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Und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racolisk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Dragon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Strong to Acid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 table:number-columns-repeated="2"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800 Pound Gorilla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specially Hot Fire Elementa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Immune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Excessively Cold Ice Elementa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mmune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rost Dragon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mmune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Ghost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weapon +1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oud, Obnoxious Giant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Strong to Element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ad Scientist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4 Pot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Thing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ysterious Glowing Orb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/>
          <table:table-cell table:style-name="Default"/>
          <table:table-cell office:value-type="string" calcext:value-type="string">
            <text:p>Thing</text:p>
          </table:table-cell>
          <table:table-cell office:value-type="string" calcext:value-type="string">
            <text:p>Ele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oul Thief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tarving Lion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warm of Stirges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entacle Demo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Venerable Qyzox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6"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2"/>
          <table:table-cell table:style-name="ce7" table:number-columns-repeated="7"/>
          <table:table-cell table:style-name="ce21" table:number-columns-repeated="2"/>
          <table:table-cell table:style-name="ce7"/>
          <table:table-cell table:style-name="ce7" office:value-type="string" calcext:value-type="string">
            <text:p>Rnd Elem</text:p>
          </table:table-cell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Air Elemental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600" calcext:value-type="float">
            <text:p>600</text:p>
          </table:table-cell>
          <table:table-cell table:style-name="ce11" office:value-type="string" calcext:value-type="string">
            <text:p>Potion</text:p>
          </table:table-cell>
          <table:table-cell table:style-name="ce5" office:value-type="string" calcext:value-type="string">
            <text:p>Thing</text:p>
          </table:table-cell>
          <table:table-cell table:style-name="ce5"/>
          <table:table-cell table:style-name="ce63"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ncient Qyzox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ig Dinosaur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table:style-name="ce29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roblem Gambler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oom Bu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vil Oak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arilith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style-name="Default"/>
          <table:table-cell/>
          <table:table-cell office:value-type="string" calcext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ATTACKx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aster Psio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Demon</text:p>
          </table:table-cell>
          <table:table-cell table:style-name="Default"/>
          <table:table-cell table:style-name="ce29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lfeshne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. Magic</text:p>
          </table:table-cell>
          <table:table-cell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injas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eath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lague Demon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B. Magic</text:p>
          </table:table-cell>
          <table:table-cell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Rainbow Dragon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Vampyr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HP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-Headed Hydr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+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150X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2"/>
          <table:table-cell table:style-name="ce7" table:number-columns-repeated="8"/>
          <table:table-cell table:style-name="ce21"/>
          <table:table-cell table:style-name="ce7" table:number-columns-repeated="2"/>
          <table:table-cell table:style-name="ce65" office:value-type="string" calcext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string" calcext:value-type="string">
            <text:p>Anicent Evil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18" office:value-type="float" office:value="1000" calcext:value-type="float">
            <text:p>1000</text:p>
          </table:table-cell>
          <table:table-cell table:style-name="ce9" office:value-type="string" calcext:value-type="string">
            <text:p>Chest</text:p>
          </table:table-cell>
          <table:table-cell table:style-name="ce9" office:value-type="string" calcext:value-type="string">
            <text:p>Demon</text:p>
          </table:table-cell>
          <table:table-cell table:style-name="ce9" office:value-type="string" calcext:value-type="string">
            <text:p>Magic</text:p>
          </table:table-cell>
          <table:table-cell table:style-name="ce23"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/>
          <table:table-cell table:style-name="Default" table:number-columns-repeated="7"/>
          <table:table-cell/>
          <table:table-cell table:style-name="Default" office:value-type="string" calcext:value-type="string">
            <text:p>Chest</text:p>
          </table:table-cell>
          <table:table-cell table:style-name="Default"/>
          <table:table-cell table:style-name="Default" office:value-type="string" calcext:value-type="string">
            <text:p>ATTACKx2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2"/>
          <table:table-cell table:style-name="ce13"/>
          <table:table-cell table:style-name="Default" table:number-columns-repeated="7"/>
          <table:table-cell/>
          <table:table-cell table:style-name="Default" table:number-columns-repeated="3"/>
          <table:table-cell table:style-name="ce24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eholder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Confus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eath Himself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iant Mutated Strutting Mound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Strong to Aci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evel 500 Goblin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/>
          <table:table-cell table:style-name="Default" table:number-columns-repeated="6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ce13" office:value-type="string" calcext:value-type="string">
            <text:p>Dungeon Guardian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ATTACKx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ich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rimeval Qyzox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2" office:value-type="string" calcext:value-type="string">
            <text:p>Titan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1200" calcext:value-type="float">
            <text:p>1200</text:p>
          </table:table-cell>
          <table:table-cell table:style-name="ce7" office:value-type="string" calcext:value-type="string">
            <text:p>Chest</text:p>
          </table:table-cell>
          <table:table-cell table:style-name="ce10" office:value-type="string" calcext:value-type="string">
            <text:p>Human</text:p>
          </table:table-cell>
          <table:table-cell table:style-name="ce10"/>
          <table:table-cell table:style-name="ce65"/>
          <table:table-cell table:number-columns-repeated="1009"/>
        </table:table-row>
      </table:table>
      <table:table table:name="Hand-written Items" table:style-name="ta2" table:print="false"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21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ev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Glo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u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GP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string" calcext:value-type="string">
            <text:p>Glo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ul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Cloak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formula="of:=DCOUNTA([.C19:.F2039];3;[.W3:.X4])" office:value-type="float" office:value="1" calcext:value-type="float">
            <text:p>1</text:p>
          </table:table-cell>
          <table:table-cell table:style-name="ce49" table:formula="of:=DCOUNTA([.C19:.F2039];3;[.Y3:.Z4])" office:value-type="float" office:value="2" calcext:value-type="float">
            <text:p>2</text:p>
          </table:table-cell>
          <table:table-cell table:style-name="ce49" table:formula="of:=DCOUNTA([.C19:.F2039];3;[.AA3:.AB4])" office:value-type="float" office:value="0" calcext:value-type="float">
            <text:p>0</text:p>
          </table:table-cell>
          <table:table-cell table:style-name="ce49" table:formula="of:=DCOUNTA([.C19:.F2039];3;[.AC3:.AD4])" office:value-type="float" office:value="6" calcext:value-type="float">
            <text:p>6</text:p>
          </table:table-cell>
          <table:table-cell table:style-name="ce49" table:formula="of:=DCOUNTA([.C19:.F2039];3;[.W19:.X20])" office:value-type="float" office:value="2" calcext:value-type="float">
            <text:p>2</text:p>
          </table:table-cell>
          <table:table-cell table:style-name="ce49" table:formula="of:=DCOUNTA([.C19:.F2039];3;[.Y19:.Z20])" office:value-type="float" office:value="2" calcext:value-type="float">
            <text:p>2</text:p>
          </table:table-cell>
          <table:table-cell table:style-name="ce49" table:formula="of:=DCOUNTA([.C19:.F2039];3;[.AA19:.AB20])" office:value-type="float" office:value="2" calcext:value-type="float">
            <text:p>2</text:p>
          </table:table-cell>
          <table:table-cell table:style-name="ce49" table:formula="of:=DCOUNTA([.C19:.F2039];3;[.AC19:.AD20])" office:value-type="float" office:value="6" calcext:value-type="float">
            <text:p>6</text:p>
          </table:table-cell>
          <table:table-cell table:style-name="ce49" table:formula="of:=DCOUNTA([.C19:.F2039];3;[.AE3:.AF4])" office:value-type="float" office:value="1" calcext:value-type="float">
            <text:p>1</text:p>
          </table:table-cell>
          <table:table-cell table:style-name="ce54" table:formula="of:=DCOUNTA([.C19:.F2039];3;[.AE19:.AF20])" office:value-type="float" office:value="1" calcext:value-type="float">
            <text:p>1</text:p>
          </table:table-cell>
          <table:table-cell table:formula="of:=SUM([.D8:.M8]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8]/[.N8]" office:value-type="float" office:value="0.260869565217391" calcext:value-type="float">
            <text:p>0.26</text:p>
          </table:table-cell>
          <table:table-cell table:formula="of:=([.H8]+[.I8]+[.J8])/[.N8]" office:value-type="float" office:value="0.260869565217391" calcext:value-type="float">
            <text:p>0.26</text:p>
          </table:table-cell>
          <table:table-cell table:formula="of:=1-([.Q8]+[.R8])" office:value-type="float" office:value="0.478260869565217" calcext:value-type="float">
            <text:p>0.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lo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ul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1" table:formula="of:=DCOUNTA([.C19:.F2039];3;[.W5:.X6])" office:value-type="float" office:value="1" calcext:value-type="float">
            <text:p>1</text:p>
          </table:table-cell>
          <table:table-cell table:formula="of:=DCOUNTA([.C19:.F2039];3;[.Y5:.Z6])" office:value-type="float" office:value="2" calcext:value-type="float">
            <text:p>2</text:p>
          </table:table-cell>
          <table:table-cell table:formula="of:=DCOUNTA([.C19:.F2039];3;[.AA5:.AB6])" office:value-type="float" office:value="1" calcext:value-type="float">
            <text:p>1</text:p>
          </table:table-cell>
          <table:table-cell table:formula="of:=DCOUNTA([.C19:.F2039];3;[.AC5:.AD6])" office:value-type="float" office:value="7" calcext:value-type="float">
            <text:p>7</text:p>
          </table:table-cell>
          <table:table-cell table:formula="of:=DCOUNTA([.C19:.F2039];3;[.W21:.X22])" office:value-type="float" office:value="1" calcext:value-type="float">
            <text:p>1</text:p>
          </table:table-cell>
          <table:table-cell table:formula="of:=DCOUNTA([.C19:.F2039];3;[.Y21:.Z22])" office:value-type="float" office:value="1" calcext:value-type="float">
            <text:p>1</text:p>
          </table:table-cell>
          <table:table-cell table:formula="of:=DCOUNTA([.C19:.F2039];3;[.AA21:.AB22])" office:value-type="float" office:value="1" calcext:value-type="float">
            <text:p>1</text:p>
          </table:table-cell>
          <table:table-cell table:formula="of:=DCOUNTA([.C19:.F2039];3;[.AC21:.AD22])" office:value-type="float" office:value="7" calcext:value-type="float">
            <text:p>7</text:p>
          </table:table-cell>
          <table:table-cell table:formula="of:=DCOUNTA([.C19:.F2039];3;[.AE5:.AF6])" office:value-type="float" office:value="2" calcext:value-type="float">
            <text:p>2</text:p>
          </table:table-cell>
          <table:table-cell table:style-name="ce55" table:formula="of:=DCOUNTA([.C19:.F2039];3;[.AE21:.AF22])" office:value-type="float" office:value="0" calcext:value-type="float">
            <text:p>0</text:p>
          </table:table-cell>
          <table:table-cell table:formula="of:=SUM([.D9:.M9])"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9]/[.N9]" office:value-type="float" office:value="0.304347826086957" calcext:value-type="float">
            <text:p>0.3</text:p>
          </table:table-cell>
          <table:table-cell table:formula="of:=([.H9]+[.I9]+[.J9])/[.N9]" office:value-type="float" office:value="0.130434782608696" calcext:value-type="float">
            <text:p>0.13</text:p>
          </table:table-cell>
          <table:table-cell table:formula="of:=1-([.Q9]+[.R9])" office:value-type="float" office:value="0.565217391304348" calcext:value-type="float">
            <text:p>0.57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1" table:formula="of:=DCOUNTA([.C19:.F2039];3;[.W7:.X8])" office:value-type="float" office:value="0" calcext:value-type="float">
            <text:p>0</text:p>
          </table:table-cell>
          <table:table-cell table:formula="of:=DCOUNTA([.C19:.F2039];3;[.Y7:.Z8])" office:value-type="float" office:value="2" calcext:value-type="float">
            <text:p>2</text:p>
          </table:table-cell>
          <table:table-cell table:formula="of:=DCOUNTA([.C19:.F2039];3;[.AA7:.AB8])" office:value-type="float" office:value="1" calcext:value-type="float">
            <text:p>1</text:p>
          </table:table-cell>
          <table:table-cell table:formula="of:=DCOUNTA([.C19:.F2039];3;[.AC7:.AD8])" office:value-type="float" office:value="8" calcext:value-type="float">
            <text:p>8</text:p>
          </table:table-cell>
          <table:table-cell table:formula="of:=DCOUNTA([.C19:.F2039];3;[.W23:.X24])" office:value-type="float" office:value="1" calcext:value-type="float">
            <text:p>1</text:p>
          </table:table-cell>
          <table:table-cell table:formula="of:=DCOUNTA([.C19:.F2039];3;[.Y23:.Z24])" office:value-type="float" office:value="1" calcext:value-type="float">
            <text:p>1</text:p>
          </table:table-cell>
          <table:table-cell table:formula="of:=DCOUNTA([.C19:.F2039];3;[.AA23:.AB24])" office:value-type="float" office:value="1" calcext:value-type="float">
            <text:p>1</text:p>
          </table:table-cell>
          <table:table-cell table:formula="of:=DCOUNTA([.C19:.F2039];3;[.AC23:.AD24])" office:value-type="float" office:value="7" calcext:value-type="float">
            <text:p>7</text:p>
          </table:table-cell>
          <table:table-cell table:formula="of:=DCOUNTA([.C19:.F2039];3;[.AE7:.AF8])" office:value-type="float" office:value="1" calcext:value-type="float">
            <text:p>1</text:p>
          </table:table-cell>
          <table:table-cell table:style-name="ce55" table:formula="of:=DCOUNTA([.C19:.F2039];3;[.AE23:.AF24])" office:value-type="float" office:value="1" calcext:value-type="float">
            <text:p>1</text:p>
          </table:table-cell>
          <table:table-cell table:formula="of:=SUM([.D10:.M10])"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10]/[.N10]" office:value-type="float" office:value="0.304347826086957" calcext:value-type="float">
            <text:p>0.3</text:p>
          </table:table-cell>
          <table:table-cell table:formula="of:=([.H10]+[.I10]+[.J10])/[.N10]" office:value-type="float" office:value="0.130434782608696" calcext:value-type="float">
            <text:p>0.13</text:p>
          </table:table-cell>
          <table:table-cell table:formula="of:=1-([.Q10]+[.R10])" office:value-type="float" office:value="0.565217391304348" calcext:value-type="float">
            <text:p>0.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Glov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ul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1" table:formula="of:=DCOUNTA([.C19:.F2039];3;[.W9:.X10])" office:value-type="float" office:value="1" calcext:value-type="float">
            <text:p>1</text:p>
          </table:table-cell>
          <table:table-cell table:formula="of:=DCOUNTA([.C19:.F2039];3;[.Y9:.Z10])" office:value-type="float" office:value="2" calcext:value-type="float">
            <text:p>2</text:p>
          </table:table-cell>
          <table:table-cell table:formula="of:=DCOUNTA([.C19:.F2039];3;[.AA9:.AB10])" office:value-type="float" office:value="2" calcext:value-type="float">
            <text:p>2</text:p>
          </table:table-cell>
          <table:table-cell table:formula="of:=DCOUNTA([.C19:.F2039];3;[.AC9:.AD10])" office:value-type="float" office:value="8" calcext:value-type="float">
            <text:p>8</text:p>
          </table:table-cell>
          <table:table-cell table:formula="of:=DCOUNTA([.C19:.F2039];3;[.W25:.X26])" office:value-type="float" office:value="2" calcext:value-type="float">
            <text:p>2</text:p>
          </table:table-cell>
          <table:table-cell table:formula="of:=DCOUNTA([.C19:.F2039];3;[.Y25:.Z26])" office:value-type="float" office:value="1" calcext:value-type="float">
            <text:p>1</text:p>
          </table:table-cell>
          <table:table-cell table:formula="of:=DCOUNTA([.C19:.F2039];3;[.AA25:.AB26])" office:value-type="float" office:value="1" calcext:value-type="float">
            <text:p>1</text:p>
          </table:table-cell>
          <table:table-cell table:formula="of:=DCOUNTA([.C19:.F2039];3;[.AC25:.AD26])" office:value-type="float" office:value="7" calcext:value-type="float">
            <text:p>7</text:p>
          </table:table-cell>
          <table:table-cell table:formula="of:=DCOUNTA([.C19:.F2039];3;[.AE9:.AF10])" office:value-type="float" office:value="2" calcext:value-type="float">
            <text:p>2</text:p>
          </table:table-cell>
          <table:table-cell table:style-name="ce55" table:formula="of:=DCOUNTA([.C19:.F2039];3;[.AE25:.AF26])" office:value-type="float" office:value="1" calcext:value-type="float">
            <text:p>1</text:p>
          </table:table-cell>
          <table:table-cell table:formula="of:=SUM([.D11:.M11])"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K11]/[.N11]" office:value-type="float" office:value="0.259259259259259" calcext:value-type="float">
            <text:p>0.26</text:p>
          </table:table-cell>
          <table:table-cell table:formula="of:=([.H11]+[.I11]+[.J11])/[.N11]" office:value-type="float" office:value="0.148148148148148" calcext:value-type="float">
            <text:p>0.15</text:p>
          </table:table-cell>
          <table:table-cell table:formula="of:=1-([.Q11]+[.R11])" office:value-type="float" office:value="0.592592592592593" calcext:value-type="float">
            <text:p>0.59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1" table:formula="of:=DCOUNTA([.C19:.F2039];3;[.W11:.X12])" office:value-type="float" office:value="0" calcext:value-type="float">
            <text:p>0</text:p>
          </table:table-cell>
          <table:table-cell table:formula="of:=DCOUNTA([.C19:.F2039];3;[.Y11:.Z12])" office:value-type="float" office:value="3" calcext:value-type="float">
            <text:p>3</text:p>
          </table:table-cell>
          <table:table-cell table:formula="of:=DCOUNTA([.C19:.F2039];3;[.AA11:.AB12])" office:value-type="float" office:value="2" calcext:value-type="float">
            <text:p>2</text:p>
          </table:table-cell>
          <table:table-cell table:formula="of:=DCOUNTA([.C19:.F2039];3;[.AC11:.AD12])" office:value-type="float" office:value="6" calcext:value-type="float">
            <text:p>6</text:p>
          </table:table-cell>
          <table:table-cell table:formula="of:=DCOUNTA([.C19:.F2039];3;[.W27:.X28])" office:value-type="float" office:value="2" calcext:value-type="float">
            <text:p>2</text:p>
          </table:table-cell>
          <table:table-cell table:formula="of:=DCOUNTA([.C19:.F2039];3;[.Y27:.Z28])" office:value-type="float" office:value="1" calcext:value-type="float">
            <text:p>1</text:p>
          </table:table-cell>
          <table:table-cell table:formula="of:=DCOUNTA([.C19:.F2039];3;[.AA27:.AB28])" office:value-type="float" office:value="1" calcext:value-type="float">
            <text:p>1</text:p>
          </table:table-cell>
          <table:table-cell table:formula="of:=DCOUNTA([.C19:.F2039];3;[.AC27:.AD28])" office:value-type="float" office:value="4" calcext:value-type="float">
            <text:p>4</text:p>
          </table:table-cell>
          <table:table-cell table:formula="of:=DCOUNTA([.C19:.F2039];3;[.AE11:.AF12])" office:value-type="float" office:value="0" calcext:value-type="float">
            <text:p>0</text:p>
          </table:table-cell>
          <table:table-cell table:style-name="ce55" table:formula="of:=DCOUNTA([.C19:.F2039];3;[.AE27:.AF28])" office:value-type="float" office:value="1" calcext:value-type="float">
            <text:p>1</text:p>
          </table:table-cell>
          <table:table-cell table:formula="of:=SUM([.D12:.M12])"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12]/[.N12]" office:value-type="float" office:value="0.2" calcext:value-type="float">
            <text:p>0.2</text:p>
          </table:table-cell>
          <table:table-cell table:formula="of:=([.H12]+[.I12]+[.J12])/[.N12]" office:value-type="float" office:value="0.2" calcext:value-type="float">
            <text:p>0.2</text:p>
          </table:table-cell>
          <table:table-cell table:formula="of:=1-([.Q12]+[.R12])" office:value-type="float" office:value="0.6" calcext:value-type="float">
            <text:p>0.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Glo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u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1" table:formula="of:=DCOUNTA([.C19:.F2039];3;[.W13:.X14])" office:value-type="float" office:value="1" calcext:value-type="float">
            <text:p>1</text:p>
          </table:table-cell>
          <table:table-cell table:formula="of:=DCOUNTA([.C19:.F2039];3;[.Y13:.Z14])" office:value-type="float" office:value="1" calcext:value-type="float">
            <text:p>1</text:p>
          </table:table-cell>
          <table:table-cell table:formula="of:=DCOUNTA([.C19:.F2039];3;[.AA13:.AB14])" office:value-type="float" office:value="1" calcext:value-type="float">
            <text:p>1</text:p>
          </table:table-cell>
          <table:table-cell table:formula="of:=DCOUNTA([.C19:.F2039];3;[.AC13:.AD14])" office:value-type="float" office:value="5" calcext:value-type="float">
            <text:p>5</text:p>
          </table:table-cell>
          <table:table-cell table:formula="of:=DCOUNTA([.C19:.F2039];3;[.W29:.X30])" office:value-type="float" office:value="3" calcext:value-type="float">
            <text:p>3</text:p>
          </table:table-cell>
          <table:table-cell table:formula="of:=DCOUNTA([.C19:.F2039];3;[.Y29:.Z30])" office:value-type="float" office:value="2" calcext:value-type="float">
            <text:p>2</text:p>
          </table:table-cell>
          <table:table-cell table:formula="of:=DCOUNTA([.C19:.F2039];3;[.AA29:.AB30])" office:value-type="float" office:value="1" calcext:value-type="float">
            <text:p>1</text:p>
          </table:table-cell>
          <table:table-cell table:formula="of:=DCOUNTA([.C19:.F2039];3;[.AC29:.AD30])" office:value-type="float" office:value="3" calcext:value-type="float">
            <text:p>3</text:p>
          </table:table-cell>
          <table:table-cell table:formula="of:=DCOUNTA([.C19:.F2039];3;[.AE13:.AF14])" office:value-type="float" office:value="1" calcext:value-type="float">
            <text:p>1</text:p>
          </table:table-cell>
          <table:table-cell table:style-name="ce55" table:formula="of:=DCOUNTA([.C19:.F2039];3;[.AE29:.AF30])" office:value-type="float" office:value="1" calcext:value-type="float">
            <text:p>1</text:p>
          </table:table-cell>
          <table:table-cell table:formula="of:=SUM([.D13:.M13])"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K13]/[.N13]" office:value-type="float" office:value="0.157894736842105" calcext:value-type="float">
            <text:p>0.16</text:p>
          </table:table-cell>
          <table:table-cell table:formula="of:=([.H13]+[.I13]+[.J13])/[.N13]" office:value-type="float" office:value="0.31578947368421" calcext:value-type="float">
            <text:p>0.32</text:p>
          </table:table-cell>
          <table:table-cell table:formula="of:=1-([.Q13]+[.R13])" office:value-type="float" office:value="0.526315789473684" calcext:value-type="float">
            <text:p>0.53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1" table:formula="of:=DCOUNTA([.C19:.F2039];3;[.W15:.X16])" office:value-type="float" office:value="0" calcext:value-type="float">
            <text:p>0</text:p>
          </table:table-cell>
          <table:table-cell table:formula="of:=DCOUNTA([.C19:.F2039];3;[.Y15:.Z16])" office:value-type="float" office:value="1" calcext:value-type="float">
            <text:p>1</text:p>
          </table:table-cell>
          <table:table-cell table:formula="of:=DCOUNTA([.C19:.F2039];3;[.AA15:.AB16])" office:value-type="float" office:value="1" calcext:value-type="float">
            <text:p>1</text:p>
          </table:table-cell>
          <table:table-cell table:formula="of:=DCOUNTA([.C19:.F2039];3;[.AC15:.AD16])" office:value-type="float" office:value="5" calcext:value-type="float">
            <text:p>5</text:p>
          </table:table-cell>
          <table:table-cell table:formula="of:=DCOUNTA([.C19:.F2039];3;[.W31:.X32])" office:value-type="float" office:value="2" calcext:value-type="float">
            <text:p>2</text:p>
          </table:table-cell>
          <table:table-cell table:formula="of:=DCOUNTA([.C19:.F2039];3;[.Y31:.Z32])" office:value-type="float" office:value="1" calcext:value-type="float">
            <text:p>1</text:p>
          </table:table-cell>
          <table:table-cell table:formula="of:=DCOUNTA([.C19:.F2039];3;[.AA31:.AB32])" office:value-type="float" office:value="0" calcext:value-type="float">
            <text:p>0</text:p>
          </table:table-cell>
          <table:table-cell table:formula="of:=DCOUNTA([.C19:.F2039];3;[.AC31:.AD32])" office:value-type="float" office:value="1" calcext:value-type="float">
            <text:p>1</text:p>
          </table:table-cell>
          <table:table-cell table:formula="of:=DCOUNTA([.C19:.F2039];3;[.AE15:.AF16])" office:value-type="float" office:value="0" calcext:value-type="float">
            <text:p>0</text:p>
          </table:table-cell>
          <table:table-cell table:style-name="ce55" table:formula="of:=DCOUNTA([.C19:.F2039];3;[.AE31:.AF32])" office:value-type="float" office:value="1" calcext:value-type="float">
            <text:p>1</text:p>
          </table:table-cell>
          <table:table-cell table:formula="of:=SUM([.D14:.M14])"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K14]/[.N14]" office:value-type="float" office:value="0.0833333333333333" calcext:value-type="float">
            <text:p>0.08</text:p>
          </table:table-cell>
          <table:table-cell table:formula="of:=([.H14]+[.I14]+[.J14])/[.N14]" office:value-type="float" office:value="0.25" calcext:value-type="float">
            <text:p>0.25</text:p>
          </table:table-cell>
          <table:table-cell table:formula="of:=1-([.Q14]+[.R14])" office:value-type="float" office:value="0.666666666666667" calcext:value-type="float">
            <text:p>0.6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u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8" table:formula="of:=DCOUNTA([.C19:.F2039];3;[.W17:.X18])" office:value-type="float" office:value="0" calcext:value-type="float">
            <text:p>0</text:p>
          </table:table-cell>
          <table:table-cell table:style-name="ce50" table:formula="of:=DCOUNTA([.C19:.F2039];3;[.Y17:.Z18])" office:value-type="float" office:value="1" calcext:value-type="float">
            <text:p>1</text:p>
          </table:table-cell>
          <table:table-cell table:style-name="ce50" table:formula="of:=DCOUNTA([.C19:.F2039];3;[.AA17:.AB18])" office:value-type="float" office:value="0" calcext:value-type="float">
            <text:p>0</text:p>
          </table:table-cell>
          <table:table-cell table:style-name="ce50" table:formula="of:=DCOUNTA([.C19:.F2039];3;[.AC17:.AD18])" office:value-type="float" office:value="5" calcext:value-type="float">
            <text:p>5</text:p>
          </table:table-cell>
          <table:table-cell table:style-name="ce50" table:formula="of:=DCOUNTA([.C19:.F2039];3;[.W33:.X34])" office:value-type="float" office:value="1" calcext:value-type="float">
            <text:p>1</text:p>
          </table:table-cell>
          <table:table-cell table:style-name="ce50" table:formula="of:=DCOUNTA([.C19:.F2039];3;[.Y33:.Z34])" office:value-type="float" office:value="1" calcext:value-type="float">
            <text:p>1</text:p>
          </table:table-cell>
          <table:table-cell table:style-name="ce50" table:formula="of:=DCOUNTA([.C19:.F2039];3;[.AA33:.AB34])" office:value-type="float" office:value="0" calcext:value-type="float">
            <text:p>0</text:p>
          </table:table-cell>
          <table:table-cell table:style-name="ce50" table:formula="of:=DCOUNTA([.C19:.F2039];3;[.AC33:.AD34])" office:value-type="float" office:value="1" calcext:value-type="float">
            <text:p>1</text:p>
          </table:table-cell>
          <table:table-cell table:style-name="ce50" table:formula="of:=DCOUNTA([.C19:.F2039];3;[.AE17:.AF18])" office:value-type="float" office:value="0" calcext:value-type="float">
            <text:p>0</text:p>
          </table:table-cell>
          <table:table-cell table:style-name="ce56" table:formula="of:=DCOUNTA([.C19:.F2039];3;[.AE33:.AF34])" office:value-type="float" office:value="1" calcext:value-type="float">
            <text:p>1</text:p>
          </table:table-cell>
          <table:table-cell table:formula="of:=SUM([.D15:.M15])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K15]/[.N15]" office:value-type="float" office:value="0.1" calcext:value-type="float">
            <text:p>0.1</text:p>
          </table:table-cell>
          <table:table-cell table:formula="of:=([.H15]+[.I15]+[.J15])/[.N15]" office:value-type="float" office:value="0.2" calcext:value-type="float">
            <text:p>0.2</text:p>
          </table:table-cell>
          <table:table-cell table:formula="of:=1-([.Q15]+[.R15])"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formula="of:=SUM([.D8:.D15])" office:value-type="float" office:value="4" calcext:value-type="float">
            <text:p>4</text:p>
          </table:table-cell>
          <table:table-cell table:formula="of:=SUM([.E8:.E15])" office:value-type="float" office:value="14" calcext:value-type="float">
            <text:p>14</text:p>
          </table:table-cell>
          <table:table-cell table:formula="of:=SUM([.F8:.F15])" office:value-type="float" office:value="8" calcext:value-type="float">
            <text:p>8</text:p>
          </table:table-cell>
          <table:table-cell table:formula="of:=SUM([.G8:.G15])" office:value-type="float" office:value="50" calcext:value-type="float">
            <text:p>50</text:p>
          </table:table-cell>
          <table:table-cell table:formula="of:=SUM([.H8:.H15])" office:value-type="float" office:value="14" calcext:value-type="float">
            <text:p>14</text:p>
          </table:table-cell>
          <table:table-cell table:formula="of:=SUM([.I8:.I15])" office:value-type="float" office:value="10" calcext:value-type="float">
            <text:p>10</text:p>
          </table:table-cell>
          <table:table-cell table:formula="of:=SUM([.J8:.J15])" office:value-type="float" office:value="7" calcext:value-type="float">
            <text:p>7</text:p>
          </table:table-cell>
          <table:table-cell table:formula="of:=SUM([.K8:.K15])" office:value-type="float" office:value="36" calcext:value-type="float">
            <text:p>36</text:p>
          </table:table-cell>
          <table:table-cell table:formula="of:=SUM([.L8:.L15])" office:value-type="float" office:value="7" calcext:value-type="float">
            <text:p>7</text:p>
          </table:table-cell>
          <table:table-cell table:formula="of:=SUM([.M8:.M15])" office:value-type="float" office:value="7" calcext:value-type="float">
            <text:p>7</text:p>
          </table:table-cell>
          <table:table-cell table:formula="of:=SUM([.N8:.N15])" office:value-type="float" office:value="157" calcext:value-type="float">
            <text:p>15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string" calcext:value-type="string">
            <text:p>Glo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u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 office:value-type="string" calcext:value-type="string">
            <text:p>Glov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ul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ur.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s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office:value-type="string" calcext:value-type="string">
            <text:p>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Wicker Bas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-1 Atk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Sturdy Po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Arm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ing of Retribu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Ring</text:p>
          </table:table-cell>
          <table:table-cell table:number-columns-repeated="16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Shrill, Aggravating Whist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ummons Foe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Arm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Flimsy Lockpi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Flimsy Lockpi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string" calcext:value-type="string">
            <text:p>Arm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m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eliable Outdoor Bo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oots</text:p>
          </table:table-cell>
          <table:table-cell table:number-columns-repeated="16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Slingsho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Ranged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office:value-type="string" calcext:value-type="string">
            <text:p>Arm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m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Obscenely Gaudy Sh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hield</text:p>
          </table:table-cell>
          <table:table-cell table:number-columns-repeated="16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ickety Sh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, Fragile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office:value-type="string" calcext:value-type="string">
            <text:p>Arm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m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Acid-Resistant Cloa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Strong against Acid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Leather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office:value-type="string" calcext:value-type="string">
            <text:p>Arm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lm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ie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Leather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ing of Move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aintains Speed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office:value-type="string" calcext:value-type="string">
            <text:p>Armou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m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e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Axe of Bushwack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Plan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nd of Magic Arrow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4 + Mind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rk of Animal Cruel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Anim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ction Cup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ove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essed M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Undea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Sword +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Sword +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ll Boo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rificial Dagg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Sacrifice follower for +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ighly Enchanted Knif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ling Ro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Hea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in Gauche of Paralysi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educe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limited Ro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2xATTACK, Rang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al of Pois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oisons Weap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ssive Lead Boo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eals like Fountai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chanted Fod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lid Iron Sh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Key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ut Hemp Rop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Fire Immun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Strong against Fi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lessed Crampo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Moving Quickl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+1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ieves' Tool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isoned Sciss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Pois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edator's Dagg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Slow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Real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il of Carefully-linked Cha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wder of Uncontrollable Laugh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Though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+1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Han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an cast Grey Spel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Discern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essed Crucifi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10 Damage to Undea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lourful Cop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an cast White Spel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ithful Blad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t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See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ge Cumbersome Shie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Weight: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ngthy Leas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al Ladd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le of Fools Go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son Da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oison, Rang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yzox Scale Mai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Heal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ort Bow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, Rang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nging and Dancing Swor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lose Initi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eleton Key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eleton Key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moke Vi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llows Esca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ks of Swiftn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ar of Causing P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1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ll R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Stores a spe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aff of Satisfying Explosion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8 +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ined Alliga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holy Scimita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Lose d4 on Sw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bidextrous Glov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lov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Curio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Fligh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k of Summon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oots of Beefines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5 Max H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ts of Spee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2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ightly Polished Mirro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s fle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owba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uling Epe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4 vs. Humano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bulous Silver Armou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3 Def, Weight 1, Undead Fle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te of Sound Slee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let of Slugg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rning Star of Bashing Th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5 vs 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nate Golden Shie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Strong to elemen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Good Fortun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 of Profi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Doubles gold accru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d of Polymorp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sty Knife +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rcerer's Staf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+1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iked Club of Memor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X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eel-Plated Helme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iletto of Surenes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1/8 chance of ki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rangely Glowing Ke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udded Leather of Mental Damp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, Everyone Silenc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nd of Shar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nd of Teleportati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eleports Targe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rlock's Bear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an Cast Black Spel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mpty Bottl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ace Pip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rks as brib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pier of Thirs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5 vs. Chosen Ty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chanted Backpack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ll Plate Mail Armou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4 Def, 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e Mithril Chai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3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sterfully Crafted Katan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kills enemies with HP &lt; 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Teleport Contro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nce of Dragon Slay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, +6 vs. Drag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et of Reflex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icorn Hor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eals ever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ium-Filled Shie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, 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gue's Cap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Not Being Messed With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 of Good Health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 of Enhance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+2 Mind, +2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Fair Comba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learm of Rejuvenation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Kill rejuvena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ll Bo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me of Underhanded Appropri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d Steel Slipp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Atk,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Master Ke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Maill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awl of Invisibilit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+4 Def, +4 Atk, until att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y Long Bow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Rang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uberk of Quicknes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, Speed +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Knowledg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untlets of Astounding Strength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+2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pellor Helme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2 Def, 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id Mail of Randomnes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d8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Intelligenc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+2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ield of Earth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+5 Max HP, Pass through floo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geful Flai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1 when wound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ttlelusting Blad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+2 Ini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ne of Time Contro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Statuett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ills a monst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e of Fire and Ic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2d8 +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Sure Health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limpses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nged Mithril Plat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al Letters Pat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rtable Hol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ghtning Ro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flects Electrici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unic Plat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+1 Mind,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e Cloak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+10 Max H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Eruditio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ind +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Helme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Def +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lossal Two-Handed Swor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5 Atk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rm of Player Summoni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LIfe Sav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eatise of Insigh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ntle of Elemental Master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No elemental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amantium Armou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6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chanted Map of Dungeo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Legendary Sword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Heal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ster List of Enemie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enocides a monster ty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ck of Dic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rolls a d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otos of D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draws a car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Ludicrous Speed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+5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Brillianc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an cast any Spell, +2 Mind, 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d of Awesome Destructive Powe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3d8 + Mind Damag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re Spic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ge Sack of Go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Goble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mous Paint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plendent Tapestr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olden Stat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Necklac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heelbarrow full of Treasur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eight 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sed Epaulets of Teleport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d Breastp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-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Undertunic of Sten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d Nunchak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-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Boots of Levitat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Ring of Braver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Cannot Ru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Amulet of Fiend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Extra Monster Car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Helm of Blindnes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-2 Atk, -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Bull's-Eye Jerki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PvP works on yo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Menhi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One Codpiece to Rule Them Al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table:number-columns-repeated="1018"/>
        </table:table-row>
      </table:table>
      <table:table table:name="Hand-written Rooms" table:style-name="ta9" table:print="false">
        <table:table-column table:style-name="co1" table:default-cell-style-name="Default"/>
        <table:table-column table:style-name="co50" table:default-cell-style-name="Default"/>
        <table:table-column table:style-name="co1" table:number-columns-repeated="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om 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lement</text:p>
          </table:table-cell>
          <table:table-cell table:number-columns-repeated="2"/>
          <table:table-cell table:number-columns-repeated="4" office:value-type="string" calcext:value-type="string">
            <text:p>Type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Empty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Met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pty</text:p>
          </table:table-cell>
          <table:table-cell table:number-columns-repeated="3"/>
          <table:table-cell table:number-columns-repeated="2" office:value-type="string" calcext:value-type="string">
            <text:p>Typ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ster!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string" calcext:value-type="string">
            <text:p>NPC</text:p>
          </table:table-cell>
          <table:table-cell office:value-type="string" calcext:value-type="string">
            <text:p>Treasu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wo Monsters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s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rpirse 3 Monster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s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rprised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s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rprising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ster</text:p>
          </table:table-cell>
          <table:table-cell table:number-columns-repeated="2"/>
          <table:table-cell office:value-type="string" calcext:value-type="string">
            <text:p>Total Meta</text:p>
          </table:table-cell>
          <table:table-cell table:formula="of:=DSUM([.C3:.E101];1;[.K3:.K4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row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Empty Rooms</text:p>
          </table:table-cell>
          <table:table-cell table:formula="of:=DSUM([.C3:.E101];1;[.H3:.H4])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vious Pu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Total Monsters</text:p>
          </table:table-cell>
          <table:table-cell table:formula="of:=DSUM([.C3:.E101];1;[.I3:.I4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re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Total Traps</text:p>
          </table:table-cell>
          <table:table-cell table:formula="of:=DSUM([.C3:.E102];1;[.J3:.J4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ison D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Total NPC</text:p>
          </table:table-cell>
          <table:table-cell table:formula="of:=DSUM([.C3:.E101];1;[.H5:.H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Total Treasure</text:p>
          </table:table-cell>
          <table:table-cell table:formula="of:=DSUM([.C3:.E101];1;[.I5:.I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Aci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h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Total less Meta</text:p>
          </table:table-cell>
          <table:table-cell table:formula="of:=SUM([.H11:.H15])"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ou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Monster Frequency</text:p>
          </table:table-cell>
          <table:table-cell table:style-name="ce35" table:formula="of:=[.H12]/[.H17]" office:value-type="float" office:value="0.5" calcext:value-type="float">
            <text:p>0.5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ghtning Bu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Ele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igid 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I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nana P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mb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yzox Dropp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Diseas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Dra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ap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ring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huf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oose from top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easure Ch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a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easure R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a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ptive Prin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ntl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Elec</text:p>
          </table:table-cell>
          <table:table-cell table:number-columns-repeated="1019"/>
        </table:table-row>
      </table:table>
      <table:named-expressions>
        <table:named-range table:name="LEVEL_EIGHT" table:base-cell-address="$Monsters.$A$1" table:cell-range-address="$'Docx-Monsters'.$B$296:.$M$316"/>
        <table:named-range table:name="LEVEL_FIVE" table:base-cell-address="$Monsters.$A$1" table:cell-range-address="$'Docx-Monsters'.$B$180:.$M$218"/>
        <table:named-range table:name="LEVEL_FOUR" table:base-cell-address="$Monsters.$A$1" table:cell-range-address="$'Docx-Monsters'.$B$133:.$M$178"/>
        <table:named-range table:name="LEVEL_ONE" table:base-cell-address="$Monsters.$A$1" table:cell-range-address="$'Docx-Monsters'.$B$27:.$N$50"/>
        <table:named-range table:name="LEVEL_SEVEN" table:base-cell-address="$Monsters.$A$1" table:cell-range-address="$'Docx-Monsters'.$B$262:.$M$294"/>
        <table:named-range table:name="LEVEL_SIX" table:base-cell-address="$Monsters.$A$1" table:cell-range-address="$'Docx-Monsters'.$B$220:.$M$260"/>
        <table:named-range table:name="LEVEL_THREE" table:base-cell-address="$Monsters.$A$1" table:cell-range-address="$'Docx-Monsters'.$B$95:.$M$131"/>
        <table:named-range table:name="LEVEL_TWO" table:base-cell-address="$Monsters.$A$1" table:cell-range-address="$'Docx-Monsters'.$B$52:.$M$93"/>
      </table:named-expressions>
      <table:database-ranges>
        <table:database-range table:name="__Anonymous_Sheet_DB__3" table:target-range-address="Potions.B3:Potions.D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0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number:text> $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3" loext:min-decimal-places="3" number:min-integer-digits="1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e0b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e0b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b0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e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a0d0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e0b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e0b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b0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e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909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e0b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e0b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909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70fff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b87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909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b0705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b0705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909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00fff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b87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a0d0"/>
      <style:text-properties fo:color="#ff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99pt solid #909090"/>
      <style:text-properties fo:color="#ff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09090" style:diagonal-bl-tr="none" style:diagonal-tl-br="none" fo:border="3pt double #000000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urrency0" style:family="table-cell" style:parent-style-name="Default" style:data-style-name="N1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ate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90909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Good" style:family="table-cell" style:parent-style-name="Default">
      <style:table-cell-properties fo:background-color="#b0ffb0"/>
      <style:text-properties fo:color="#005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909090" style:diagonal-bl-tr="none" style:diagonal-tl-br="none" fo:border-left="none" fo:border-right="none" fo:border-top="none"/>
      <style:text-properties fo:color="#0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Input" style:family="table-cell" style:parent-style-name="Default">
      <style:table-cell-properties fo:background-color="#ffe0c0" style:diagonal-bl-tr="none" style:diagonal-tl-br="none" fo:border="0.99pt solid #909090"/>
      <style:text-properties fo:color="#90909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8000" style:border-line-width-bottom="0.35mm 0.35mm 0.35mm" style:diagonal-bl-tr="none" style:diagonal-tl-br="none" fo:border-left="none" fo:border-right="none" fo:border-top="none"/>
      <style:text-properties fo:color="#ff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0"/>
      <style:text-properties fo:color="#8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0" style:diagonal-bl-tr="none" style:diagonal-tl-br="none" fo:border="0.99pt solid #909090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Output" style:family="table-cell" style:parent-style-name="Default">
      <style:table-cell-properties fo:background-color="#ffffff" style:diagonal-bl-tr="none" style:diagonal-tl-br="none" fo:border="0.99pt solid #0000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le" style:family="table-cell" style:parent-style-name="Default">
      <style:text-properties fo:color="#000080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35mm 0.35mm 0.35mm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00-00-00</text:date>, <text:time style:data-style-name="N2" text:time-value="00:14:58.77694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nsters" style:display-name="PageStyle_Mons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easure" style:display-name="PageStyle_Treasu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tions" style:display-name="PageStyle_Po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rolls" style:display-name="PageStyle_Scro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oms" style:display-name="PageStyle_Roo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ests" style:display-name="PageStyle_Che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ungeon_20_Tiles" style:display-name="PageStyle_Dungeon Ti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and-written_20_Monsters" style:display-name="PageStyle_Hand-written Monster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1T12:38:31.527805000</dc:date>
    <meta:generator>LibreOffice/5.2.1.2$MacOSX_X86_64 LibreOffice_project/31dd62db80d4e60af04904455ec9c9219178d620</meta:generator>
    <meta:editing-duration>P234DT23H52M27S</meta:editing-duration>
    <meta:editing-cycles>219</meta:editing-cycles>
    <meta:document-statistic meta:table-count="13" meta:cell-count="7951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